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nstantia" svg:font-family="Constantia" style:font-family-generic="roman" style:font-pitch="variable" svg:panose-1="2 3 6 2 5 3 6 3 3 3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jaVu Serif" svg:font-family="DejaVu Serif" style:font-family-generic="roman" style:font-pitch="variable"/>
    <style:font-face style:name="Samanata" svg:font-family="Samanata" style:font-family-generic="system" style:font-pitch="variable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hoto" style:master-page-name="MPF0" style:family="paragraph">
      <style:paragraph-properties fo:break-before="page"/>
    </style:style>
    <style:style style:name="P2" style:parent-style-name="Title" style:family="paragraph">
      <style:text-properties style:font-name="DejaVu Serif" fo:color="#000000" fo:font-size="38pt" style:font-size-asian="38pt" style:font-size-complex="38pt"/>
    </style:style>
    <style:style style:name="T3" style:parent-style-name="DefaultParagraphFont" style:family="text">
      <style:text-properties style:font-name="Samanata" fo:font-size="16pt" style:font-size-asian="16pt" style:font-size-complex="16pt"/>
    </style:style>
    <style:style style:name="T4" style:parent-style-name="DefaultParagraphFont" style:family="text">
      <style:text-properties style:font-name="Samanata" fo:font-size="16pt" style:font-size-asian="16pt" style:font-size-complex="16pt"/>
    </style:style>
    <style:style style:name="T5" style:parent-style-name="DefaultParagraphFont" style:family="text">
      <style:text-properties style:font-name="Samanata" fo:font-size="16pt" style:font-size-asian="16pt" style:font-size-complex="16pt"/>
    </style:style>
    <style:style style:name="T6" style:parent-style-name="DefaultParagraphFont" style:family="text">
      <style:text-properties style:font-name="Samanata" fo:font-size="16pt" style:font-size-asian="16pt" style:font-size-complex="16pt"/>
    </style:style>
    <style:style style:name="T7" style:parent-style-name="DefaultParagraphFont" style:family="text">
      <style:text-properties style:font-name="Samanata" fo:font-size="16pt" style:font-size-asian="16pt" style:font-size-complex="16pt"/>
    </style:style>
    <style:style style:name="T8" style:parent-style-name="DefaultParagraphFont" style:family="text">
      <style:text-properties style:font-name="Samanata" fo:font-size="16pt" style:font-size-asian="16pt" style:font-size-complex="16pt"/>
    </style:style>
    <style:style style:name="T9" style:parent-style-name="DefaultParagraphFont" style:family="text">
      <style:text-properties style:font-name="Samanata" fo:font-size="16pt" style:font-size-asian="16pt" style:font-size-complex="16pt"/>
    </style:style>
    <style:style style:name="T10" style:parent-style-name="DefaultParagraphFont" style:family="text">
      <style:text-properties style:font-name="Samanata" fo:font-size="16pt" style:font-size-asian="16pt" style:font-size-complex="16pt"/>
    </style:style>
    <style:style style:name="P11" style:parent-style-name="ContactInfo" style:family="paragraph">
      <style:text-properties style:font-name="DejaVu Serif" fo:font-size="48pt" style:font-size-asian="48pt" style:font-size-complex="48pt"/>
    </style:style>
    <style:style style:name="P12" style:parent-style-name="ContactInfo" style:family="paragraph">
      <style:text-properties style:font-name="DejaVu Serif" fo:font-size="48pt" style:font-size-asian="48pt" style:font-size-complex="48pt"/>
    </style:style>
    <style:style style:name="P13" style:parent-style-name="ContactInfo" style:family="paragraph">
      <style:text-properties style:font-name="DejaVu Serif" fo:font-size="20pt" style:font-size-asian="20pt" style:font-size-complex="20pt"/>
    </style:style>
    <style:style style:name="P14" style:parent-style-name="ContactInfo" style:family="paragraph">
      <style:text-properties style:font-name="DejaVu Serif" fo:font-size="20pt" style:font-size-asian="20pt" style:font-size-complex="20pt"/>
    </style:style>
    <style:style style:name="P15" style:parent-style-name="ContactInfo" style:family="paragraph">
      <style:text-properties style:font-name="DejaVu Serif" fo:font-size="20pt" style:font-size-asian="20pt" style:font-size-complex="20pt"/>
    </style:style>
    <style:style style:name="P16" style:parent-style-name="ContactInfo" style:family="paragraph">
      <style:text-properties style:font-name="DejaVu Serif" fo:font-size="20pt" style:font-size-asian="20pt" style:font-size-complex="20pt"/>
    </style:style>
    <style:style style:name="P17" style:parent-style-name="ContactInfo" style:family="paragraph">
      <style:text-properties style:font-name="DejaVu Serif" fo:font-size="20pt" style:font-size-asian="20pt" style:font-size-complex="20pt"/>
    </style:style>
    <style:style style:name="P18" style:parent-style-name="ContactInfo" style:family="paragraph">
      <style:text-properties style:font-name="DejaVu Serif" fo:font-size="20pt" style:font-size-asian="20pt" style:font-size-complex="20pt"/>
    </style:style>
    <style:style style:name="P19" style:parent-style-name="ContactInfo" style:family="paragraph">
      <style:text-properties style:font-name="DejaVu Serif" fo:font-size="20pt" style:font-size-asian="20pt" style:font-size-complex="20pt"/>
    </style:style>
    <style:style style:name="P20" style:parent-style-name="Heading1" style:family="paragraph">
      <style:paragraph-properties fo:break-before="page"/>
      <style:text-properties fo:color="#800080" fo:font-size="20pt" style:font-size-asian="20pt" style:font-size-complex="20pt"/>
    </style:style>
    <style:style style:name="P21" style:parent-style-name="Standard" style:family="paragraph">
      <style:text-properties fo:color="#800080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ListBullet" style:family="paragraph"/>
    <style:style style:name="T28" style:parent-style-name="DefaultParagraphFont" style:family="text">
      <style:text-properties fo:font-size="14pt" style:font-size-asian="14pt" style:font-size-complex="14pt"/>
    </style:style>
    <style:style style:name="P29" style:parent-style-name="ListBullet" style:family="paragraph">
      <style:text-properties fo:font-size="14pt" style:font-size-asian="14pt" style:font-size-complex="14pt"/>
    </style:style>
    <style:style style:name="P30" style:parent-style-name="ListBullet" style:family="paragraph">
      <style:paragraph-properties fo:margin-left="0.5in" fo:text-indent="-0.25in">
        <style:tab-stops/>
      </style:paragraph-properties>
    </style:style>
    <style:style style:name="P31" style:parent-style-name="Standard" style:family="paragraph">
      <style:text-properties fo:font-size="12pt" style:font-size-asian="12pt" style:font-size-complex="12pt"/>
    </style:style>
    <style:style style:name="P32" style:parent-style-name="Standard" style:family="paragraph">
      <style:text-properties fo:font-size="40pt" style:font-size-asian="40pt" style:font-size-complex="40pt"/>
    </style:style>
    <style:style style:name="P33" style:parent-style-name="Standard" style:family="paragraph">
      <style:text-properties fo:font-size="9pt" style:font-size-asian="9pt" style:font-size-complex="9pt"/>
    </style:style>
    <style:style style:name="P34" style:parent-style-name="Normal" style:family="paragraph">
      <style:paragraph-properties style:line-height-at-least="0.1979in" fo:background-color="#FFFFFE"/>
      <style:text-properties fo:font-size="32pt" style:font-size-asian="32pt" style:font-size-complex="32pt"/>
    </style:style>
    <style:style style:name="P35" style:parent-style-name="Normal" style:family="paragraph">
      <style:paragraph-properties style:line-height-at-least="0.1979in" fo:background-color="#FFFFFE"/>
    </style:style>
    <style:style style:name="T3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5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3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5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5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6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6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6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6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7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7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5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8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8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8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8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6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8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8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8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9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9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9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0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10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0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0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0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0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108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0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1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1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1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1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1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11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2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2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2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2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12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2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2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2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33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13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3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3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3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3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4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14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4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4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14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4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4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1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5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55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15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15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5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6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63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1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6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16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16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7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7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75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17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7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7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8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18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8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8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18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8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8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18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9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9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19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4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 fo:language="en" fo:country="IN" style:language-asian="en" style:country-asian="IN"/>
    </style:style>
    <style:style style:name="P19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19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0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0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0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0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0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1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1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1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1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1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2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2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2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2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25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2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2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2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2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3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3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3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3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3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3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3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0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 fo:language="en" fo:country="IN" style:language-asian="en" style:country-asian="IN"/>
    </style:style>
    <style:style style:name="P24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4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4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4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4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5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5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55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5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5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5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5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6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7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7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8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8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7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 fo:language="en" fo:country="IN" style:language-asian="en" style:country-asian="IN"/>
    </style:style>
    <style:style style:name="P28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9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4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9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0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2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0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0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0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1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1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1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8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1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2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2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2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6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2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2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3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3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3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9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 fo:language="en" fo:country="IN" style:language-asian="en" style:country-asian="IN"/>
    </style:style>
    <style:style style:name="P35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5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5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5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56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5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5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6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6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64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6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6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6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6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7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7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7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7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7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7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8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8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8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8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8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8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8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9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93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 fo:language="en" fo:country="IN" style:language-asian="en" style:country-asian="IN"/>
    </style:style>
    <style:style style:name="P39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9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9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9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0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0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0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0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0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8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0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1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1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1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1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6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1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1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1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2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2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3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3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3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3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3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3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4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44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4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4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4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4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5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5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5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5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5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5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5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5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6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6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6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6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6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6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6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7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7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7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7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7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7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78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7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8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8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8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8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8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8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9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9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9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9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9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9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9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9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50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0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0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0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06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50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0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0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1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1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1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1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1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1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2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52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2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52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2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3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32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53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53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3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3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4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54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54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4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4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4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4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55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5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5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5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5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5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5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55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5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6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6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56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6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6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6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6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6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68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56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7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7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7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7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7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7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7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7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8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8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8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8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58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8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8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8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58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8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9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9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59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93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 fo:language="en" fo:country="IN" style:language-asian="en" style:country-asian="IN"/>
    </style:style>
    <style:style style:name="P59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9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9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9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9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0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60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0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0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0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0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60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60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08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60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1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1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1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61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61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16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61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1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1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2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2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2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62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2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2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2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2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2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2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63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3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3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3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3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3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3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3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3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4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4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4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4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4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4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64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64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48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64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5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5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5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5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65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65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56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65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5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5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6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6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6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66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6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6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6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6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6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6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67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7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7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7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7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7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7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7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7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8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8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8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8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8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8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8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8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8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8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9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9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9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9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69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95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 fo:language="en" fo:country="IN" style:language-asian="en" style:country-asian="IN"/>
    </style:style>
    <style:style style:name="P69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69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69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6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0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70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02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70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70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70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0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0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70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1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71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71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71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1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1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1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71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18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71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2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2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72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24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7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2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72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28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7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3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73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32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7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3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3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3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73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73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3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4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4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74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43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74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74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74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4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4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7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75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5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5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5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75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5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75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6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6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6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6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6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76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7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6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6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6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7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77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73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77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7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7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7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7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7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8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78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78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8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8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8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8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78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8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79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79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9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9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9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79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79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79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79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0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0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80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80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05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80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80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0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1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1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1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81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81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1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1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81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81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1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2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82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82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2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2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82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82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2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82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82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83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3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3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83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83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3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3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3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83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84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4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84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4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84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84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4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84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4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5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5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85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85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5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5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5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5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85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86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6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86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6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86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8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6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86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6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7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7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7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87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87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7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7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7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87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88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8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88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8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88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88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8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88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8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9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9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9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89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89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9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89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89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89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89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0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90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0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0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0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90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06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 fo:language="en" fo:country="IN" style:language-asian="en" style:country-asian="IN"/>
    </style:style>
    <style:style style:name="P90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0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0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91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91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13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91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91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91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1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1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2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92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2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2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92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2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2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2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92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2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3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3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93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3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3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3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93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3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3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3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940" style:parent-style-name="Standard" style:family="paragraph">
      <style:text-properties fo:font-size="32pt" style:font-size-asian="32pt" style:font-size-complex="32pt"/>
    </style:style>
    <style:style style:name="P941" style:parent-style-name="Standard" style:family="paragraph">
      <style:paragraph-properties fo:margin-bottom="0in" style:line-height-at-least="0.1979in"/>
      <style:text-properties fo:font-size="16pt" style:font-size-asian="16pt" style:font-size-complex="16pt"/>
    </style:style>
    <style:style style:name="P942" style:parent-style-name="Standard" style:family="paragraph">
      <style:text-properties fo:font-size="32pt" style:font-size-asian="32pt" style:font-size-complex="32pt"/>
    </style:style>
    <style:style style:name="P94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44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 fo:language="en" fo:country="IN" style:language-asian="en" style:country-asian="IN"/>
    </style:style>
    <style:style style:name="P94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4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4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4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9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5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5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95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5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5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95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95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5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96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96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6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6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6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6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9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6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6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96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7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7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97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97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75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9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97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97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7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9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98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98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83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98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98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8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8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98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99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99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99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993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99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99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9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9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99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9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0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00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0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0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0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00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0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0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1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01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01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13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10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1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1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01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0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2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2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02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02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2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2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2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02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0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3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3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03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3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3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03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0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3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3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04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4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4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4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04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04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4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4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04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5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05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05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5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05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5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0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5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6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06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06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6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6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06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06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6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7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07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0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7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7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07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07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7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07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8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08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8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08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0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8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0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8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0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8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09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0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9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9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09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09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09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0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09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10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1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0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0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1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0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0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10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1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1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1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11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1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1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1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1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1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12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1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2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2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12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12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2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2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13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1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32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13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3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13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3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1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3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3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4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14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14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43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14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4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1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4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14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4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1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1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5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5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15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1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5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1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6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6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16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1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6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6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16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1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7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7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7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17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1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7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7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17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17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8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18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8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1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8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8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1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8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8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19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1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9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9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19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19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19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1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19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20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2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0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0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20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2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0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0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2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1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2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1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1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21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2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1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1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22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2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2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2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2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2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22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2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2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23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2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3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3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23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2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3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3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24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2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4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2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44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24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4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2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48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2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2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5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5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25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2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5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6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26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26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6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6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26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26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6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7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27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7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7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7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27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2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77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278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27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8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2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8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8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28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2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8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8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9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29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29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9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29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29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2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29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2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0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0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3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0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0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3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0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30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0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1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1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3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1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1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1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1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3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1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2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2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2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3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2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2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2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3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2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3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3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3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3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3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3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3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3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3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4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4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34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4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4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4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3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4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4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5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5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3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5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5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5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3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5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6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6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36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6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6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3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6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3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6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7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7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37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7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7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7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7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3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7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8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8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3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8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8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8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8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3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8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9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9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9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3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39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39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9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39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3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39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40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0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4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0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404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40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0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4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0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4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1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41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41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13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41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41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416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41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1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4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2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4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2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4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2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2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42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4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2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3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43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4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3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3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3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43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4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39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44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4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44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4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4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44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4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44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5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45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45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5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45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5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4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5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4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6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6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46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4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6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6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46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4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7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7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7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47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4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7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7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47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47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8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8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8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4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8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8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8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48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4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8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9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9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49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9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4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49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49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49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49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4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0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0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50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5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0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0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50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5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1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1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51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5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1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516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51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1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52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2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52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2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2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2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52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52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2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3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53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53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3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3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53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5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3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3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4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5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4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5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4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4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4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54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54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5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55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55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5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55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56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55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5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5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56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6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6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6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564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56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6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6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6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56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5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7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7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57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57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7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7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7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57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5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81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582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58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8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5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8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5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8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9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9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59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5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9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59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59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59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5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59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0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0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0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6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0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0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0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0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60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0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1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1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6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1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1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1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1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6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1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2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2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2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6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2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2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2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6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2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3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3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6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3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3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3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3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6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3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4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4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4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6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44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64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4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6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4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64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6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5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6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5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6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5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65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6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5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6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6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66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6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6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6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6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6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7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67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67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67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7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7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7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7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6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7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6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8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6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83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68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8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8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6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8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8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9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9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69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9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69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69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6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69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6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0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70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7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0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0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70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7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0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1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71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71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1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1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71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71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1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2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72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72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2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2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2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72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72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2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7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3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7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3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73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7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3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7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3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7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3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74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7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4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4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74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4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7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4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74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5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75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5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5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5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75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7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5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5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5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76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7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6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6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6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76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7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6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6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77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77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7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7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7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77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7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7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7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7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8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8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78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78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8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8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78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79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9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9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9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79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79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79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7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79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7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0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8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0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0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80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8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0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0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0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81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8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1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1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81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8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1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1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82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8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2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2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82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82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2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2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83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8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3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3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83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8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3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3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84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8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4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8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44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84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4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8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48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8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8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5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8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5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5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85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8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6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6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86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8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6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8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6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8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6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7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8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7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7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87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87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7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7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8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88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8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8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8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88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8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88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188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9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9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89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9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8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89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89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89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89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8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0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0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90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9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0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0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90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9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1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1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91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9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1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1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91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9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2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9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2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9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2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92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92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2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9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2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9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3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93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9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3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3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3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9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3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93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4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4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94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9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4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4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94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94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5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5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5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95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9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5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5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95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9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6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6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96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9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6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6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9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6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9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7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7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97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197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7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7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7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97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9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8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8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9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8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19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8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8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99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9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9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9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199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199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199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19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199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00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0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0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0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0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00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0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0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0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01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1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1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0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01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1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1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0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02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2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2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02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02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2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2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2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0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3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0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3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0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3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03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0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3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0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3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04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4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04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0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04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04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04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4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04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5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05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05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5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5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5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0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05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5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5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6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0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06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6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6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6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0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06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6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7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07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07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7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7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7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0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07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7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8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08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08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8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8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0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08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8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9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0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09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0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9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09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09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9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0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09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10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0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10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1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04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10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0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1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0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10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1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11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11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1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11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1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11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1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2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12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12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2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2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2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12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12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2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3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13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13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3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3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13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1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3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3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4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14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14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43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14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4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4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1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4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4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5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15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1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5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5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15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1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5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6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1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6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16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6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6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6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16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6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1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7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7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7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17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1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7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7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17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17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8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8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8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18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1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8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8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1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8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19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9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9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9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1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9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19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19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1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19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20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2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20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2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0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20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20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2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0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2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1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2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1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21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2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21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2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1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21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2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22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2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2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2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2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2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22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22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2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22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2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231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23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2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3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23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3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2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3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23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4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2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24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2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4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24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2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24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24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4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2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2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25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2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5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25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2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25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2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6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2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6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26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6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26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6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26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26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2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7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27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2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7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2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7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2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277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278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27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2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8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2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28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2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8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28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2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8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28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9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29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29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9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2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9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29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29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29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2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00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301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30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0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30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0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0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30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3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11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231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1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1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31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31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1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2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32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32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23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32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32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32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2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2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3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3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3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33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3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35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23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3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3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34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3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4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4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34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3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47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348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3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3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5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5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35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3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58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23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6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6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36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3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6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6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36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3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70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37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7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3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7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7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3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7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3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81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23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8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8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38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3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8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8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9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39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39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93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39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9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39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3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39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3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0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4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0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4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04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240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0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0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40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4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1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1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1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41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41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16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41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1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42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2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2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2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42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2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42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27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24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2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3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43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4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3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3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3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43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4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39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440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44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4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4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4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4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4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44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44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50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245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5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5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5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45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4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5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5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5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46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4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62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46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6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4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6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6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47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47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72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247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7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7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7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47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4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7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8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48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4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8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48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48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88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 fo:language="en" fo:country="IN" style:language-asian="en" style:country-asian="IN"/>
    </style:style>
    <style:style style:name="P248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9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4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9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9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49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49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49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4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49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50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5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50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5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0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50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5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0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50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0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5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511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51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51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5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51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5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1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5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1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52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2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52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2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52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2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52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52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2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5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3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5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3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53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5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53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53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53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5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53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54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4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54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5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54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54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4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54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54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4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5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5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5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553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55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55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55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5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5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5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6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5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6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56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6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56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6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56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6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5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7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57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57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57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7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57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25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577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57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57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5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58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5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8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5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8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5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58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5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8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59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59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259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2593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59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59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59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59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59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59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0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0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602" style:parent-style-name="Standard" style:family="paragraph">
      <style:text-properties fo:font-size="32pt" style:font-size-asian="32pt" style:font-size-complex="32pt"/>
    </style:style>
    <style:style style:name="P2603" style:parent-style-name="Normal" style:family="paragraph">
      <style:paragraph-properties style:line-height-at-least="0.1979in" fo:background-color="#FFFFFE"/>
      <style:text-properties fo:font-size="32pt" style:font-size-asian="32pt" style:font-size-complex="32pt"/>
    </style:style>
    <style:style style:name="P260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605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 fo:language="en" fo:country="IN" style:language-asian="en" style:country-asian="IN"/>
    </style:style>
    <style:style style:name="P260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60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0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1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61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12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61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1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1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1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61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61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2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2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62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24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62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62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62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2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3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63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32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63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63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63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3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3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63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4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64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64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6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4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4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4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64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4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65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65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6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5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5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5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5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5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5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66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6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6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6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6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6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6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66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66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6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7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7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7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7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67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76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67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67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67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8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8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8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68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85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68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68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6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8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9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9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69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6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9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69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69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69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6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69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0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0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0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0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0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70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7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0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0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1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1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1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1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71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7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1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1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1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72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7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2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2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2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72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72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2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2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3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73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32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73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73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73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3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3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3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74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4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74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74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7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4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4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4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74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5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75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75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75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5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5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5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75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75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5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6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6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76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76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6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6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6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6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6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7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77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7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7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7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7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7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7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7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78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78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8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8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8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78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7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8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8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8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79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7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9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9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7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79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79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79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79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79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0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0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0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0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80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06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80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80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1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1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1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1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81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15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81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81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1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2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2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82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2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2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2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82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2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3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3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3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3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3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3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83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3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3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4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4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4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4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84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4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4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4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85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5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5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5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5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85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5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5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6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86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62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86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86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6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6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6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87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7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87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87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7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7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7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7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87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8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88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88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8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8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8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88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8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9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9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89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8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9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9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89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89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89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0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0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0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0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0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0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0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0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1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1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1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1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1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1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1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1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2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2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2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2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2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2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2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2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2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2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3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3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32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293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3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3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3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93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3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94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4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4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4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4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94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4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94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5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5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5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5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5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5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5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6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6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6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6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96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65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9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6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6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7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7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7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97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74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97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7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7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7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7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8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298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83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298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8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8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8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8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9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9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9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9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299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299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299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299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299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0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0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0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0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00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00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0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0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0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1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1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1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01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0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1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1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1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01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0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2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2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2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023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02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0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2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2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2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03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3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03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03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0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3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3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3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03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4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04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04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0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4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4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4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04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4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05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05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0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5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5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5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05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0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5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5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6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06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06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6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6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6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6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6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6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07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07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7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7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7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7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7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7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7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07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0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8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8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8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08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08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8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8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8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089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09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0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9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9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0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09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09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09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09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09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10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0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0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0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10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06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10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10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1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1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1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1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1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11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15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11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11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1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1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2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2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12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1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2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2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2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12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1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2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3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3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3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3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3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3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13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1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3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3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4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4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4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4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14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1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4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4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4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15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15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5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5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5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15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15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1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5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5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6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6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16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63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16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16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1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6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6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7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17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72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17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17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17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7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7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7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18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8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18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18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1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8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8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8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18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18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9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9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9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19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1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9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9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19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1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19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0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0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20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2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0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0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0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0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0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1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21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21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1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1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1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21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21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1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1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2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22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22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2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2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22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22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2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2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229" style:parent-style-name="Normal" style:family="paragraph">
      <style:paragraph-properties fo:widows="2" fo:orphans="2" style:vertical-align="auto" fo:margin-bottom="0.1666in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23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23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3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3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23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36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23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23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23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4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4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24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44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24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24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2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4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4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5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5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5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5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5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25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2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5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5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6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26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62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26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26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26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6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6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27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7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27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27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2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7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7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7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7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27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8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28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28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2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8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8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8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28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2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8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9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9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29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2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9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9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29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29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29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0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30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3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0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0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0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0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0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0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31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3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1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1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1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31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3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1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1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1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320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32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32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2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2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2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32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28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32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33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3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3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3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3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33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3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33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33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34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4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4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4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34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46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34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34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34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5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5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35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3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5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5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5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35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3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6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6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6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6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6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6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36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3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6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7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7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7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7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7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37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37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7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7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8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38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3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8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8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8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386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38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3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8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9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3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9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39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94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39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39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3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39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39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0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0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40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03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40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0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0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0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1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41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12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41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1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1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1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1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1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1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2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2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2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2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2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2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2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2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3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3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3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3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3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3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3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3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4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4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4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4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4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4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4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4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4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5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5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52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45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5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5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5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45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6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46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6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6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6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6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6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46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6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47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7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7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7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7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7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47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78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47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8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8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8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8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8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8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8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8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8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9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4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9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9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9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9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49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49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49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49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0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0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50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50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5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0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50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50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50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1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51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51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51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1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51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51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51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1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52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52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52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2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52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52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52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2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52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52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530" style:parent-style-name="Normal" style:family="paragraph">
      <style:paragraph-properties style:line-height-at-least="0.1979in" fo:background-color="#FFFFFE"/>
      <style:text-properties fo:font-size="32pt" style:font-size-asian="32pt" style:font-size-complex="32pt"/>
    </style:style>
    <style:style style:name="P3531" style:parent-style-name="Standard" style:family="paragraph">
      <style:text-properties fo:font-size="32pt" style:font-size-asian="32pt" style:font-size-complex="32pt"/>
    </style:style>
    <style:style style:name="P353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3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53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53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3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53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538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53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54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42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 fo:language="en" fo:country="IN" style:language-asian="en" style:country-asian="IN"/>
    </style:style>
    <style:style style:name="P354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4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5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54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4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4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5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5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5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53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35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55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5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55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5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56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56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6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6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5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6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5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56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6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5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7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5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57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7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5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7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5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57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8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5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8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5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58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58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8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58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59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5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9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5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94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59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9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5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59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5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0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6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602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60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6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0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6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60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60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0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6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1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61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1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6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1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6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1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6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61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62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2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62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2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62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62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62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2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6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2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6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63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63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3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6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3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6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637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63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63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4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6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64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6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4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64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4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6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4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64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5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65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5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65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65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65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65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6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5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6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66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6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6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66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64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66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6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66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6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6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7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67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67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67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7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67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7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67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7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67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8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68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68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6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8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68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8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6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68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68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9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6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9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6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69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69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69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6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69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6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0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7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0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0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70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0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7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0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1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7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1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7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1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1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1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71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1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7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2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2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7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24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7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2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2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2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7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3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7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32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73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3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7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3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3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74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4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74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4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4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7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4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74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5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7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5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7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5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5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75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5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76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6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6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6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7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6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7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6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7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6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7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71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77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7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7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77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7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77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7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7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8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78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8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7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8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8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8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7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8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78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9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9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7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94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79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79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7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79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7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0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8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802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80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0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8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80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0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0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8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1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81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81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1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81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81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81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2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8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2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8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82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2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82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2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8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83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3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8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34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383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836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83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3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P3840" style:parent-style-name="Normal" style:family="paragraph">
      <style:paragraph-properties fo:widows="2" fo:orphans="2" style:vertical-align="auto" fo:margin-bottom="0.1666in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841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84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4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84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4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38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3848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849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850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85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5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85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85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85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 fo:hyphenate="true"/>
    </style:style>
    <style:style style:name="P3856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 fo:hyphenate="true"/>
    </style:style>
    <style:style style:name="P3857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 fo:hyphenate="true"/>
    </style:style>
    <style:style style:name="P3858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 fo:hyphenate="true"/>
    </style:style>
    <style:style style:name="P3859" style:parent-style-name="Normal" style:family="paragraph">
      <style:paragraph-properties style:line-height-at-least="0.1979in" fo:background-color="#FFFFFE"/>
      <style:text-properties fo:font-size="32pt" style:font-size-asian="32pt" style:font-size-complex="32pt"/>
    </style:style>
    <style:style style:name="P386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6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86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86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864" style:parent-style-name="Normal" style:family="paragraph">
      <style:paragraph-properties fo:widows="2" fo:orphans="2" style:vertical-align="auto" fo:margin-bottom="0.1666in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86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86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8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6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87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87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87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87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7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87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8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7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87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87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88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88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8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88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88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88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8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88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88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88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9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89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89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8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89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89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89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89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89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89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0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90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90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0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0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90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90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0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91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91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12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91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1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1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91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1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1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2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92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2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2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2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2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2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2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92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92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3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3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932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393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93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3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93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93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3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94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94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94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4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94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94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4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94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9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95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95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95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55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95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95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95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5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6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96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6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6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96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9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6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6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97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7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7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97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97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7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7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97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397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7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98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398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83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398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8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8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98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8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9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399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9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9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9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9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399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399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399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00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0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0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00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00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0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00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00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0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01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01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01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1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01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01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1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01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01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02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2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2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02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2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2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02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02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2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3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03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3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3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03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03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3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3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03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04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4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4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04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04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45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04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4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4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4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05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5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5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05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5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5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5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5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5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6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06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06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6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6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06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0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6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06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07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7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07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07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07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7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07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07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7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08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08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08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8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8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8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08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8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8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08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09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9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9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09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9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09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09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09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09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0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10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10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0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10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10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0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10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0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1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11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1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1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1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11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1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1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1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2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2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2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12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12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2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2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12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12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2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3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13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132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 fo:language="en" fo:country="IN" style:language-asian="en" style:country-asian="IN"/>
    </style:style>
    <style:style style:name="P413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13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3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13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13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3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14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14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14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4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14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14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4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14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1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15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15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15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55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15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15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15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5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6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16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6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6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16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1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6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6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17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7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7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17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17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7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17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17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7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18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8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8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18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8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8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18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8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9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9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9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9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9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19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19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19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19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19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0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0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0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20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0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0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20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20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0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21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21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1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1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21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21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1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21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21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2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2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2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22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2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2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22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2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2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3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23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3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3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23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3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3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23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24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4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24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4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4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4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24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4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4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4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25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5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5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5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5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5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25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5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5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6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26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6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6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6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26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6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6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6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26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7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7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7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27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7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7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7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277" style:parent-style-name="Normal" style:family="paragraph">
      <style:paragraph-properties style:line-height-at-least="0.1979in" fo:background-color="#FFFFFE"/>
      <style:text-properties fo:font-size="32pt" style:font-size-asian="32pt" style:font-size-complex="32pt"/>
    </style:style>
    <style:style style:name="P4278" style:parent-style-name="Normal" style:family="paragraph">
      <style:paragraph-properties style:line-height-at-least="0.1979in" fo:background-color="#FFFFFE"/>
      <style:text-properties fo:font-size="32pt" style:font-size-asian="32pt" style:font-size-complex="32pt"/>
    </style:style>
    <style:style style:name="P4279" style:parent-style-name="Standard" style:family="paragraph">
      <style:text-properties fo:font-size="32pt" style:font-size-asian="32pt" style:font-size-complex="32pt"/>
    </style:style>
    <style:style style:name="P4280" style:parent-style-name="Normal" style:family="paragraph">
      <style:paragraph-properties style:line-height-at-least="0.1979in" fo:background-color="#FFFFFE"/>
      <style:text-properties fo:font-size="32pt" style:font-size-asian="32pt" style:font-size-complex="32pt"/>
    </style:style>
    <style:style style:name="P428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8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8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IN" style:language-asian="en" style:country-asian="IN"/>
    </style:style>
    <style:style style:name="T428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28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IN" style:language-asian="en" style:country-asian="IN"/>
    </style:style>
    <style:style style:name="P428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8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8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8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29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9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9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9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29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29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29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29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2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29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30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301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30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30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0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30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3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0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309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31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3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1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31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314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315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31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1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18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31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32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3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2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32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32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32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2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27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32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3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3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331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4332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IN" style:language-asian="en" style:country-asian="IN"/>
    </style:style>
    <style:style style:name="T4333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433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3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3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3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33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3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4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34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34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34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4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34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3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34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4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5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35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3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53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43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35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5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35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3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36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6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36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3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36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6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36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3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37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7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3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37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7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37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37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37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7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3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38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8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38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38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38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8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3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38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9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9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39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3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39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439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439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3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39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3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0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4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0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4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0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0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0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0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40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0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1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1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4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1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1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1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1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4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19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442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2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2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42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2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442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2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4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2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3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3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4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3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443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3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4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3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43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4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4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4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4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4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4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4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44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5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5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5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5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4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5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5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5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4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6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6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46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6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6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6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6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4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6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7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4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7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4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7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7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7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47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8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8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8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8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4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8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8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8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48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9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9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49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4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49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4496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449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4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49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50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0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5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0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0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50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5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0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1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51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51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1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1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51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51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1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2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5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2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5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2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2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52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5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2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3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53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5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3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53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36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453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3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54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4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4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4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544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54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4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4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54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5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5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5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55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55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5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5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55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56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61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4562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456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6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5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6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5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6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7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57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57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7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7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7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57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5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7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8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58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5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8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8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8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58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5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8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9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9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59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5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9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59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59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59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5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59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0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0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60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6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0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0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0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60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60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0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1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61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6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1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1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1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61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6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1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2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2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62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6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24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6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2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62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2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62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6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3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63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3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6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3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63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6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3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3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4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64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64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4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4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6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4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4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4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65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65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65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65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5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5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5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65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65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5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66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6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66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63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466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6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6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66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6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7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67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6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7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7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67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67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7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7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8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68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6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8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8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68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6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8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8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9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69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69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9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69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69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6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69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6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0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70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7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0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0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70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7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0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7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1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7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1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71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7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1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7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1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7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1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72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7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2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2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7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2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72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2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7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3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7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3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3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73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7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3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3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74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7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4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4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74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7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4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4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4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75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75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5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5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5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75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7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5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5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5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76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6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6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6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76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76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6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6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6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76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7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7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7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77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77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7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7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7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77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8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78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8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8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78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7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8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8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79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7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9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9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79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79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79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7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79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80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8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0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0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80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8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0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0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0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81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8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1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1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81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8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1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1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82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8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2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8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24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8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2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82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28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482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3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83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3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8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3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3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83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83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4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4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84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8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4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8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4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84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5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8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5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5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85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8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5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6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86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86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6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6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86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86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68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486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7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8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7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8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7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7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87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87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8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8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8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88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8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8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8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88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88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9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9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89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8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89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89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89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89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8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0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9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0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9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0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90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9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0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90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0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9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1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91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9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1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1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1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91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1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9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2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2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92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92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2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2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2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92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9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3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3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93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9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3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3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93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93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4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4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94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9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4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4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94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4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95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5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5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95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95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5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5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95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96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6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6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6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9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6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9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6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6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97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97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7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7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7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97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49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7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7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9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8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9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8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49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8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8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98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98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9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9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99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9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499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499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499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499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49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00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0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0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00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00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0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0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00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1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1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1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01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1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1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2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2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2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0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02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02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02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02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2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0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3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0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03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0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3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03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0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03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0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3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04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0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04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0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4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04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04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04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04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4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05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05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05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05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5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05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05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05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5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06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06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06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6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06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06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0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6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07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07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07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07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7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07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7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7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8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08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84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8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8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8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08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09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091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09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0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9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09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09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0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09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0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0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10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1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0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0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10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1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0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1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11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11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1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1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11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11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1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2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12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12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23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12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2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12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2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3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13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13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3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3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13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1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3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3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4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1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4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1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4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4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4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1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4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14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5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5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5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15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1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5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5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15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1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6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6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16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1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6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6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1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6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1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7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7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1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7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1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7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7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18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18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8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8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18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18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1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8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18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9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1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9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19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1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19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19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19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19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1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20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0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0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0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0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20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0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0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20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2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211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21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1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1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1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1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1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2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22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2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22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22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22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2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3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3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23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3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23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2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23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3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4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4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4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4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4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24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4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5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25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2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5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25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5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2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257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258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25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6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6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6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26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6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26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26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6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26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7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27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2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7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2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7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2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7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27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27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280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281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28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8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8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28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28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8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28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29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91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529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29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29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29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29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29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29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0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30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3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03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30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30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306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307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308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30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1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31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1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1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1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31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31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18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53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20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22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32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32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2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2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2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32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3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30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33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3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3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33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3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3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3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3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34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41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534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4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4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45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346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3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4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4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5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35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35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53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35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5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5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35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5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5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60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3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6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36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64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536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6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6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68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36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3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7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7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7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374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37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76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37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79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3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8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83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3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8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38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87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538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8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9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9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39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39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9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39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39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39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3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399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400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401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0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0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40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40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0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0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408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40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10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54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41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1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41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41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41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1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42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4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422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42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2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2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42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42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2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43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4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32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IN" style:language-asian="en" style:country-asian="IN"/>
    </style:style>
    <style:style style:name="T54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43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3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3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43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43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43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4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4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44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44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44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44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44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4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48" style:parent-style-name="DefaultParagraphFont" style:family="text">
      <style:text-properties style:font-name="Consolas" style:font-name-asian="Times New Roman" style:font-name-complex="Times New Roman" fo:color="#008000" fo:font-size="10.5pt" style:font-size-asian="10.5pt" style:font-size-complex="10.5pt" fo:language="en" fo:country="IN" style:language-asian="en" style:country-asian="IN"/>
    </style:style>
    <style:style style:name="P544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5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45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45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5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5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45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45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457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5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59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460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46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46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6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6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46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46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67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46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6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47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471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47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73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47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47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7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77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47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79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48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81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48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83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48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85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486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48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88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48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90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49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492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493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49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495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496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497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49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499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50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501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502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50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504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50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506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507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50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509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51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511" style:parent-style-name="DefaultParagraphFont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IN" style:language-asian="en" style:country-asian="IN"/>
    </style:style>
    <style:style style:name="T551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513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514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515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51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51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51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51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52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5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522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52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524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5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526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52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528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52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530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53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532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5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534" style:parent-style-name="DefaultParagraphFont" style:family="text">
      <style:text-properties style:font-name="Consolas" style:font-name-asian="Times New Roman" style:font-name-complex="Times New Roman" fo:color="#FF0000" fo:font-size="10.5pt" style:font-size-asian="10.5pt" style:font-size-complex="10.5pt" fo:language="en" fo:country="IN" style:language-asian="en" style:country-asian="IN"/>
    </style:style>
    <style:style style:name="T5535" style:parent-style-name="DefaultParagraphFont" style:family="text">
      <style:text-properties style:font-name="Consolas" style:font-name-asian="Times New Roman" style:font-name-complex="Times New Roman" fo:color="#09885A" fo:font-size="10.5pt" style:font-size-asian="10.5pt" style:font-size-complex="10.5pt" fo:language="en" fo:country="IN" style:language-asian="en" style:country-asian="IN"/>
    </style:style>
    <style:style style:name="T553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P5537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538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53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/>
    </style:style>
    <style:style style:name="T5540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541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542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5543" style:parent-style-name="Normal" style:family="paragraph">
      <style:paragraph-properties fo:widows="2" fo:orphans="2" style:vertical-align="auto" style:line-height-at-least="0.1979in" fo:background-color="#FFFFFE"/>
      <style:text-properties fo:hyphenate="true"/>
    </style:style>
    <style:style style:name="T5544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T5545" style:parent-style-name="DefaultParagraphFont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IN" style:language-asian="en" style:country-asian="IN"/>
    </style:style>
    <style:style style:name="T5546" style:parent-style-name="DefaultParagraphFont" style:family="text">
      <style:text-properties style:font-name="Consolas" style:font-name-asian="Times New Roman" style:font-name-complex="Times New Roman" fo:color="#383838" fo:font-size="10.5pt" style:font-size-asian="10.5pt" style:font-size-complex="10.5pt" fo:language="en" fo:country="IN" style:language-asian="en" style:country-asian="IN"/>
    </style:style>
    <style:style style:name="P5547" style:parent-style-name="Normal" style:family="paragraph">
      <style:paragraph-properties style:line-height-at-least="0.1979in" fo:background-color="#FFFFFE"/>
      <style:text-properties fo:font-size="32pt" style:font-size-asian="32pt" style:font-size-complex="32pt"/>
    </style:style>
    <style:style style:name="P5548" style:parent-style-name="Normal" style:family="paragraph">
      <style:paragraph-properties style:line-height-at-least="0.1979in" fo:background-color="#FFFFFE"/>
      <style:text-properties fo:font-size="32pt" style:font-size-asian="32pt" style:font-size-complex="32pt"/>
    </style:style>
    <style:style style:name="P5549" style:parent-style-name="Normal" style:family="paragraph">
      <style:paragraph-properties fo:widows="2" fo:orphans="2" style:vertical-align="auto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550" style:parent-style-name="Normal" style:family="paragraph">
      <style:paragraph-properties fo:widows="2" fo:orphans="2" style:vertical-align="auto" fo:margin-bottom="0.1666in" style:line-height-at-least="0.1979in" fo:background-color="#FFFFF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fo:hyphenate="true"/>
    </style:style>
    <style:style style:name="P5551" style:parent-style-name="Normal" style:family="paragraph">
      <style:paragraph-properties style:line-height-at-least="0.1979in" fo:background-color="#FFFFFE"/>
      <style:text-properties fo:font-size="32pt" style:font-size-asian="32pt" style:font-size-complex="32pt"/>
    </style:style>
    <style:style style:name="P5552" style:parent-style-name="Normal" style:family="paragraph">
      <style:paragraph-properties style:line-height-at-least="0.1979in" fo:background-color="#FFFFFE"/>
      <style:text-properties fo:font-size="32pt" style:font-size-asian="32pt" style:font-size-complex="32pt"/>
    </style:style>
    <style:style style:name="P5553" style:parent-style-name="Normal" style:family="paragraph">
      <style:paragraph-properties style:line-height-at-least="0.1979in" fo:background-color="#FFFFFE"/>
      <style:text-properties fo:font-size="32pt" style:font-size-asian="32pt" style:font-size-complex="32pt"/>
    </style:style>
    <style:style style:name="P5554" style:parent-style-name="Standard" style:family="paragraph">
      <style:text-properties style:font-name="Droid Sans Mono" fo:color="#D4D4D4" fo:font-size="16pt" style:font-size-asian="16pt" style:font-size-complex="16pt" fo:background-color="#1E1E1E"/>
    </style:style>
    <style:style style:name="P5555" style:parent-style-name="Standard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<text:bookmark-start text:name="_Toc321147149"/><text:bookmark-start text:name="_Toc318188227"/><text:bookmark-start text:name="_Toc318188327"/><text:bookmark-start text:name="_Toc318189312"/><text:bookmark-start text:name="_Toc321147011"/><text:bookmark-end text:name="_Toc321147149"/><text:bookmark-end text:name="_Toc318188227"/><text:bookmark-end text:name="_Toc318188327"/><text:bookmark-end text:name="_Toc318189312"/><text:bookmark-end text:name="_Toc321147011"/></text:p>
      <text:p text:style-name="P2">WEB DEVELOPMENT</text:p>
      <text:p text:style-name="Subtitle"/>
      <text:p text:style-name="ContactInfo"><text:span text:style-name="T3">BAPPADITYA <text:s/>BISWAS</text:span><text:span text:style-name="T4"><text:s text:c="3"/></text:span><text:span text:style-name="T5">|</text:span><text:span text:style-name="T6"><text:s/></text:span><text:span text:style-name="T7"><text:s/></text:span><text:span text:style-name="T8">CST</text:span><text:span text:style-name="T9">| Roll No.<text:s/></text:span><text:span text:style-name="T10">226023</text:span></text:p>
      <text:p text:style-name="ContactInfo"/>
      <text:p text:style-name="ContactInfo"/>
      <text:p text:style-name="ContactInfo"/>
      <text:p text:style-name="ContactInfo"/>
      <text:p text:style-name="ContactInfo"/>
      <text:p text:style-name="P11">REPORT</text:p>
      <text:p text:style-name="P12"/>
      <text:p text:style-name="P13">Live Preview :</text:p>
      <text:p text:style-name="P14"/>
      <text:p text:style-name="P15">C:/Users/vk605/OneDrive/Dextop/Pizza.html</text:p>
      <text:p text:style-name="P16"/>
      <text:p text:style-name="P17"><text:s/></text:p>
      <text:p text:style-name="P18"/>
      <text:p text:style-name="P19"/>
      <text:soft-page-break/>
      <text:h text:style-name="P20" text:outline-level="1">PIZZA RESTAURANT WEBSITE</text:h>
      <text:p text:style-name="P21"/>
      <text:p text:style-name="P22">Its a<text:s/>resttaurant<text:s/><text:s/>developed from the basic knowledge of HTML, CSS .</text:p>
      <text:p text:style-name="P23">There is a menu section where you can chose your fav item.</text:p>
      <text:p text:style-name="P24">There is a best deal section where you will get <text:s/>best discount.<text:s/></text:p>
      <text:p text:style-name="P25">You can order our food through online</text:p>
      <text:p text:style-name="P26"/>
      <text:list text:style-name="WWNum1">
        <text:list-item>
          <text:p text:style-name="P27"><text:span text:style-name="T28"><text:text-input text:description="">I extensively used HTML, CSS in this project to make it look good. </text:text-input></text:span></text:p>
        </text:list-item>
        <text:list-item>
          <text:p text:style-name="P29">The code file attached in this zip file, contains all the written code.</text:p>
        </text:list-item>
      </text:list>
      <text:p text:style-name="P30"/>
      <text:p text:style-name="ContactInfo"/>
      <text:p text:style-name="ContactInfo"/>
      <text:p text:style-name="Standard"/>
      <text:p text:style-name="P31">It was fun working on this project and learning different elements of the web development in real life.</text:p>
      <text:p text:style-name="Standard"/>
      <text:p text:style-name="Standard"/>
      <text:p text:style-name="Standard"/>
      <text:p text:style-name="P32">SOURCE CODE</text:p>
      <text:p text:style-name="P33"/>
      <text:p text:style-name="P34">Pizza.html</text:p>
      <text:soft-page-break/>
      <text:p text:style-name="P35"><text:span text:style-name="T36">&lt;</text:span><text:span text:style-name="T37">body</text:span><text:span text:style-name="T38">&gt;</text:span></text:p>
      <text:p text:style-name="P39"><text:span text:style-name="T40">&lt;</text:span><text:span text:style-name="T41">div</text:span><text:span text:style-name="T42"><text:s/></text:span><text:span text:style-name="T43">class</text:span><text:span text:style-name="T44">=</text:span><text:span text:style-name="T45">"navigation-container"</text:span><text:span text:style-name="T46">&gt;</text:span></text:p>
      <text:p text:style-name="P47"><text:span text:style-name="T48">&lt;</text:span><text:span text:style-name="T49">div</text:span><text:span text:style-name="T50"><text:s/></text:span><text:span text:style-name="T51">class</text:span><text:span text:style-name="T52">=</text:span><text:span text:style-name="T53">"navigation-content"</text:span><text:span text:style-name="T54">&gt;</text:span></text:p>
      <text:p text:style-name="P55"><text:span text:style-name="T56">&lt;</text:span><text:span text:style-name="T57">div</text:span><text:span text:style-name="T58"><text:s/></text:span><text:span text:style-name="T59">class</text:span><text:span text:style-name="T60">=</text:span><text:span text:style-name="T61">"logo"</text:span><text:span text:style-name="T62">&gt;&lt;</text:span><text:span text:style-name="T63">img</text:span><text:span text:style-name="T64"><text:s/></text:span><text:span text:style-name="T65">src</text:span><text:span text:style-name="T66">=</text:span><text:span text:style-name="T67">"https://image.freepik.com/vektoren-kostenlos/pizza-logo-vektor_25327-119.jpg"</text:span><text:span text:style-name="T68"><text:s/></text:span><text:span text:style-name="T69">height</text:span><text:span text:style-name="T70">=</text:span><text:span text:style-name="T71">"60px"</text:span><text:span text:style-name="T72"><text:s/></text:span><text:span text:style-name="T73">width</text:span><text:span text:style-name="T74">=</text:span><text:span text:style-name="T75">"60px"</text:span><text:span text:style-name="T76"><text:s/></text:span><text:span text:style-name="T77">/&gt;&lt;/</text:span><text:span text:style-name="T78">div</text:span><text:span text:style-name="T79">&gt;</text:span></text:p>
      <text:p text:style-name="P80"><text:span text:style-name="T81">&lt;</text:span><text:span text:style-name="T82">div</text:span><text:span text:style-name="T83"><text:s/></text:span><text:span text:style-name="T84">class</text:span><text:span text:style-name="T85">=</text:span><text:span text:style-name="T86">"menu"</text:span><text:span text:style-name="T87">&gt;</text:span></text:p>
      <text:p text:style-name="P88"><text:span text:style-name="T89">&lt;</text:span><text:span text:style-name="T90">ul</text:span><text:span text:style-name="T91">&gt;</text:span></text:p>
      <text:p text:style-name="P92"><text:span text:style-name="T93">&lt;</text:span><text:span text:style-name="T94">li</text:span><text:span text:style-name="T95">&gt;&lt;</text:span><text:span text:style-name="T96">a</text:span><text:span text:style-name="T97"><text:s/></text:span><text:span text:style-name="T98">href</text:span><text:span text:style-name="T99">=</text:span><text:span text:style-name="T100">"file:///C:/Users/vk605/OneDrive/Desktop/pizza/menu.html"</text:span><text:span text:style-name="T101">&gt;</text:span><text:span text:style-name="T102">MENU</text:span><text:span text:style-name="T103">&lt;/</text:span><text:span text:style-name="T104">a</text:span><text:span text:style-name="T105">&gt;&lt;/</text:span><text:span text:style-name="T106">li</text:span><text:span text:style-name="T107">&gt;</text:span></text:p>
      <text:p text:style-name="P108"/>
      <text:p text:style-name="P109"><text:span text:style-name="T110">&lt;</text:span><text:span text:style-name="T111">li</text:span><text:span text:style-name="T112">&gt;&lt;</text:span><text:span text:style-name="T113">a</text:span><text:span text:style-name="T114"><text:s/></text:span><text:span text:style-name="T115">href</text:span><text:span text:style-name="T116">=</text:span><text:span text:style-name="T117">"file:///C:/Users/vk605/OneDrive/Desktop/pizza/best%20deal.html"</text:span><text:span text:style-name="T118">&gt;</text:span><text:span text:style-name="T119">BEST DEALS</text:span><text:span text:style-name="T120">&lt;/</text:span><text:span text:style-name="T121">a</text:span><text:span text:style-name="T122">&gt;&lt;/</text:span><text:span text:style-name="T123">li</text:span><text:span text:style-name="T124">&gt;</text:span></text:p>
      <text:p text:style-name="P125"><text:span text:style-name="T126">&lt;</text:span><text:span text:style-name="T127">li</text:span><text:span text:style-name="T128">&gt;&lt;</text:span><text:span text:style-name="T129">a</text:span><text:span text:style-name="T130"><text:s/></text:span><text:span text:style-name="T131">href</text:span><text:span text:style-name="T132">=</text:span><text:span text:style-name="T133">"https://pizzaonline.dominos.co.in/"</text:span><text:span text:style-name="T134">&gt;</text:span><text:span text:style-name="T135">ONLINE ORDER</text:span><text:span text:style-name="T136">&lt;/</text:span><text:span text:style-name="T137">a</text:span><text:span text:style-name="T138">&gt;&lt;/</text:span><text:span text:style-name="T139">li</text:span><text:span text:style-name="T140">&gt;</text:span></text:p>
      <text:p text:style-name="P141"><text:span text:style-name="T142">&lt;/</text:span><text:span text:style-name="T143">ul</text:span><text:span text:style-name="T144">&gt;</text:span></text:p>
      <text:p text:style-name="P145"><text:span text:style-name="T146">&lt;/</text:span><text:span text:style-name="T147">div</text:span><text:span text:style-name="T148">&gt;</text:span></text:p>
      <text:p text:style-name="P149"><text:span text:style-name="T150">&lt;</text:span><text:span text:style-name="T151">div</text:span><text:span text:style-name="T152"><text:s/></text:span><text:span text:style-name="T153">class</text:span><text:span text:style-name="T154">=</text:span><text:span text:style-name="T155">"cart"</text:span><text:span text:style-name="T156">&gt;</text:span></text:p>
      <text:p text:style-name="P157"><text:span text:style-name="T158">&lt;</text:span><text:span text:style-name="T159">img</text:span><text:span text:style-name="T160"><text:s/></text:span><text:span text:style-name="T161">src</text:span><text:span text:style-name="T162">=</text:span><text:span text:style-name="T163">"https://i.pinimg.com/originals/df/70/fc/df70fc7f957c5811ff783ad0efdd4966.jpg"</text:span><text:span text:style-name="T164"><text:s/></text:span><text:span text:style-name="T165">height</text:span><text:span text:style-name="T166">=</text:span><text:span text:style-name="T167">"50px"</text:span><text:span text:style-name="T168">&gt;</text:span></text:p>
      <text:p text:style-name="P169"><text:span text:style-name="T170">&lt;</text:span><text:span text:style-name="T171">a</text:span><text:span text:style-name="T172"><text:s/></text:span><text:span text:style-name="T173">href</text:span><text:span text:style-name="T174">=</text:span><text:span text:style-name="T175">"#"</text:span><text:span text:style-name="T176">&gt;</text:span><text:span text:style-name="T177">Cart</text:span><text:span text:style-name="T178">&lt;/</text:span><text:span text:style-name="T179">a</text:span><text:span text:style-name="T180">&gt;</text:span></text:p>
      <text:p text:style-name="P181"><text:span text:style-name="T182">&lt;/</text:span><text:span text:style-name="T183">div</text:span><text:span text:style-name="T184">&gt;</text:span></text:p>
      <text:p text:style-name="P185"><text:span text:style-name="T186">&lt;/</text:span><text:span text:style-name="T187">div</text:span><text:span text:style-name="T188">&gt;</text:span></text:p>
      <text:p text:style-name="P189"><text:span text:style-name="T190">&lt;/</text:span><text:span text:style-name="T191">div</text:span><text:span text:style-name="T192">&gt;</text:span></text:p>
      <text:p text:style-name="P193"><text:span text:style-name="T194">&lt;!--------NAVIAGTION-END-------------&gt;</text:span></text:p>
      <text:p text:style-name="P195"><text:span text:style-name="T196">&lt;</text:span><text:span text:style-name="T197">div</text:span><text:span text:style-name="T198"><text:s/></text:span><text:span text:style-name="T199">class</text:span><text:span text:style-name="T200">=</text:span><text:span text:style-name="T201">"content-container"</text:span><text:span text:style-name="T202">&gt;</text:span></text:p>
      <text:p text:style-name="P203"><text:span text:style-name="T204">&lt;</text:span><text:span text:style-name="T205">div</text:span><text:span text:style-name="T206"><text:s/></text:span><text:span text:style-name="T207">class</text:span><text:span text:style-name="T208">=</text:span><text:span text:style-name="T209">"whats-new"</text:span><text:span text:style-name="T210">&gt;</text:span></text:p>
      <text:p text:style-name="P211"><text:span text:style-name="T212">&lt;</text:span><text:span text:style-name="T213">img</text:span><text:span text:style-name="T214"><text:s/></text:span><text:span text:style-name="T215">src</text:span><text:span text:style-name="T216">=</text:span><text:span text:style-name="T217">"https://st2.depositphotos.com/6367796/9663/v/950/depositphotos_96637780-stock-illustration-pop-art-comics-whats-new.jpg"</text:span><text:span text:style-name="T218"><text:s/></text:span><text:span text:style-name="T219">height</text:span><text:span text:style-name="T220">=</text:span><text:span text:style-name="T221">"300px"</text:span><text:span text:style-name="T222"><text:s/></text:span><text:span text:style-name="T223">width</text:span><text:span text:style-name="T224">=</text:span><text:span text:style-name="T225">"300px"</text:span><text:span text:style-name="T226">&gt;</text:span></text:p>
      <text:p text:style-name="P227"><text:span text:style-name="T228">&lt;/</text:span><text:span text:style-name="T229">div</text:span><text:span text:style-name="T230">&gt;</text:span></text:p>
      <text:p text:style-name="P231"><text:span text:style-name="T232">&lt;</text:span><text:span text:style-name="T233">div</text:span><text:span text:style-name="T234"><text:s/></text:span><text:span text:style-name="T235">class</text:span><text:span text:style-name="T236">=</text:span><text:span text:style-name="T237">"content"</text:span><text:span text:style-name="T238">&gt;</text:span></text:p>
      <text:p text:style-name="P239"><text:span text:style-name="T240">&lt;!--1------------------------------------&gt;</text:span></text:p>
      <text:p text:style-name="P241"><text:span text:style-name="T242">&lt;</text:span><text:span text:style-name="T243">div</text:span><text:span text:style-name="T244"><text:s/></text:span><text:span text:style-name="T245">class</text:span><text:span text:style-name="T246">=</text:span><text:span text:style-name="T247">"first-row"</text:span><text:span text:style-name="T248">&gt;</text:span></text:p>
      <text:p text:style-name="P249"><text:span text:style-name="T250">&lt;</text:span><text:span text:style-name="T251">div</text:span><text:span text:style-name="T252"><text:s/></text:span><text:span text:style-name="T253">class</text:span><text:span text:style-name="T254">=</text:span><text:span text:style-name="T255">"new"</text:span><text:span text:style-name="T256">&gt;</text:span></text:p>
      <text:p text:style-name="P257"><text:span text:style-name="T258">&lt;</text:span><text:span text:style-name="T259">p</text:span><text:span text:style-name="T260">&gt;</text:span><text:span text:style-name="T261">GRILLED CHICKEN</text:span><text:span text:style-name="T262">&lt;/</text:span><text:span text:style-name="T263">p</text:span><text:span text:style-name="T264">&gt;</text:span></text:p>
      <text:p text:style-name="P265"><text:span text:style-name="T266">&lt;</text:span><text:span text:style-name="T267">p</text:span><text:span text:style-name="T268">&gt;</text:span><text:span text:style-name="T269">SUMMER PIZZA</text:span><text:span text:style-name="T270">&lt;/</text:span><text:span text:style-name="T271">p</text:span><text:span text:style-name="T272">&gt;</text:span></text:p>
      <text:p text:style-name="P273"><text:span text:style-name="T274">&lt;</text:span><text:span text:style-name="T275">button</text:span><text:span text:style-name="T276"><text:s/></text:span><text:span text:style-name="T277">&gt;</text:span><text:span text:style-name="T278">HOT &amp; SPICY</text:span><text:span text:style-name="T279">&lt;/</text:span><text:span text:style-name="T280">button</text:span><text:span text:style-name="T281">&gt;</text:span></text:p>
      <text:p text:style-name="P282"><text:span text:style-name="T283">&lt;/</text:span><text:span text:style-name="T284">div</text:span><text:span text:style-name="T285">&gt;</text:span></text:p>
      <text:p text:style-name="P286"><text:span text:style-name="T287">&lt;!------------------------------&gt;</text:span></text:p>
      <text:p text:style-name="P288"><text:span text:style-name="T289">&lt;</text:span><text:span text:style-name="T290">div</text:span><text:span text:style-name="T291"><text:s/></text:span><text:span text:style-name="T292">class</text:span><text:span text:style-name="T293">=</text:span><text:span text:style-name="T294">"find"</text:span><text:span text:style-name="T295">&gt;</text:span></text:p>
      <text:p text:style-name="P296"><text:span text:style-name="T297">&lt;</text:span><text:span text:style-name="T298">div</text:span><text:span text:style-name="T299"><text:s/></text:span><text:span text:style-name="T300">class</text:span><text:span text:style-name="T301">=</text:span><text:span text:style-name="T302">"search"</text:span><text:span text:style-name="T303">&gt;</text:span></text:p>
      <text:p text:style-name="P304"><text:span text:style-name="T305">&lt;</text:span><text:span text:style-name="T306">p</text:span><text:span text:style-name="T307">&gt;</text:span><text:span text:style-name="T308">FIND LOCATION</text:span><text:span text:style-name="T309">&lt;/</text:span><text:span text:style-name="T310">p</text:span><text:span text:style-name="T311">&gt;</text:span></text:p>
      <text:p text:style-name="P312"><text:span text:style-name="T313">&lt;</text:span><text:span text:style-name="T314">div</text:span><text:span text:style-name="T315"><text:s/></text:span><text:span text:style-name="T316">class</text:span><text:span text:style-name="T317">=</text:span><text:span text:style-name="T318">"text"</text:span><text:span text:style-name="T319">&gt;</text:span></text:p>
      <text:p text:style-name="P320"><text:span text:style-name="T321">&lt;</text:span><text:span text:style-name="T322">input</text:span><text:span text:style-name="T323"><text:s/></text:span><text:span text:style-name="T324">type</text:span><text:span text:style-name="T325">=</text:span><text:span text:style-name="T326">"search"</text:span><text:span text:style-name="T327"><text:s/></text:span><text:span text:style-name="T328">placeholder</text:span><text:span text:style-name="T329">=</text:span><text:span text:style-name="T330">"Search Something Here"</text:span><text:span text:style-name="T331">/&gt;</text:span></text:p>
      <text:soft-page-break/>
      <text:p text:style-name="P332"><text:span text:style-name="T333">&lt;</text:span><text:span text:style-name="T334">button</text:span><text:span text:style-name="T335">&gt;</text:span><text:span text:style-name="T336">Search</text:span><text:span text:style-name="T337">&lt;/</text:span><text:span text:style-name="T338">button</text:span><text:span text:style-name="T339">&gt;</text:span></text:p>
      <text:p text:style-name="P340"><text:span text:style-name="T341">&lt;/</text:span><text:span text:style-name="T342">div</text:span><text:span text:style-name="T343">&gt;</text:span></text:p>
      <text:p text:style-name="P344"><text:span text:style-name="T345">&lt;/</text:span><text:span text:style-name="T346">div</text:span><text:span text:style-name="T347">&gt;</text:span></text:p>
      <text:p text:style-name="P348"><text:span text:style-name="T349">&lt;!-------------------------------&gt;</text:span></text:p>
      <text:p text:style-name="P350"><text:span text:style-name="T351">&lt;</text:span><text:span text:style-name="T352">div</text:span><text:span text:style-name="T353"><text:s/></text:span><text:span text:style-name="T354">class</text:span><text:span text:style-name="T355">=</text:span><text:span text:style-name="T356">"order"</text:span><text:span text:style-name="T357">&gt;</text:span></text:p>
      <text:p text:style-name="P358"><text:span text:style-name="T359">&lt;</text:span><text:span text:style-name="T360">a</text:span><text:span text:style-name="T361"><text:s/></text:span><text:span text:style-name="T362">href</text:span><text:span text:style-name="T363">=</text:span><text:span text:style-name="T364">"#"</text:span><text:span text:style-name="T365">&gt;&lt;</text:span><text:span text:style-name="T366">font</text:span><text:span text:style-name="T367"><text:s/></text:span><text:span text:style-name="T368">style</text:span><text:span text:style-name="T369">=</text:span><text:span text:style-name="T370">"color:#F9A609;"</text:span><text:span text:style-name="T371">&gt;</text:span><text:span text:style-name="T372">ORDER</text:span><text:span text:style-name="T373">&lt;/</text:span><text:span text:style-name="T374">font</text:span><text:span text:style-name="T375">&gt;</text:span><text:span text:style-name="T376"><text:s/>ONLINE</text:span><text:span text:style-name="T377">&lt;/</text:span><text:span text:style-name="T378">a</text:span><text:span text:style-name="T379">&gt;</text:span></text:p>
      <text:p text:style-name="P380"><text:span text:style-name="T381">&lt;/</text:span><text:span text:style-name="T382">div</text:span><text:span text:style-name="T383">&gt;</text:span></text:p>
      <text:p text:style-name="P384"><text:span text:style-name="T385">&lt;/</text:span><text:span text:style-name="T386">div</text:span><text:span text:style-name="T387">&gt;</text:span></text:p>
      <text:p text:style-name="P388"><text:span text:style-name="T389">&lt;/</text:span><text:span text:style-name="T390">div</text:span><text:span text:style-name="T391">&gt;</text:span></text:p>
      <text:p text:style-name="P392"><text:span text:style-name="T393">&lt;!--2-------------------------------------&gt;</text:span></text:p>
      <text:p text:style-name="P394"><text:span text:style-name="T395">&lt;</text:span><text:span text:style-name="T396">div</text:span><text:span text:style-name="T397"><text:s/></text:span><text:span text:style-name="T398">class</text:span><text:span text:style-name="T399">=</text:span><text:span text:style-name="T400">"second-row"</text:span><text:span text:style-name="T401">&gt;</text:span></text:p>
      <text:p text:style-name="P402"><text:span text:style-name="T403">&lt;</text:span><text:span text:style-name="T404">div</text:span><text:span text:style-name="T405"><text:s/></text:span><text:span text:style-name="T406">class</text:span><text:span text:style-name="T407">=</text:span><text:span text:style-name="T408">"food-one"</text:span><text:span text:style-name="T409">&gt;</text:span></text:p>
      <text:p text:style-name="P410"><text:span text:style-name="T411">&lt;</text:span><text:span text:style-name="T412">div</text:span><text:span text:style-name="T413"><text:s/></text:span><text:span text:style-name="T414">class</text:span><text:span text:style-name="T415">=</text:span><text:span text:style-name="T416">"name"</text:span><text:span text:style-name="T417">&gt;</text:span></text:p>
      <text:p text:style-name="P418"><text:span text:style-name="T419">&lt;</text:span><text:span text:style-name="T420">p</text:span><text:span text:style-name="T421">&gt;</text:span><text:span text:style-name="T422">VEGGIE</text:span><text:span text:style-name="T423">&lt;/</text:span><text:span text:style-name="T424">p</text:span><text:span text:style-name="T425">&gt;</text:span></text:p>
      <text:p text:style-name="P426"><text:span text:style-name="T427">&lt;</text:span><text:span text:style-name="T428">p</text:span><text:span text:style-name="T429">&gt;</text:span><text:span text:style-name="T430">SPECIAL</text:span><text:span text:style-name="T431">&lt;/</text:span><text:span text:style-name="T432">p</text:span><text:span text:style-name="T433">&gt;</text:span></text:p>
      <text:p text:style-name="P434"><text:span text:style-name="T435">&lt;/</text:span><text:span text:style-name="T436">div</text:span><text:span text:style-name="T437">&gt;</text:span></text:p>
      <text:p text:style-name="P438"><text:span text:style-name="T439">&lt;</text:span><text:span text:style-name="T440">div</text:span><text:span text:style-name="T441"><text:s/></text:span><text:span text:style-name="T442">class</text:span><text:span text:style-name="T443">=</text:span><text:span text:style-name="T444">"price"</text:span><text:span text:style-name="T445">&gt;&lt;</text:span><text:span text:style-name="T446">button</text:span><text:span text:style-name="T447">&gt;</text:span><text:span text:style-name="T448">$9</text:span><text:span text:style-name="T449">&lt;</text:span><text:span text:style-name="T450">sup</text:span><text:span text:style-name="T451">&gt;</text:span><text:span text:style-name="T452">99</text:span><text:span text:style-name="T453">&lt;/</text:span><text:span text:style-name="T454">sup</text:span><text:span text:style-name="T455">&gt;&lt;/</text:span><text:span text:style-name="T456">button</text:span><text:span text:style-name="T457">&gt;&lt;/</text:span><text:span text:style-name="T458">div</text:span><text:span text:style-name="T459">&gt;</text:span></text:p>
      <text:p text:style-name="P460"><text:span text:style-name="T461">&lt;/</text:span><text:span text:style-name="T462">div</text:span><text:span text:style-name="T463">&gt;</text:span></text:p>
      <text:p text:style-name="P464"><text:span text:style-name="T465">&lt;</text:span><text:span text:style-name="T466">div</text:span><text:span text:style-name="T467"><text:s/></text:span><text:span text:style-name="T468">class</text:span><text:span text:style-name="T469">=</text:span><text:span text:style-name="T470">"food-two"</text:span><text:span text:style-name="T471">&gt;</text:span></text:p>
      <text:p text:style-name="P472"><text:span text:style-name="T473">&lt;</text:span><text:span text:style-name="T474">div</text:span><text:span text:style-name="T475"><text:s/></text:span><text:span text:style-name="T476">class</text:span><text:span text:style-name="T477">=</text:span><text:span text:style-name="T478">"name"</text:span><text:span text:style-name="T479">&gt;</text:span></text:p>
      <text:p text:style-name="P480"><text:span text:style-name="T481">&lt;</text:span><text:span text:style-name="T482">p</text:span><text:span text:style-name="T483">&gt;</text:span><text:span text:style-name="T484">CHICKEN WRAP</text:span><text:span text:style-name="T485">&lt;/</text:span><text:span text:style-name="T486">p</text:span><text:span text:style-name="T487">&gt;</text:span></text:p>
      <text:p text:style-name="P488"><text:span text:style-name="T489">&lt;</text:span><text:span text:style-name="T490">p</text:span><text:span text:style-name="T491">&gt;</text:span><text:span text:style-name="T492">SPECIAL</text:span><text:span text:style-name="T493">&lt;/</text:span><text:span text:style-name="T494">p</text:span><text:span text:style-name="T495">&gt;</text:span></text:p>
      <text:p text:style-name="P496"><text:span text:style-name="T497">&lt;/</text:span><text:span text:style-name="T498">div</text:span><text:span text:style-name="T499">&gt;</text:span></text:p>
      <text:p text:style-name="P500"><text:span text:style-name="T501">&lt;</text:span><text:span text:style-name="T502">div</text:span><text:span text:style-name="T503"><text:s/></text:span><text:span text:style-name="T504">class</text:span><text:span text:style-name="T505">=</text:span><text:span text:style-name="T506">"price"</text:span><text:span text:style-name="T507">&gt;&lt;</text:span><text:span text:style-name="T508">button</text:span><text:span text:style-name="T509">&gt;</text:span><text:span text:style-name="T510">$5</text:span><text:span text:style-name="T511">&lt;</text:span><text:span text:style-name="T512">sup</text:span><text:span text:style-name="T513">&gt;</text:span><text:span text:style-name="T514">99</text:span><text:span text:style-name="T515">&lt;/</text:span><text:span text:style-name="T516">sup</text:span><text:span text:style-name="T517">&gt;&lt;/</text:span><text:span text:style-name="T518">button</text:span><text:span text:style-name="T519">&gt;&lt;/</text:span><text:span text:style-name="T520">div</text:span><text:span text:style-name="T521">&gt;</text:span></text:p>
      <text:p text:style-name="P522"><text:span text:style-name="T523">&lt;/</text:span><text:span text:style-name="T524">div</text:span><text:span text:style-name="T525">&gt;</text:span></text:p>
      <text:p text:style-name="P526"><text:span text:style-name="T527">&lt;</text:span><text:span text:style-name="T528">div</text:span><text:span text:style-name="T529"><text:s/></text:span><text:span text:style-name="T530">class</text:span><text:span text:style-name="T531">=</text:span><text:span text:style-name="T532">"food-three"</text:span><text:span text:style-name="T533">&gt;</text:span></text:p>
      <text:p text:style-name="P534"><text:span text:style-name="T535">&lt;</text:span><text:span text:style-name="T536">div</text:span><text:span text:style-name="T537"><text:s/></text:span><text:span text:style-name="T538">class</text:span><text:span text:style-name="T539">=</text:span><text:span text:style-name="T540">"name"</text:span><text:span text:style-name="T541">&gt;</text:span></text:p>
      <text:p text:style-name="P542"><text:span text:style-name="T543">&lt;</text:span><text:span text:style-name="T544">p</text:span><text:span text:style-name="T545">&gt;</text:span><text:span text:style-name="T546">ICE COFFE</text:span><text:span text:style-name="T547">&lt;/</text:span><text:span text:style-name="T548">p</text:span><text:span text:style-name="T549">&gt;</text:span></text:p>
      <text:p text:style-name="P550"><text:span text:style-name="T551">&lt;</text:span><text:span text:style-name="T552">p</text:span><text:span text:style-name="T553">&gt;</text:span><text:span text:style-name="T554">SUMMER</text:span><text:span text:style-name="T555">&lt;/</text:span><text:span text:style-name="T556">p</text:span><text:span text:style-name="T557">&gt;</text:span></text:p>
      <text:p text:style-name="P558"><text:span text:style-name="T559">&lt;/</text:span><text:span text:style-name="T560">div</text:span><text:span text:style-name="T561">&gt;</text:span></text:p>
      <text:p text:style-name="P562"><text:span text:style-name="T563">&lt;</text:span><text:span text:style-name="T564">div</text:span><text:span text:style-name="T565"><text:s/></text:span><text:span text:style-name="T566">class</text:span><text:span text:style-name="T567">=</text:span><text:span text:style-name="T568">"price"</text:span><text:span text:style-name="T569">&gt;&lt;</text:span><text:span text:style-name="T570">button</text:span><text:span text:style-name="T571">&gt;</text:span><text:span text:style-name="T572">$3</text:span><text:span text:style-name="T573">&lt;</text:span><text:span text:style-name="T574">sup</text:span><text:span text:style-name="T575">&gt;</text:span><text:span text:style-name="T576">99</text:span><text:span text:style-name="T577">&lt;/</text:span><text:span text:style-name="T578">sup</text:span><text:span text:style-name="T579">&gt;&lt;/</text:span><text:span text:style-name="T580">button</text:span><text:span text:style-name="T581">&gt;&lt;/</text:span><text:span text:style-name="T582">div</text:span><text:span text:style-name="T583">&gt;</text:span></text:p>
      <text:p text:style-name="P584"><text:span text:style-name="T585">&lt;/</text:span><text:span text:style-name="T586">div</text:span><text:span text:style-name="T587">&gt;</text:span></text:p>
      <text:p text:style-name="P588"><text:span text:style-name="T589">&lt;/</text:span><text:span text:style-name="T590">div</text:span><text:span text:style-name="T591">&gt;</text:span></text:p>
      <text:p text:style-name="P592"><text:span text:style-name="T593">&lt;!--3-------------------------------------&gt;</text:span></text:p>
      <text:p text:style-name="P594"><text:span text:style-name="T595">&lt;</text:span><text:span text:style-name="T596">div</text:span><text:span text:style-name="T597"><text:s/></text:span><text:span text:style-name="T598">class</text:span><text:span text:style-name="T599">=</text:span><text:span text:style-name="T600">"third-row"</text:span><text:span text:style-name="T601">&gt;</text:span></text:p>
      <text:p text:style-name="P602"><text:span text:style-name="T603">&lt;</text:span><text:span text:style-name="T604">div</text:span><text:span text:style-name="T605"><text:s/></text:span><text:span text:style-name="T606">class</text:span><text:span text:style-name="T607">=</text:span><text:span text:style-name="T608">"flavor"</text:span><text:span text:style-name="T609">&gt;</text:span></text:p>
      <text:p text:style-name="P610"><text:span text:style-name="T611">&lt;</text:span><text:span text:style-name="T612">a</text:span><text:span text:style-name="T613"><text:s/></text:span><text:span text:style-name="T614">href</text:span><text:span text:style-name="T615">=</text:span><text:span text:style-name="T616">"#"</text:span><text:span text:style-name="T617">&gt;</text:span></text:p>
      <text:p text:style-name="P618"><text:span text:style-name="T619">&lt;</text:span><text:span text:style-name="T620">p</text:span><text:span text:style-name="T621">&gt;</text:span><text:span text:style-name="T622">FLAVOR MENU</text:span><text:span text:style-name="T623">&lt;/</text:span><text:span text:style-name="T624">p</text:span><text:span text:style-name="T625">&gt;</text:span></text:p>
      <text:p text:style-name="P626"><text:span text:style-name="T627">&lt;</text:span><text:span text:style-name="T628">p</text:span><text:span text:style-name="T629">&gt;</text:span><text:span text:style-name="T630">VAGITABEL-HAND TOSED</text:span><text:span text:style-name="T631">&lt;/</text:span><text:span text:style-name="T632">p</text:span><text:span text:style-name="T633">&gt;</text:span></text:p>
      <text:p text:style-name="P634"><text:span text:style-name="T635">&lt;/</text:span><text:span text:style-name="T636">a</text:span><text:span text:style-name="T637">&gt;</text:span></text:p>
      <text:p text:style-name="P638"><text:span text:style-name="T639">&lt;/</text:span><text:span text:style-name="T640">div</text:span><text:span text:style-name="T641">&gt;</text:span></text:p>
      <text:p text:style-name="P642"><text:span text:style-name="T643">&lt;</text:span><text:span text:style-name="T644">div</text:span><text:span text:style-name="T645"><text:s/></text:span><text:span text:style-name="T646">class</text:span><text:span text:style-name="T647">=</text:span><text:span text:style-name="T648">"breakfast"</text:span><text:span text:style-name="T649">&gt;</text:span></text:p>
      <text:p text:style-name="P650"><text:span text:style-name="T651">&lt;</text:span><text:span text:style-name="T652">a</text:span><text:span text:style-name="T653"><text:s/></text:span><text:span text:style-name="T654">href</text:span><text:span text:style-name="T655">=</text:span><text:span text:style-name="T656">"#"</text:span><text:span text:style-name="T657">&gt;</text:span></text:p>
      <text:p text:style-name="P658"><text:span text:style-name="T659">&lt;</text:span><text:span text:style-name="T660">p</text:span><text:span text:style-name="T661">&gt;</text:span><text:span text:style-name="T662">BREAKFAST MENU</text:span><text:span text:style-name="T663">&lt;/</text:span><text:span text:style-name="T664">p</text:span><text:span text:style-name="T665">&gt;</text:span></text:p>
      <text:soft-page-break/>
      <text:p text:style-name="P666"><text:span text:style-name="T667">&lt;</text:span><text:span text:style-name="T668">p</text:span><text:span text:style-name="T669">&gt;</text:span><text:span text:style-name="T670">PARANTHA ROLL</text:span><text:span text:style-name="T671">&lt;/</text:span><text:span text:style-name="T672">p</text:span><text:span text:style-name="T673">&gt;</text:span></text:p>
      <text:p text:style-name="P674"><text:span text:style-name="T675">&lt;/</text:span><text:span text:style-name="T676">a</text:span><text:span text:style-name="T677">&gt;</text:span></text:p>
      <text:p text:style-name="P678"><text:span text:style-name="T679">&lt;/</text:span><text:span text:style-name="T680">div</text:span><text:span text:style-name="T681">&gt;</text:span></text:p>
      <text:p text:style-name="P682"><text:span text:style-name="T683">&lt;/</text:span><text:span text:style-name="T684">div</text:span><text:span text:style-name="T685">&gt;</text:span></text:p>
      <text:p text:style-name="P686"><text:span text:style-name="T687">&lt;/</text:span><text:span text:style-name="T688">div</text:span><text:span text:style-name="T689">&gt;</text:span></text:p>
      <text:p text:style-name="P690"><text:span text:style-name="T691">&lt;/</text:span><text:span text:style-name="T692">div</text:span><text:span text:style-name="T693">&gt;</text:span></text:p>
      <text:p text:style-name="P694"><text:span text:style-name="T695">&lt;!-------------------------------&gt;</text:span></text:p>
      <text:p text:style-name="P696"><text:span text:style-name="T697">&lt;</text:span><text:span text:style-name="T698">div</text:span><text:span text:style-name="T699"><text:s/></text:span><text:span text:style-name="T700">class</text:span><text:span text:style-name="T701">=</text:span><text:span text:style-name="T702">"footer"</text:span><text:span text:style-name="T703">&gt;</text:span></text:p>
      <text:p text:style-name="P704"><text:span text:style-name="T705">&lt;</text:span><text:span text:style-name="T706">div</text:span><text:span text:style-name="T707"><text:s/></text:span><text:span text:style-name="T708">class</text:span><text:span text:style-name="T709">=</text:span><text:span text:style-name="T710">"navigation-content"</text:span><text:span text:style-name="T711">&gt;</text:span></text:p>
      <text:p text:style-name="P712"><text:span text:style-name="T713">&lt;</text:span><text:span text:style-name="T714">div</text:span><text:span text:style-name="T715"><text:s/></text:span><text:span text:style-name="T716">class</text:span><text:span text:style-name="T717">=</text:span><text:span text:style-name="T718">"logo"</text:span><text:span text:style-name="T719">&gt;&lt;</text:span><text:span text:style-name="T720">img</text:span><text:span text:style-name="T721"><text:s/></text:span><text:span text:style-name="T722">src</text:span><text:span text:style-name="T723">=</text:span><text:span text:style-name="T724">"https://image.freepik.com/vektoren-kostenlos/pizza-logo-vektor_25327-119.jpg"</text:span><text:span text:style-name="T725"><text:s/></text:span><text:span text:style-name="T726">height</text:span><text:span text:style-name="T727">=</text:span><text:span text:style-name="T728">"50px"</text:span><text:span text:style-name="T729"><text:s/></text:span><text:span text:style-name="T730">width</text:span><text:span text:style-name="T731">=</text:span><text:span text:style-name="T732">"50px"</text:span><text:span text:style-name="T733"><text:s/></text:span><text:span text:style-name="T734">/&gt;&lt;/</text:span><text:span text:style-name="T735">div</text:span><text:span text:style-name="T736">&gt;</text:span></text:p>
      <text:p text:style-name="P737"><text:span text:style-name="T738">&lt;</text:span><text:span text:style-name="T739">div</text:span><text:span text:style-name="T740"><text:s/></text:span><text:span text:style-name="T741">class</text:span><text:span text:style-name="T742">=</text:span><text:span text:style-name="T743">"menu footer-menu"</text:span><text:span text:style-name="T744">&gt;</text:span></text:p>
      <text:p text:style-name="P745"><text:span text:style-name="T746">&lt;</text:span><text:span text:style-name="T747">ul</text:span><text:span text:style-name="T748">&gt;</text:span></text:p>
      <text:p text:style-name="P749"><text:span text:style-name="T750">&lt;</text:span><text:span text:style-name="T751">li</text:span><text:span text:style-name="T752">&gt;&lt;</text:span><text:span text:style-name="T753">a</text:span><text:span text:style-name="T754"><text:s/></text:span><text:span text:style-name="T755">href</text:span><text:span text:style-name="T756">=</text:span><text:span text:style-name="T757">"#"</text:span><text:span text:style-name="T758">&gt;</text:span><text:span text:style-name="T759">ABOUT US</text:span><text:span text:style-name="T760">&lt;/</text:span><text:span text:style-name="T761">a</text:span><text:span text:style-name="T762">&gt;&lt;/</text:span><text:span text:style-name="T763">li</text:span><text:span text:style-name="T764">&gt;</text:span></text:p>
      <text:p text:style-name="P765"><text:span text:style-name="T766">&lt;</text:span><text:span text:style-name="T767">li</text:span><text:span text:style-name="T768">&gt;&lt;</text:span><text:span text:style-name="T769">a</text:span><text:span text:style-name="T770"><text:s/></text:span><text:span text:style-name="T771">href</text:span><text:span text:style-name="T772">=</text:span><text:span text:style-name="T773">"#"</text:span><text:span text:style-name="T774">&gt;</text:span><text:span text:style-name="T775">CONTACT US</text:span><text:span text:style-name="T776">&lt;/</text:span><text:span text:style-name="T777">a</text:span><text:span text:style-name="T778">&gt;&lt;/</text:span><text:span text:style-name="T779">li</text:span><text:span text:style-name="T780">&gt;</text:span></text:p>
      <text:p text:style-name="P781"><text:span text:style-name="T782">&lt;</text:span><text:span text:style-name="T783">li</text:span><text:span text:style-name="T784">&gt;&lt;</text:span><text:span text:style-name="T785">a</text:span><text:span text:style-name="T786"><text:s/></text:span><text:span text:style-name="T787">href</text:span><text:span text:style-name="T788">=</text:span><text:span text:style-name="T789">"#"</text:span><text:span text:style-name="T790">&gt;</text:span><text:span text:style-name="T791">TEAM</text:span><text:span text:style-name="T792">&lt;/</text:span><text:span text:style-name="T793">a</text:span><text:span text:style-name="T794">&gt;&lt;/</text:span><text:span text:style-name="T795">li</text:span><text:span text:style-name="T796">&gt;</text:span></text:p>
      <text:p text:style-name="P797"><text:span text:style-name="T798">&lt;</text:span><text:span text:style-name="T799">li</text:span><text:span text:style-name="T800">&gt;&lt;</text:span><text:span text:style-name="T801">a</text:span><text:span text:style-name="T802"><text:s/></text:span><text:span text:style-name="T803">href</text:span><text:span text:style-name="T804">=</text:span><text:span text:style-name="T805">"#"</text:span><text:span text:style-name="T806">&gt;</text:span><text:span text:style-name="T807">SUPPORT</text:span><text:span text:style-name="T808">&lt;/</text:span><text:span text:style-name="T809">a</text:span><text:span text:style-name="T810">&gt;&lt;/</text:span><text:span text:style-name="T811">li</text:span><text:span text:style-name="T812">&gt;</text:span></text:p>
      <text:p text:style-name="P813"><text:span text:style-name="T814">&lt;/</text:span><text:span text:style-name="T815">ul</text:span><text:span text:style-name="T816">&gt;</text:span></text:p>
      <text:p text:style-name="P817"><text:span text:style-name="T818">&lt;/</text:span><text:span text:style-name="T819">div</text:span><text:span text:style-name="T820">&gt;</text:span></text:p>
      <text:p text:style-name="P821"><text:span text:style-name="T822">&lt;</text:span><text:span text:style-name="T823">div</text:span><text:span text:style-name="T824"><text:s/></text:span><text:span text:style-name="T825">class</text:span><text:span text:style-name="T826">=</text:span><text:span text:style-name="T827">"social"</text:span><text:span text:style-name="T828">&gt;</text:span></text:p>
      <text:p text:style-name="P829"><text:span text:style-name="T830">&lt;</text:span><text:span text:style-name="T831">ul</text:span><text:span text:style-name="T832">&gt;</text:span></text:p>
      <text:p text:style-name="P833"><text:span text:style-name="T834">&lt;</text:span><text:span text:style-name="T835">li</text:span><text:span text:style-name="T836">&gt;&lt;</text:span><text:span text:style-name="T837">a</text:span><text:span text:style-name="T838"><text:s/></text:span><text:span text:style-name="T839">href</text:span><text:span text:style-name="T840">=</text:span><text:span text:style-name="T841">"#"</text:span><text:span text:style-name="T842">&gt;&lt;</text:span><text:span text:style-name="T843">img</text:span><text:span text:style-name="T844"><text:s/></text:span><text:span text:style-name="T845">src</text:span><text:span text:style-name="T846">=</text:span><text:span text:style-name="T847">"https://th.bing.com/th/id/OIP.Id_IaVtlX8yrfGRblowGYwHaHa?w=166&amp;h=180&amp;c=7&amp;r=0&amp;o=5&amp;pid=1.7"</text:span><text:span text:style-name="T848">&gt;&lt;/</text:span><text:span text:style-name="T849">a</text:span><text:span text:style-name="T850">&gt;&lt;/</text:span><text:span text:style-name="T851">li</text:span><text:span text:style-name="T852">&gt;</text:span></text:p>
      <text:p text:style-name="P853"><text:span text:style-name="T854">&lt;</text:span><text:span text:style-name="T855">li</text:span><text:span text:style-name="T856">&gt;&lt;</text:span><text:span text:style-name="T857">a</text:span><text:span text:style-name="T858"><text:s/></text:span><text:span text:style-name="T859">href</text:span><text:span text:style-name="T860">=</text:span><text:span text:style-name="T861">"#"</text:span><text:span text:style-name="T862">&gt;&lt;</text:span><text:span text:style-name="T863">img</text:span><text:span text:style-name="T864"><text:s/></text:span><text:span text:style-name="T865">src</text:span><text:span text:style-name="T866">=</text:span><text:span text:style-name="T867">"https://th.bing.com/th/id/OIP.CMGN1YrmE20USUOkjLA50wHaHa?pid=ImgDet&amp;w=183&amp;h=183&amp;c=7"</text:span><text:span text:style-name="T868">&gt;&lt;/</text:span><text:span text:style-name="T869">a</text:span><text:span text:style-name="T870">&gt;&lt;/</text:span><text:span text:style-name="T871">li</text:span><text:span text:style-name="T872">&gt;</text:span></text:p>
      <text:p text:style-name="P873"><text:span text:style-name="T874">&lt;</text:span><text:span text:style-name="T875">li</text:span><text:span text:style-name="T876">&gt;&lt;</text:span><text:span text:style-name="T877">a</text:span><text:span text:style-name="T878"><text:s/></text:span><text:span text:style-name="T879">href</text:span><text:span text:style-name="T880">=</text:span><text:span text:style-name="T881">"#"</text:span><text:span text:style-name="T882">&gt;&lt;</text:span><text:span text:style-name="T883">img</text:span><text:span text:style-name="T884"><text:s/></text:span><text:span text:style-name="T885">src</text:span><text:span text:style-name="T886">=</text:span><text:span text:style-name="T887">"https://th.bing.com/th/id/OIP.pZWsd5O2efmU2nyV7CewzAHaHa?w=218&amp;h=218&amp;c=7&amp;r=0&amp;o=5&amp;pid=1.7"</text:span><text:span text:style-name="T888">&gt;&lt;/</text:span><text:span text:style-name="T889">a</text:span><text:span text:style-name="T890">&gt;&lt;/</text:span><text:span text:style-name="T891">li</text:span><text:span text:style-name="T892">&gt;</text:span></text:p>
      <text:p text:style-name="P893"><text:span text:style-name="T894">&lt;/</text:span><text:span text:style-name="T895">ul</text:span><text:span text:style-name="T896">&gt;</text:span></text:p>
      <text:p text:style-name="P897"><text:span text:style-name="T898">&lt;/</text:span><text:span text:style-name="T899">div</text:span><text:span text:style-name="T900">&gt;</text:span></text:p>
      <text:p text:style-name="P901"><text:span text:style-name="T902">&lt;/</text:span><text:span text:style-name="T903">div</text:span><text:span text:style-name="T904">&gt;</text:span></text:p>
      <text:p text:style-name="P905"><text:span text:style-name="T906">&lt;!--NAVIGATION-END---------------&gt;</text:span></text:p>
      <text:p text:style-name="P907"><text:span text:style-name="T908">&lt;</text:span><text:span text:style-name="T909">div</text:span><text:span text:style-name="T910"><text:s/></text:span><text:span text:style-name="T911">class</text:span><text:span text:style-name="T912">=</text:span><text:span text:style-name="T913">"copyright"</text:span><text:span text:style-name="T914">&gt;</text:span></text:p>
      <text:p text:style-name="P915"><text:span text:style-name="T916">    </text:span><text:span text:style-name="T917">&lt;</text:span><text:span text:style-name="T918">b</text:span><text:span text:style-name="T919">&gt;</text:span><text:span text:style-name="T920">All Rights Reserved. Copyright © Pizza Delicious Ltd. @ 2022 .Terms Of Use Privacy Policy.</text:span><text:span text:style-name="T921">&lt;/</text:span><text:span text:style-name="T922">b</text:span><text:span text:style-name="T923">&gt;</text:span></text:p>
      <text:p text:style-name="P924"><text:span text:style-name="T925">&lt;/</text:span><text:span text:style-name="T926">div</text:span><text:span text:style-name="T927">&gt;</text:span></text:p>
      <text:p text:style-name="P928"><text:span text:style-name="T929">&lt;/</text:span><text:span text:style-name="T930">div</text:span><text:span text:style-name="T931">&gt;</text:span></text:p>
      <text:p text:style-name="P932"><text:span text:style-name="T933">&lt;/</text:span><text:span text:style-name="T934">body</text:span><text:span text:style-name="T935">&gt;</text:span></text:p>
      <text:p text:style-name="P936"><text:span text:style-name="T937">&lt;/</text:span><text:span text:style-name="T938">html</text:span><text:span text:style-name="T939">&gt;</text:span></text:p>
      <text:p text:style-name="P940"/>
      <text:p text:style-name="P941"/>
      <text:p text:style-name="P942">Style.css</text:p>
      <text:p text:style-name="P943"><text:span text:style-name="T944">&lt;!--doctype html--&gt;</text:span></text:p>
      <text:p text:style-name="P945"><text:span text:style-name="T946">&lt;</text:span><text:span text:style-name="T947">html</text:span><text:span text:style-name="T948">&gt;</text:span></text:p>
      <text:p text:style-name="P949"><text:span text:style-name="T950">&lt;</text:span><text:span text:style-name="T951">head</text:span><text:span text:style-name="T952">&gt;</text:span></text:p>
      <text:p text:style-name="P953"><text:span text:style-name="T954">&lt;</text:span><text:span text:style-name="T955">meta</text:span><text:span text:style-name="T956"><text:s/></text:span><text:span text:style-name="T957">charset</text:span><text:span text:style-name="T958">=</text:span><text:span text:style-name="T959">"utf-8"</text:span><text:span text:style-name="T960">&gt;</text:span></text:p>
      <text:p text:style-name="P961"><text:span text:style-name="T962">&lt;</text:span><text:span text:style-name="T963">title</text:span><text:span text:style-name="T964">&gt;</text:span><text:span text:style-name="T965">Pizza Site</text:span><text:span text:style-name="T966">&lt;/</text:span><text:span text:style-name="T967">title</text:span><text:span text:style-name="T968">&gt;</text:span></text:p>
      <text:p text:style-name="P969"><text:span text:style-name="T970">&lt;</text:span><text:span text:style-name="T971">link</text:span><text:span text:style-name="T972"><text:s/></text:span><text:span text:style-name="T973">rel</text:span><text:span text:style-name="T974">=</text:span><text:span text:style-name="T975">"icon"</text:span><text:span text:style-name="T976"><text:s/></text:span><text:span text:style-name="T977">type</text:span><text:span text:style-name="T978">=</text:span><text:span text:style-name="T979">"text/css"</text:span><text:span text:style-name="T980"><text:s/></text:span><text:span text:style-name="T981">href</text:span><text:span text:style-name="T982">=</text:span><text:span text:style-name="T983">"https://image.freepik.com/vektoren-kostenlos/pizza-logo-vektor_25327-119.jpg"</text:span><text:span text:style-name="T984">&gt;</text:span></text:p>
      <text:p text:style-name="P985"><text:span text:style-name="T986">&lt;</text:span><text:span text:style-name="T987">style</text:span><text:span text:style-name="T988"><text:s/></text:span><text:span text:style-name="T989">type</text:span><text:span text:style-name="T990">=</text:span><text:span text:style-name="T991">"text/css"</text:span><text:span text:style-name="T992">&gt;</text:span></text:p>
      <text:p text:style-name="P993">    </text:p>
      <text:p text:style-name="P994"/>
      <text:p text:style-name="P995"><text:span text:style-name="T996">body</text:span><text:span text:style-name="T997">{</text:span></text:p>
      <text:p text:style-name="P998"><text:span text:style-name="T999">    </text:span><text:span text:style-name="T1000">margin:</text:span><text:span text:style-name="T1001">0px</text:span><text:span text:style-name="T1002">;</text:span></text:p>
      <text:p text:style-name="P1003"><text:span text:style-name="T1004">    </text:span><text:span text:style-name="T1005">padding:</text:span><text:span text:style-name="T1006">0px</text:span><text:span text:style-name="T1007">;</text:span></text:p>
      <text:p text:style-name="P1008"><text:span text:style-name="T1009">    </text:span><text:span text:style-name="T1010">background-image:</text:span><text:span text:style-name="T1011">url</text:span><text:span text:style-name="T1012">(</text:span><text:span text:style-name="T1013">https://i.pinimg.com/originals/4f/9f/cc/4f9fcc8c874f679898454c93573e9faa.jpg</text:span><text:span text:style-name="T1014">);</text:span></text:p>
      <text:p text:style-name="P1015"><text:span text:style-name="T1016">    </text:span><text:span text:style-name="T1017">background-size:</text:span><text:span text:style-name="T1018">cover</text:span><text:span text:style-name="T1019">;</text:span></text:p>
      <text:p text:style-name="P1020"><text:span text:style-name="T1021">            </text:span><text:span text:style-name="T1022">background-repeat:</text:span><text:span text:style-name="T1023">no-repeat</text:span><text:span text:style-name="T1024">;</text:span></text:p>
      <text:p text:style-name="P1025"><text:span text:style-name="T1026">            </text:span><text:span text:style-name="T1027">background-attachment:</text:span><text:span text:style-name="T1028">fixed</text:span><text:span text:style-name="T1029">;}</text:span></text:p>
      <text:p text:style-name="P1030"><text:span text:style-name="T1031">*</text:span><text:span text:style-name="T1032">{</text:span></text:p>
      <text:p text:style-name="P1033"><text:span text:style-name="T1034">    </text:span><text:span text:style-name="T1035">box-sizing:</text:span><text:span text:style-name="T1036">border-box</text:span><text:span text:style-name="T1037">;}</text:span></text:p>
      <text:p text:style-name="P1038"><text:span text:style-name="T1039">ul</text:span><text:span text:style-name="T1040">{</text:span></text:p>
      <text:p text:style-name="P1041"><text:span text:style-name="T1042">    </text:span><text:span text:style-name="T1043">list-style:</text:span><text:span text:style-name="T1044">none</text:span><text:span text:style-name="T1045">;}</text:span></text:p>
      <text:p text:style-name="P1046"><text:span text:style-name="T1047">a</text:span><text:span text:style-name="T1048">{</text:span></text:p>
      <text:p text:style-name="P1049"><text:span text:style-name="T1050">    </text:span><text:span text:style-name="T1051">text-decoration:</text:span><text:span text:style-name="T1052">none</text:span><text:span text:style-name="T1053">;}</text:span></text:p>
      <text:p text:style-name="P1054"><text:s/></text:p>
      <text:p text:style-name="P1055"><text:span text:style-name="T1056">.navigation-container</text:span><text:span text:style-name="T1057">{</text:span></text:p>
      <text:p text:style-name="P1058"><text:span text:style-name="T1059">    </text:span><text:span text:style-name="T1060">width:</text:span><text:span text:style-name="T1061">100%</text:span><text:span text:style-name="T1062">;</text:span></text:p>
      <text:p text:style-name="P1063"><text:span text:style-name="T1064">    </text:span><text:span text:style-name="T1065">height:</text:span><text:span text:style-name="T1066">60px</text:span><text:span text:style-name="T1067">;</text:span></text:p>
      <text:p text:style-name="P1068"><text:span text:style-name="T1069">    </text:span><text:span text:style-name="T1070">background-color:</text:span><text:span text:style-name="T1071">#ea272d</text:span><text:span text:style-name="T1072">;</text:span></text:p>
      <text:p text:style-name="P1073"><text:span text:style-name="T1074">    </text:span><text:span text:style-name="T1075">box-shadow:</text:span><text:span text:style-name="T1076">2px</text:span><text:span text:style-name="T1077"><text:s/></text:span><text:span text:style-name="T1078">2px</text:span><text:span text:style-name="T1079"><text:s/></text:span><text:span text:style-name="T1080">12px</text:span><text:span text:style-name="T1081"><text:s/></text:span><text:span text:style-name="T1082">rgba(</text:span><text:span text:style-name="T1083">0</text:span><text:span text:style-name="T1084">,</text:span><text:span text:style-name="T1085">0</text:span><text:span text:style-name="T1086">,</text:span><text:span text:style-name="T1087">0</text:span><text:span text:style-name="T1088">,</text:span><text:span text:style-name="T1089">0.20</text:span><text:span text:style-name="T1090">)</text:span><text:span text:style-name="T1091">;</text:span></text:p>
      <text:p text:style-name="P1092"><text:span text:style-name="T1093">    </text:span><text:span text:style-name="T1094">position:</text:span><text:span text:style-name="T1095">fixed</text:span><text:span text:style-name="T1096">;</text:span></text:p>
      <text:p text:style-name="P1097"><text:span text:style-name="T1098">    </text:span><text:span text:style-name="T1099">top:</text:span><text:span text:style-name="T1100">0px</text:span><text:span text:style-name="T1101">;}</text:span></text:p>
      <text:p text:style-name="P1102"><text:span text:style-name="T1103">.navigation-content</text:span><text:span text:style-name="T1104">{</text:span></text:p>
      <text:p text:style-name="P1105"><text:span text:style-name="T1106">        </text:span><text:span text:style-name="T1107">height:</text:span><text:span text:style-name="T1108">60px</text:span><text:span text:style-name="T1109">;</text:span></text:p>
      <text:p text:style-name="P1110"><text:span text:style-name="T1111">    </text:span><text:span text:style-name="T1112">margin:</text:span><text:span text:style-name="T1113">0px</text:span><text:span text:style-name="T1114"><text:s/></text:span><text:span text:style-name="T1115">12%</text:span><text:span text:style-name="T1116">;</text:span></text:p>
      <text:p text:style-name="P1117"><text:span text:style-name="T1118">    </text:span><text:span text:style-name="T1119">display:</text:span><text:span text:style-name="T1120">flex</text:span><text:span text:style-name="T1121">;</text:span></text:p>
      <text:p text:style-name="P1122"><text:span text:style-name="T1123">    </text:span><text:span text:style-name="T1124">align-items:</text:span><text:span text:style-name="T1125">center</text:span><text:span text:style-name="T1126">;</text:span></text:p>
      <text:p text:style-name="P1127"><text:span text:style-name="T1128">    </text:span><text:span text:style-name="T1129">justify-content:</text:span><text:span text:style-name="T1130">space-between</text:span><text:span text:style-name="T1131">;</text:span></text:p>
      <text:soft-page-break/>
      <text:p text:style-name="P1132">    }</text:p>
      <text:p text:style-name="P1133"><text:span text:style-name="T1134">.menu</text:span><text:span text:style-name="T1135"><text:s/></text:span><text:span text:style-name="T1136">ul</text:span><text:span text:style-name="T1137">{</text:span></text:p>
      <text:p text:style-name="P1138"><text:span text:style-name="T1139">    </text:span><text:span text:style-name="T1140">display:</text:span><text:span text:style-name="T1141">flex</text:span><text:span text:style-name="T1142">;</text:span></text:p>
      <text:p text:style-name="P1143">    }</text:p>
      <text:p text:style-name="P1144"><text:span text:style-name="T1145">.menu</text:span><text:span text:style-name="T1146"><text:s/></text:span><text:span text:style-name="T1147">ul</text:span><text:span text:style-name="T1148"><text:s/></text:span><text:span text:style-name="T1149">li</text:span><text:span text:style-name="T1150"><text:s/></text:span><text:span text:style-name="T1151">a</text:span><text:span text:style-name="T1152">{</text:span></text:p>
      <text:p text:style-name="P1153"><text:span text:style-name="T1154">    </text:span><text:span text:style-name="T1155">padding:</text:span><text:span text:style-name="T1156">0px</text:span><text:span text:style-name="T1157"><text:s/></text:span><text:span text:style-name="T1158">30px</text:span><text:span text:style-name="T1159">;</text:span></text:p>
      <text:p text:style-name="P1160"><text:span text:style-name="T1161">    </text:span><text:span text:style-name="T1162">font-family:</text:span><text:span text:style-name="T1163">calibri</text:span><text:span text:style-name="T1164">;</text:span></text:p>
      <text:p text:style-name="P1165"><text:span text:style-name="T1166">    </text:span><text:span text:style-name="T1167">font-weight:</text:span><text:span text:style-name="T1168">bold</text:span><text:span text:style-name="T1169">;</text:span></text:p>
      <text:p text:style-name="P1170"><text:span text:style-name="T1171">    </text:span><text:span text:style-name="T1172">color:</text:span><text:span text:style-name="T1173">#FFFFFF</text:span><text:span text:style-name="T1174">;</text:span></text:p>
      <text:p text:style-name="P1175"><text:span text:style-name="T1176">    </text:span><text:span text:style-name="T1177">border-left:</text:span><text:span text:style-name="T1178">3px</text:span><text:span text:style-name="T1179"><text:s/></text:span><text:span text:style-name="T1180">solid</text:span><text:span text:style-name="T1181"><text:s/></text:span><text:span text:style-name="T1182">#e54c51</text:span><text:span text:style-name="T1183">;}</text:span></text:p>
      <text:p text:style-name="P1184"><text:span text:style-name="T1185">.cart</text:span><text:span text:style-name="T1186">{</text:span></text:p>
      <text:p text:style-name="P1187"><text:span text:style-name="T1188">    </text:span><text:span text:style-name="T1189">display:</text:span><text:span text:style-name="T1190">flex</text:span><text:span text:style-name="T1191">;</text:span></text:p>
      <text:p text:style-name="P1192"><text:span text:style-name="T1193">    </text:span><text:span text:style-name="T1194">align-items:</text:span><text:span text:style-name="T1195">center</text:span><text:span text:style-name="T1196">;</text:span></text:p>
      <text:p text:style-name="P1197"><text:span text:style-name="T1198">    </text:span><text:span text:style-name="T1199">font-family:</text:span><text:span text:style-name="T1200">calibri</text:span><text:span text:style-name="T1201">;</text:span></text:p>
      <text:p text:style-name="P1202"><text:span text:style-name="T1203">    </text:span><text:span text:style-name="T1204">font-weight:</text:span><text:span text:style-name="T1205">bold</text:span><text:span text:style-name="T1206">;}</text:span></text:p>
      <text:p text:style-name="P1207"><text:span text:style-name="T1208">.cart</text:span><text:span text:style-name="T1209"><text:s/></text:span><text:span text:style-name="T1210">a</text:span><text:span text:style-name="T1211">{</text:span></text:p>
      <text:p text:style-name="P1212"><text:span text:style-name="T1213">    </text:span><text:span text:style-name="T1214">color:</text:span><text:span text:style-name="T1215">#FFFFFF</text:span><text:span text:style-name="T1216">;</text:span></text:p>
      <text:p text:style-name="P1217"><text:span text:style-name="T1218">    </text:span><text:span text:style-name="T1219">margin:</text:span><text:span text:style-name="T1220">0px</text:span><text:span text:style-name="T1221"><text:s/></text:span><text:span text:style-name="T1222">10px</text:span><text:span text:style-name="T1223">;}</text:span></text:p>
      <text:p text:style-name="P1224"><text:span text:style-name="T1225">.whats-new</text:span><text:span text:style-name="T1226">{</text:span></text:p>
      <text:p text:style-name="P1227"><text:span text:style-name="T1228">    </text:span><text:span text:style-name="T1229">display:</text:span><text:span text:style-name="T1230">flex</text:span><text:span text:style-name="T1231">;</text:span></text:p>
      <text:p text:style-name="P1232"><text:span text:style-name="T1233">    </text:span><text:span text:style-name="T1234">justify-content:</text:span><text:span text:style-name="T1235">center</text:span><text:span text:style-name="T1236">;</text:span></text:p>
      <text:p text:style-name="P1237"><text:span text:style-name="T1238">    </text:span><text:span text:style-name="T1239">margin:</text:span><text:span text:style-name="T1240">7%</text:span><text:span text:style-name="T1241"><text:s/></text:span><text:span text:style-name="T1242">0px</text:span><text:span text:style-name="T1243"><text:s/></text:span><text:span text:style-name="T1244">20px</text:span><text:span text:style-name="T1245"><text:s/></text:span><text:span text:style-name="T1246">0px</text:span><text:span text:style-name="T1247">;}</text:span></text:p>
      <text:p text:style-name="P1248"/>
      <text:p text:style-name="P1249"><text:span text:style-name="T1250">    </text:span><text:span text:style-name="T1251">.content</text:span><text:span text:style-name="T1252">{</text:span></text:p>
      <text:p text:style-name="P1253"><text:span text:style-name="T1254">        </text:span><text:span text:style-name="T1255">display:</text:span><text:span text:style-name="T1256">flex</text:span><text:span text:style-name="T1257">;</text:span></text:p>
      <text:p text:style-name="P1258"><text:span text:style-name="T1259">        </text:span><text:span text:style-name="T1260">flex-direction:</text:span><text:span text:style-name="T1261">column</text:span><text:span text:style-name="T1262">;</text:span></text:p>
      <text:p text:style-name="P1263"><text:span text:style-name="T1264">        </text:span><text:span text:style-name="T1265">align-items:</text:span><text:span text:style-name="T1266">center</text:span><text:span text:style-name="T1267">;}</text:span></text:p>
      <text:p text:style-name="P1268"><text:span text:style-name="T1269">        </text:span><text:span text:style-name="T1270">.first-row</text:span><text:span text:style-name="T1271">{</text:span></text:p>
      <text:p text:style-name="P1272"><text:span text:style-name="T1273">            </text:span><text:span text:style-name="T1274">display:</text:span><text:span text:style-name="T1275">flex</text:span><text:span text:style-name="T1276">;}</text:span></text:p>
      <text:p text:style-name="P1277"/>
      <text:p text:style-name="P1278"><text:s/></text:p>
      <text:p text:style-name="P1279"><text:span text:style-name="T1280">    </text:span><text:span text:style-name="T1281">.new</text:span><text:span text:style-name="T1282">{</text:span></text:p>
      <text:p text:style-name="P1283"><text:span text:style-name="T1284">        </text:span><text:span text:style-name="T1285">width:</text:span><text:span text:style-name="T1286">540px</text:span><text:span text:style-name="T1287">;</text:span></text:p>
      <text:p text:style-name="P1288"><text:span text:style-name="T1289">        </text:span><text:span text:style-name="T1290">height:</text:span><text:span text:style-name="T1291">320px</text:span><text:span text:style-name="T1292">;</text:span></text:p>
      <text:p text:style-name="P1293"><text:span text:style-name="T1294">        </text:span><text:span text:style-name="T1295">margin:</text:span><text:span text:style-name="T1296">10px</text:span><text:span text:style-name="T1297">;</text:span></text:p>
      <text:p text:style-name="P1298"><text:span text:style-name="T1299">        </text:span><text:span text:style-name="T1300">background-color:</text:span><text:span text:style-name="T1301">#B1B1B1</text:span><text:span text:style-name="T1302">;}</text:span></text:p>
      <text:p text:style-name="P1303"><text:span text:style-name="T1304">    </text:span><text:span text:style-name="T1305">.search</text:span><text:span text:style-name="T1306">,</text:span><text:span text:style-name="T1307">.order</text:span><text:span text:style-name="T1308">{</text:span></text:p>
      <text:p text:style-name="P1309"><text:span text:style-name="T1310">        </text:span><text:span text:style-name="T1311">width:</text:span><text:span text:style-name="T1312">540px</text:span><text:span text:style-name="T1313">;</text:span></text:p>
      <text:p text:style-name="P1314"><text:span text:style-name="T1315">        </text:span><text:span text:style-name="T1316">height:</text:span><text:span text:style-name="T1317">150px</text:span><text:span text:style-name="T1318">;</text:span></text:p>
      <text:p text:style-name="P1319"><text:span text:style-name="T1320">        </text:span><text:span text:style-name="T1321">margin:</text:span><text:span text:style-name="T1322">10px</text:span><text:span text:style-name="T1323">;</text:span></text:p>
      <text:p text:style-name="P1324"><text:span text:style-name="T1325">        </text:span><text:span text:style-name="T1326">background-color:</text:span><text:span text:style-name="T1327">#B1B1B1</text:span><text:span text:style-name="T1328">;</text:span></text:p>
      <text:p text:style-name="P1329"><text:span text:style-name="T1330">        </text:span><text:span text:style-name="T1331">display:</text:span><text:span text:style-name="T1332">flex</text:span><text:span text:style-name="T1333">;</text:span></text:p>
      <text:p text:style-name="P1334"><text:span text:style-name="T1335">        </text:span><text:span text:style-name="T1336">flex-direction:</text:span><text:span text:style-name="T1337">column</text:span><text:span text:style-name="T1338">;}</text:span></text:p>
      <text:p text:style-name="P1339"><text:span text:style-name="T1340">        </text:span><text:span text:style-name="T1341">.find</text:span><text:span text:style-name="T1342">{</text:span></text:p>
      <text:soft-page-break/>
      <text:p text:style-name="P1343"><text:span text:style-name="T1344">    </text:span><text:span text:style-name="T1345">display:</text:span><text:span text:style-name="T1346">flex</text:span><text:span text:style-name="T1347">;</text:span></text:p>
      <text:p text:style-name="P1348"><text:span text:style-name="T1349">    </text:span><text:span text:style-name="T1350">flex-direction:</text:span><text:span text:style-name="T1351">column</text:span><text:span text:style-name="T1352">;</text:span></text:p>
      <text:p text:style-name="P1353"><text:span text:style-name="T1354">    </text:span><text:span text:style-name="T1355">justify-content:</text:span><text:span text:style-name="T1356">center</text:span><text:span text:style-name="T1357">;</text:span></text:p>
      <text:p text:style-name="P1358"><text:span text:style-name="T1359">    </text:span><text:span text:style-name="T1360">align-content:</text:span><text:span text:style-name="T1361">center</text:span><text:span text:style-name="T1362">;}</text:span></text:p>
      <text:p text:style-name="P1363"><text:span text:style-name="T1364">    </text:span><text:span text:style-name="T1365">.search</text:span><text:span text:style-name="T1366"><text:s/></text:span><text:span text:style-name="T1367">p</text:span><text:span text:style-name="T1368">{</text:span></text:p>
      <text:p text:style-name="P1369"><text:span text:style-name="T1370">        </text:span><text:span text:style-name="T1371">color:</text:span><text:span text:style-name="T1372">#FFFFFF</text:span><text:span text:style-name="T1373">;</text:span></text:p>
      <text:p text:style-name="P1374"><text:span text:style-name="T1375">        </text:span><text:span text:style-name="T1376">font-size:</text:span><text:span text:style-name="T1377">30px</text:span><text:span text:style-name="T1378">;</text:span></text:p>
      <text:p text:style-name="P1379"><text:span text:style-name="T1380">        </text:span><text:span text:style-name="T1381">font-family:</text:span><text:span text:style-name="T1382">calibri</text:span><text:span text:style-name="T1383">;</text:span></text:p>
      <text:p text:style-name="P1384"><text:span text:style-name="T1385">        </text:span><text:span text:style-name="T1386">font-weight:</text:span><text:span text:style-name="T1387">bold</text:span><text:span text:style-name="T1388">;</text:span></text:p>
      <text:p text:style-name="P1389"><text:span text:style-name="T1390">        </text:span><text:span text:style-name="T1391">line-height:</text:span><text:span text:style-name="T1392">0px</text:span><text:span text:style-name="T1393">;</text:span></text:p>
      <text:p text:style-name="P1394"><text:span text:style-name="T1395">        </text:span><text:span text:style-name="T1396">text-shadow:</text:span><text:span text:style-name="T1397">2px</text:span><text:span text:style-name="T1398"><text:s/></text:span><text:span text:style-name="T1399">2px</text:span><text:span text:style-name="T1400"><text:s/></text:span><text:span text:style-name="T1401">12px</text:span><text:span text:style-name="T1402"><text:s/></text:span><text:span text:style-name="T1403">rgba(</text:span><text:span text:style-name="T1404">0</text:span><text:span text:style-name="T1405">,</text:span><text:span text:style-name="T1406">0</text:span><text:span text:style-name="T1407">,</text:span><text:span text:style-name="T1408">0</text:span><text:span text:style-name="T1409">,</text:span><text:span text:style-name="T1410">0.5</text:span><text:span text:style-name="T1411">)</text:span><text:span text:style-name="T1412">;</text:span></text:p>
      <text:p text:style-name="P1413">        </text:p>
      <text:p text:style-name="P1414">    }</text:p>
      <text:p text:style-name="P1415"><text:s/></text:p>
      <text:p text:style-name="P1416"><text:s/></text:p>
      <text:p text:style-name="P1417"><text:span text:style-name="T1418">.food-one</text:span><text:span text:style-name="T1419">,</text:span><text:span text:style-name="T1420">.food-two</text:span><text:span text:style-name="T1421">,</text:span><text:span text:style-name="T1422">.food-three</text:span><text:span text:style-name="T1423">{</text:span></text:p>
      <text:p text:style-name="P1424"><text:span text:style-name="T1425">    </text:span><text:span text:style-name="T1426">width:</text:span><text:span text:style-name="T1427">354px</text:span><text:span text:style-name="T1428">;</text:span></text:p>
      <text:p text:style-name="P1429"><text:span text:style-name="T1430">        </text:span><text:span text:style-name="T1431">height:</text:span><text:span text:style-name="T1432">350px</text:span><text:span text:style-name="T1433">;</text:span></text:p>
      <text:p text:style-name="P1434"><text:span text:style-name="T1435">        </text:span><text:span text:style-name="T1436">margin:</text:span><text:span text:style-name="T1437">10px</text:span><text:span text:style-name="T1438">;</text:span></text:p>
      <text:p text:style-name="P1439">        </text:p>
      <text:p text:style-name="P1440"><text:span text:style-name="T1441">        </text:span><text:span text:style-name="T1442">background-color:</text:span><text:span text:style-name="T1443">#B1B1B1</text:span><text:span text:style-name="T1444">;</text:span></text:p>
      <text:p text:style-name="P1445">    }</text:p>
      <text:p text:style-name="P1446"><text:span text:style-name="T1447">.second-row</text:span><text:span text:style-name="T1448">{</text:span></text:p>
      <text:p text:style-name="P1449"><text:span text:style-name="T1450">    </text:span><text:span text:style-name="T1451">display:</text:span><text:span text:style-name="T1452">flex</text:span><text:span text:style-name="T1453">;</text:span></text:p>
      <text:p text:style-name="P1454">    }</text:p>
      <text:p text:style-name="P1455"><text:span text:style-name="T1456">.flavor</text:span><text:span text:style-name="T1457">,</text:span><text:span text:style-name="T1458">.breakfast</text:span><text:span text:style-name="T1459">{</text:span></text:p>
      <text:p text:style-name="P1460"><text:span text:style-name="T1461">    </text:span><text:span text:style-name="T1462">width:</text:span><text:span text:style-name="T1463">540px</text:span><text:span text:style-name="T1464">;</text:span></text:p>
      <text:p text:style-name="P1465"><text:span text:style-name="T1466">    </text:span><text:span text:style-name="T1467">height:</text:span><text:span text:style-name="T1468">180px</text:span><text:span text:style-name="T1469">;</text:span></text:p>
      <text:p text:style-name="P1470"><text:span text:style-name="T1471">    </text:span><text:span text:style-name="T1472">margin:</text:span><text:span text:style-name="T1473">10px</text:span><text:span text:style-name="T1474">;</text:span></text:p>
      <text:p text:style-name="P1475"><text:span text:style-name="T1476">    </text:span><text:span text:style-name="T1477">background-color:</text:span><text:span text:style-name="T1478">#b1b1b1</text:span><text:span text:style-name="T1479">;}</text:span></text:p>
      <text:p text:style-name="P1480"><text:span text:style-name="T1481">    </text:span><text:span text:style-name="T1482">.third-row</text:span><text:span text:style-name="T1483">{</text:span></text:p>
      <text:p text:style-name="P1484"><text:span text:style-name="T1485">        </text:span><text:span text:style-name="T1486">display:</text:span><text:span text:style-name="T1487">flex</text:span><text:span text:style-name="T1488">;}</text:span></text:p>
      <text:p text:style-name="P1489"><text:span text:style-name="T1490">    </text:span><text:span text:style-name="T1491">.new</text:span><text:span text:style-name="T1492"><text:s/></text:span><text:span text:style-name="T1493">p</text:span><text:span text:style-name="T1494">{</text:span></text:p>
      <text:p text:style-name="P1495"><text:span text:style-name="T1496">        </text:span><text:span text:style-name="T1497">color:</text:span><text:span text:style-name="T1498">#FFFFFF</text:span><text:span text:style-name="T1499">;</text:span></text:p>
      <text:p text:style-name="P1500"><text:span text:style-name="T1501">        </text:span><text:span text:style-name="T1502">line-height:</text:span><text:span text:style-name="T1503">50px</text:span><text:span text:style-name="T1504">;</text:span></text:p>
      <text:p text:style-name="P1505"><text:span text:style-name="T1506">        </text:span><text:span text:style-name="T1507">padding:</text:span><text:span text:style-name="T1508">0px</text:span><text:span text:style-name="T1509">;</text:span></text:p>
      <text:p text:style-name="P1510"><text:span text:style-name="T1511">        </text:span><text:span text:style-name="T1512">margin:</text:span><text:span text:style-name="T1513">0px</text:span><text:span text:style-name="T1514">;</text:span></text:p>
      <text:p text:style-name="P1515">        </text:p>
      <text:p text:style-name="P1516">        }</text:p>
      <text:p text:style-name="P1517"><text:span text:style-name="T1518">    </text:span><text:span text:style-name="T1519">.new</text:span><text:span text:style-name="T1520"><text:s/></text:span><text:span text:style-name="T1521">p:nth-child</text:span><text:span text:style-name="T1522">(1){</text:span></text:p>
      <text:p text:style-name="P1523"><text:span text:style-name="T1524">        </text:span><text:span text:style-name="T1525">font-size:</text:span><text:span text:style-name="T1526">40px</text:span><text:span text:style-name="T1527">;</text:span></text:p>
      <text:p text:style-name="P1528"><text:span text:style-name="T1529">        </text:span><text:span text:style-name="T1530">font-family:</text:span><text:span text:style-name="T1531">calibri</text:span><text:span text:style-name="T1532">;</text:span></text:p>
      <text:p text:style-name="P1533"><text:span text:style-name="T1534">        </text:span><text:span text:style-name="T1535">font-weight:</text:span><text:span text:style-name="T1536">bold</text:span><text:span text:style-name="T1537">;}</text:span></text:p>
      <text:p text:style-name="P1538"><text:span text:style-name="T1539">            </text:span><text:span text:style-name="T1540">.new</text:span><text:span text:style-name="T1541"><text:s/></text:span><text:span text:style-name="T1542">p:nth-child</text:span><text:span text:style-name="T1543">(2){</text:span></text:p>
      <text:soft-page-break/>
      <text:p text:style-name="P1544"><text:span text:style-name="T1545">        </text:span><text:span text:style-name="T1546">font-size:</text:span><text:span text:style-name="T1547">30px</text:span><text:span text:style-name="T1548">;</text:span></text:p>
      <text:p text:style-name="P1549"><text:span text:style-name="T1550">        </text:span><text:span text:style-name="T1551">font-family:</text:span><text:span text:style-name="T1552">myriad</text:span><text:span text:style-name="T1553"><text:s/></text:span><text:span text:style-name="T1554">pro</text:span><text:span text:style-name="T1555">;</text:span></text:p>
      <text:p text:style-name="P1556">        }</text:p>
      <text:p text:style-name="P1557"><text:span text:style-name="T1558">        </text:span><text:span text:style-name="T1559">.new</text:span><text:span text:style-name="T1560">{</text:span></text:p>
      <text:p text:style-name="P1561"><text:span text:style-name="T1562">            </text:span><text:span text:style-name="T1563">padding:</text:span><text:span text:style-name="T1564">40px</text:span><text:span text:style-name="T1565">;</text:span></text:p>
      <text:p text:style-name="P1566"><text:span text:style-name="T1567">            </text:span><text:span text:style-name="T1568">display:</text:span><text:span text:style-name="T1569">flex</text:span><text:span text:style-name="T1570">;</text:span></text:p>
      <text:p text:style-name="P1571"><text:span text:style-name="T1572">            </text:span><text:span text:style-name="T1573">flex-direction:</text:span><text:span text:style-name="T1574">column</text:span><text:span text:style-name="T1575">;</text:span></text:p>
      <text:p text:style-name="P1576"><text:span text:style-name="T1577">            </text:span><text:span text:style-name="T1578">justify-content:</text:span><text:span text:style-name="T1579">center</text:span><text:span text:style-name="T1580">;</text:span></text:p>
      <text:p text:style-name="P1581">        </text:p>
      <text:p text:style-name="P1582">            }</text:p>
      <text:p text:style-name="P1583"><text:span text:style-name="T1584">    </text:span><text:span text:style-name="T1585">.new</text:span><text:span text:style-name="T1586"><text:s/></text:span><text:span text:style-name="T1587">button</text:span><text:span text:style-name="T1588">{</text:span></text:p>
      <text:p text:style-name="P1589"><text:span text:style-name="T1590">        </text:span><text:span text:style-name="T1591">width:</text:span><text:span text:style-name="T1592">120px</text:span><text:span text:style-name="T1593">;</text:span></text:p>
      <text:p text:style-name="P1594"><text:span text:style-name="T1595">        </text:span><text:span text:style-name="T1596">height:</text:span><text:span text:style-name="T1597">35px</text:span><text:span text:style-name="T1598">;</text:span></text:p>
      <text:p text:style-name="P1599"><text:span text:style-name="T1600">        </text:span><text:span text:style-name="T1601">border-radius:</text:span><text:span text:style-name="T1602">10px</text:span><text:span text:style-name="T1603">;</text:span></text:p>
      <text:p text:style-name="P1604"><text:span text:style-name="T1605">        </text:span><text:span text:style-name="T1606">background-color:</text:span><text:span text:style-name="T1607">#ea272d</text:span><text:span text:style-name="T1608">;</text:span></text:p>
      <text:p text:style-name="P1609"><text:span text:style-name="T1610">        </text:span><text:span text:style-name="T1611">text-align:</text:span><text:span text:style-name="T1612">center</text:span><text:span text:style-name="T1613">;</text:span></text:p>
      <text:p text:style-name="P1614"><text:span text:style-name="T1615">        </text:span><text:span text:style-name="T1616">font-family:</text:span><text:span text:style-name="T1617">calibri</text:span><text:span text:style-name="T1618">;</text:span></text:p>
      <text:p text:style-name="P1619"><text:span text:style-name="T1620">        </text:span><text:span text:style-name="T1621">font-weight:</text:span><text:span text:style-name="T1622">400</text:span><text:span text:style-name="T1623">;</text:span></text:p>
      <text:p text:style-name="P1624"><text:span text:style-name="T1625">        </text:span><text:span text:style-name="T1626">color:</text:span><text:span text:style-name="T1627">#FFFFFF</text:span><text:span text:style-name="T1628">;</text:span></text:p>
      <text:p text:style-name="P1629"><text:span text:style-name="T1630">        </text:span><text:span text:style-name="T1631">font-size:</text:span><text:span text:style-name="T1632">16px</text:span><text:span text:style-name="T1633">;</text:span></text:p>
      <text:p text:style-name="P1634"><text:span text:style-name="T1635">        </text:span><text:span text:style-name="T1636">border:</text:span><text:span text:style-name="T1637">none</text:span><text:span text:style-name="T1638">;</text:span></text:p>
      <text:p text:style-name="P1639"><text:span text:style-name="T1640">        </text:span><text:span text:style-name="T1641">box-shadow:</text:span><text:span text:style-name="T1642">2px</text:span><text:span text:style-name="T1643"><text:s/></text:span><text:span text:style-name="T1644">2px</text:span><text:span text:style-name="T1645"><text:s/></text:span><text:span text:style-name="T1646">12px</text:span><text:span text:style-name="T1647"><text:s/></text:span><text:span text:style-name="T1648">rgba(</text:span><text:span text:style-name="T1649">0</text:span><text:span text:style-name="T1650">,</text:span><text:span text:style-name="T1651">0</text:span><text:span text:style-name="T1652">,</text:span><text:span text:style-name="T1653">0</text:span><text:span text:style-name="T1654">,</text:span><text:span text:style-name="T1655">0.2</text:span><text:span text:style-name="T1656">)</text:span><text:span text:style-name="T1657">;</text:span></text:p>
      <text:p text:style-name="P1658"><text:span text:style-name="T1659">        </text:span><text:span text:style-name="T1660">outline:</text:span><text:span text:style-name="T1661">none</text:span><text:span text:style-name="T1662">;}</text:span></text:p>
      <text:p text:style-name="P1663"><text:span text:style-name="T1664">    </text:span><text:span text:style-name="T1665">button:active</text:span><text:span text:style-name="T1666">{</text:span></text:p>
      <text:p text:style-name="P1667"><text:span text:style-name="T1668">        </text:span><text:span text:style-name="T1669">transform:</text:span><text:span text:style-name="T1670">scale(</text:span><text:span text:style-name="T1671">1.1</text:span><text:span text:style-name="T1672">)</text:span><text:span text:style-name="T1673">;-</text:span></text:p>
      <text:p text:style-name="P1674"><text:span text:style-name="T1675">        </text:span><text:span text:style-name="T1676">transition:</text:span><text:span text:style-name="T1677">all</text:span><text:span text:style-name="T1678"><text:s/></text:span><text:span text:style-name="T1679">ease</text:span><text:span text:style-name="T1680"><text:s/></text:span><text:span text:style-name="T1681">0.5s</text:span><text:span text:style-name="T1682">;}</text:span></text:p>
      <text:p text:style-name="P1683">    </text:p>
      <text:p text:style-name="P1684"><text:span text:style-name="T1685">    </text:span><text:span text:style-name="T1686">.text</text:span><text:span text:style-name="T1687">{</text:span></text:p>
      <text:p text:style-name="P1688"><text:span text:style-name="T1689">        </text:span><text:span text:style-name="T1690">background-color:</text:span><text:span text:style-name="T1691">#F1F1F1</text:span><text:span text:style-name="T1692">;</text:span></text:p>
      <text:p text:style-name="P1693"><text:span text:style-name="T1694">        </text:span><text:span text:style-name="T1695">border-radius:</text:span><text:span text:style-name="T1696">20px</text:span><text:span text:style-name="T1697"><text:s/>;</text:span></text:p>
      <text:p text:style-name="P1698"><text:span text:style-name="T1699">        </text:span><text:span text:style-name="T1700">width:</text:span><text:span text:style-name="T1701">250px</text:span><text:span text:style-name="T1702">;</text:span></text:p>
      <text:p text:style-name="P1703"><text:span text:style-name="T1704">        </text:span><text:span text:style-name="T1705">height:</text:span><text:span text:style-name="T1706">35px</text:span><text:span text:style-name="T1707">;</text:span></text:p>
      <text:p text:style-name="P1708"><text:span text:style-name="T1709">        </text:span><text:span text:style-name="T1710">display:</text:span><text:span text:style-name="T1711">flex</text:span><text:span text:style-name="T1712">;</text:span></text:p>
      <text:p text:style-name="P1713"><text:span text:style-name="T1714">        </text:span><text:span text:style-name="T1715">justify-content:</text:span><text:span text:style-name="T1716">space-around</text:span><text:span text:style-name="T1717">;</text:span></text:p>
      <text:p text:style-name="P1718"><text:span text:style-name="T1719">        </text:span><text:span text:style-name="T1720">align-items:</text:span><text:span text:style-name="T1721">center</text:span><text:span text:style-name="T1722">;</text:span></text:p>
      <text:p text:style-name="P1723"><text:span text:style-name="T1724">        </text:span><text:span text:style-name="T1725">box-shadow:</text:span><text:span text:style-name="T1726">2px</text:span><text:span text:style-name="T1727"><text:s/></text:span><text:span text:style-name="T1728">2px</text:span><text:span text:style-name="T1729"><text:s/></text:span><text:span text:style-name="T1730">12px</text:span><text:span text:style-name="T1731"><text:s/></text:span><text:span text:style-name="T1732">rgba(</text:span><text:span text:style-name="T1733">0</text:span><text:span text:style-name="T1734">,</text:span><text:span text:style-name="T1735">0</text:span><text:span text:style-name="T1736">,</text:span><text:span text:style-name="T1737">0</text:span><text:span text:style-name="T1738">,</text:span><text:span text:style-name="T1739">0.2</text:span><text:span text:style-name="T1740">)</text:span><text:span text:style-name="T1741">;}</text:span></text:p>
      <text:p text:style-name="P1742"><text:span text:style-name="T1743">        </text:span><text:span text:style-name="T1744">.text</text:span><text:span text:style-name="T1745"><text:s/></text:span><text:span text:style-name="T1746">input</text:span><text:span text:style-name="T1747">[</text:span><text:span text:style-name="T1748">type</text:span><text:span text:style-name="T1749">=</text:span><text:span text:style-name="T1750">search</text:span><text:span text:style-name="T1751">]{</text:span></text:p>
      <text:p text:style-name="P1752"><text:span text:style-name="T1753">            </text:span><text:span text:style-name="T1754">border:</text:span><text:span text:style-name="T1755">none</text:span><text:span text:style-name="T1756">;</text:span></text:p>
      <text:p text:style-name="P1757"><text:span text:style-name="T1758">            </text:span><text:span text:style-name="T1759">background-color:</text:span><text:span text:style-name="T1760">transparent</text:span><text:span text:style-name="T1761">;</text:span></text:p>
      <text:p text:style-name="P1762"><text:span text:style-name="T1763">            </text:span><text:span text:style-name="T1764">color:</text:span><text:span text:style-name="T1765">#000000</text:span><text:span text:style-name="T1766">;</text:span></text:p>
      <text:p text:style-name="P1767"><text:span text:style-name="T1768">            </text:span><text:span text:style-name="T1769">text-align:</text:span><text:span text:style-name="T1770">center</text:span><text:span text:style-name="T1771">;</text:span></text:p>
      <text:p text:style-name="P1772"><text:span text:style-name="T1773">            </text:span><text:span text:style-name="T1774">outline:</text:span><text:span text:style-name="T1775">none</text:span><text:span text:style-name="T1776">;}</text:span></text:p>
      <text:p text:style-name="P1777"><text:span text:style-name="T1778">        </text:span><text:span text:style-name="T1779">.search</text:span><text:span text:style-name="T1780">{</text:span></text:p>
      <text:p text:style-name="P1781"><text:span text:style-name="T1782">            </text:span><text:span text:style-name="T1783">display:</text:span><text:span text:style-name="T1784">flex</text:span><text:span text:style-name="T1785">;</text:span></text:p>
      <text:soft-page-break/>
      <text:p text:style-name="P1786"><text:span text:style-name="T1787">            </text:span><text:span text:style-name="T1788">justify-content:</text:span><text:span text:style-name="T1789">center</text:span><text:span text:style-name="T1790">;</text:span></text:p>
      <text:p text:style-name="P1791"><text:span text:style-name="T1792">            </text:span><text:span text:style-name="T1793">align-items:</text:span><text:span text:style-name="T1794">center</text:span><text:span text:style-name="T1795">;}</text:span></text:p>
      <text:p text:style-name="P1796"><text:span text:style-name="T1797">        </text:span><text:span text:style-name="T1798">.text</text:span><text:span text:style-name="T1799"><text:s/></text:span><text:span text:style-name="T1800">button</text:span><text:span text:style-name="T1801">{</text:span></text:p>
      <text:p text:style-name="P1802"><text:span text:style-name="T1803">            </text:span><text:span text:style-name="T1804">height:</text:span><text:span text:style-name="T1805">35px</text:span><text:span text:style-name="T1806">;</text:span></text:p>
      <text:p text:style-name="P1807"><text:span text:style-name="T1808">            </text:span><text:span text:style-name="T1809">width:</text:span><text:span text:style-name="T1810">100px</text:span><text:span text:style-name="T1811">;</text:span></text:p>
      <text:p text:style-name="P1812"><text:span text:style-name="T1813">            </text:span><text:span text:style-name="T1814">border:</text:span><text:span text:style-name="T1815">none</text:span><text:span text:style-name="T1816">;</text:span></text:p>
      <text:p text:style-name="P1817"><text:span text:style-name="T1818">            </text:span><text:span text:style-name="T1819">color:</text:span><text:span text:style-name="T1820">#0B0B0B</text:span><text:span text:style-name="T1821">;</text:span></text:p>
      <text:p text:style-name="P1822"><text:span text:style-name="T1823">            </text:span><text:span text:style-name="T1824">font-family:</text:span><text:span text:style-name="T1825">calibri</text:span><text:span text:style-name="T1826">;</text:span></text:p>
      <text:p text:style-name="P1827"><text:span text:style-name="T1828">            </text:span><text:span text:style-name="T1829">font-weight:</text:span><text:span text:style-name="T1830">bold</text:span><text:span text:style-name="T1831">;</text:span></text:p>
      <text:p text:style-name="P1832"><text:span text:style-name="T1833">            </text:span><text:span text:style-name="T1834">outline:</text:span><text:span text:style-name="T1835">none</text:span><text:span text:style-name="T1836">;</text:span></text:p>
      <text:p text:style-name="P1837"><text:span text:style-name="T1838">            </text:span><text:span text:style-name="T1839">border-radius:</text:span><text:span text:style-name="T1840">0px</text:span><text:span text:style-name="T1841"><text:s/></text:span><text:span text:style-name="T1842">20px</text:span><text:span text:style-name="T1843"><text:s/></text:span><text:span text:style-name="T1844">20px</text:span><text:span text:style-name="T1845"><text:s/></text:span><text:span text:style-name="T1846">0px</text:span><text:span text:style-name="T1847">;</text:span></text:p>
      <text:p text:style-name="P1848">            }</text:p>
      <text:p text:style-name="P1849"><text:span text:style-name="T1850">    </text:span><text:span text:style-name="T1851">.text</text:span><text:span text:style-name="T1852"><text:s/></text:span><text:span text:style-name="T1853">button:hover</text:span><text:span text:style-name="T1854">{</text:span></text:p>
      <text:p text:style-name="P1855"><text:span text:style-name="T1856">        </text:span><text:span text:style-name="T1857">color:</text:span><text:span text:style-name="T1858">#ea272d</text:span><text:span text:style-name="T1859">;</text:span></text:p>
      <text:p text:style-name="P1860"><text:span text:style-name="T1861">        </text:span><text:span text:style-name="T1862">transition:</text:span><text:span text:style-name="T1863">all</text:span><text:span text:style-name="T1864"><text:s/></text:span><text:span text:style-name="T1865">ease</text:span><text:span text:style-name="T1866"><text:s/></text:span><text:span text:style-name="T1867">0.5s</text:span><text:span text:style-name="T1868">;}</text:span></text:p>
      <text:p text:style-name="P1869"><text:span text:style-name="T1870">    </text:span><text:span text:style-name="T1871">.order</text:span><text:span text:style-name="T1872">{</text:span></text:p>
      <text:p text:style-name="P1873"><text:span text:style-name="T1874">        </text:span><text:span text:style-name="T1875">display:</text:span><text:span text:style-name="T1876">flex</text:span><text:span text:style-name="T1877">;</text:span></text:p>
      <text:p text:style-name="P1878"><text:span text:style-name="T1879">        </text:span><text:span text:style-name="T1880">justify-content:</text:span><text:span text:style-name="T1881">center</text:span><text:span text:style-name="T1882">;</text:span></text:p>
      <text:p text:style-name="P1883"><text:span text:style-name="T1884">        </text:span><text:span text:style-name="T1885">align-items:</text:span><text:span text:style-name="T1886">center</text:span><text:span text:style-name="T1887">;</text:span></text:p>
      <text:p text:style-name="P1888">        }</text:p>
      <text:p text:style-name="P1889"><text:span text:style-name="T1890">    </text:span><text:span text:style-name="T1891">.order</text:span><text:span text:style-name="T1892"><text:s/></text:span><text:span text:style-name="T1893">a</text:span><text:span text:style-name="T1894">{</text:span></text:p>
      <text:p text:style-name="P1895"><text:span text:style-name="T1896">        </text:span><text:span text:style-name="T1897">font-family:</text:span><text:span text:style-name="T1898">calibri</text:span><text:span text:style-name="T1899">;</text:span></text:p>
      <text:p text:style-name="P1900"><text:span text:style-name="T1901">        </text:span><text:span text:style-name="T1902">font-weight:</text:span><text:span text:style-name="T1903">bold</text:span><text:span text:style-name="T1904">;</text:span></text:p>
      <text:p text:style-name="P1905"><text:span text:style-name="T1906">        </text:span><text:span text:style-name="T1907">color:</text:span><text:span text:style-name="T1908">#FFFFFF</text:span><text:span text:style-name="T1909">;</text:span></text:p>
      <text:p text:style-name="P1910"><text:span text:style-name="T1911">        </text:span><text:span text:style-name="T1912">font-size:</text:span><text:span text:style-name="T1913">40px</text:span><text:span text:style-name="T1914">;</text:span></text:p>
      <text:p text:style-name="P1915"><text:span text:style-name="T1916">        </text:span><text:span text:style-name="T1917">text-shadow:</text:span><text:span text:style-name="T1918">2px</text:span><text:span text:style-name="T1919"><text:s/></text:span><text:span text:style-name="T1920">2px</text:span><text:span text:style-name="T1921"><text:s/></text:span><text:span text:style-name="T1922">12px</text:span><text:span text:style-name="T1923"><text:s/></text:span><text:span text:style-name="T1924">rgba(</text:span><text:span text:style-name="T1925">0</text:span><text:span text:style-name="T1926">,</text:span><text:span text:style-name="T1927">0</text:span><text:span text:style-name="T1928">,</text:span><text:span text:style-name="T1929">0</text:span><text:span text:style-name="T1930">,</text:span><text:span text:style-name="T1931">0.1</text:span><text:span text:style-name="T1932">)</text:span><text:span text:style-name="T1933">;}</text:span></text:p>
      <text:p text:style-name="P1934"><text:span text:style-name="T1935">    </text:span><text:span text:style-name="T1936">.name</text:span><text:span text:style-name="T1937"><text:s/></text:span><text:span text:style-name="T1938">p</text:span><text:span text:style-name="T1939">{</text:span></text:p>
      <text:p text:style-name="P1940"><text:span text:style-name="T1941">        </text:span><text:span text:style-name="T1942">font-family:</text:span><text:span text:style-name="T1943">calibri</text:span><text:span text:style-name="T1944">;</text:span></text:p>
      <text:p text:style-name="P1945"><text:span text:style-name="T1946">        </text:span><text:span text:style-name="T1947">color:</text:span><text:span text:style-name="T1948">#FFFFFF</text:span><text:span text:style-name="T1949">;</text:span></text:p>
      <text:p text:style-name="P1950"><text:span text:style-name="T1951">        </text:span><text:span text:style-name="T1952">line-height:</text:span><text:span text:style-name="T1953">40px</text:span><text:span text:style-name="T1954">;</text:span></text:p>
      <text:p text:style-name="P1955"><text:span text:style-name="T1956">        </text:span><text:span text:style-name="T1957">margin:</text:span><text:span text:style-name="T1958">0px</text:span><text:span text:style-name="T1959">;</text:span></text:p>
      <text:p text:style-name="P1960"><text:span text:style-name="T1961">        </text:span><text:span text:style-name="T1962">padding:</text:span><text:span text:style-name="T1963">0px</text:span><text:span text:style-name="T1964">;}</text:span></text:p>
      <text:p text:style-name="P1965"><text:span text:style-name="T1966">    </text:span><text:span text:style-name="T1967">.name</text:span><text:span text:style-name="T1968"><text:s/></text:span><text:span text:style-name="T1969">p:nth-child</text:span><text:span text:style-name="T1970">(1){</text:span></text:p>
      <text:p text:style-name="P1971"><text:span text:style-name="T1972">        </text:span><text:span text:style-name="T1973">font-weight:</text:span><text:span text:style-name="T1974">bold</text:span><text:span text:style-name="T1975">;</text:span></text:p>
      <text:p text:style-name="P1976"><text:span text:style-name="T1977">        </text:span><text:span text:style-name="T1978">font-size:</text:span><text:span text:style-name="T1979">40px</text:span><text:span text:style-name="T1980">;}</text:span></text:p>
      <text:p text:style-name="P1981"><text:span text:style-name="T1982">        </text:span><text:span text:style-name="T1983">.name</text:span><text:span text:style-name="T1984"><text:s/></text:span><text:span text:style-name="T1985">p:nth-child</text:span><text:span text:style-name="T1986">(2){</text:span></text:p>
      <text:p text:style-name="P1987"><text:span text:style-name="T1988">        </text:span><text:span text:style-name="T1989">font-weight:</text:span><text:span text:style-name="T1990">200</text:span><text:span text:style-name="T1991">;</text:span></text:p>
      <text:p text:style-name="P1992"><text:span text:style-name="T1993">        </text:span><text:span text:style-name="T1994">font-size:</text:span><text:span text:style-name="T1995">30px</text:span><text:span text:style-name="T1996">;}</text:span></text:p>
      <text:p text:style-name="P1997"><text:span text:style-name="T1998">    </text:span><text:span text:style-name="T1999">.food-one</text:span><text:span text:style-name="T2000">,</text:span><text:span text:style-name="T2001">.food-two</text:span><text:span text:style-name="T2002">,</text:span><text:span text:style-name="T2003">.food-three</text:span><text:span text:style-name="T2004">{</text:span></text:p>
      <text:p text:style-name="P2005"><text:span text:style-name="T2006">        </text:span><text:span text:style-name="T2007">display:</text:span><text:span text:style-name="T2008">flex</text:span><text:span text:style-name="T2009">;</text:span></text:p>
      <text:p text:style-name="P2010"><text:span text:style-name="T2011">        </text:span><text:span text:style-name="T2012">flex-direction:</text:span><text:span text:style-name="T2013">column</text:span><text:span text:style-name="T2014">;</text:span></text:p>
      <text:p text:style-name="P2015"><text:span text:style-name="T2016">        </text:span><text:span text:style-name="T2017">justify-content:</text:span><text:span text:style-name="T2018">space-between</text:span><text:span text:style-name="T2019">;</text:span></text:p>
      <text:p text:style-name="P2020"><text:span text:style-name="T2021">        </text:span><text:span text:style-name="T2022">padding:</text:span><text:span text:style-name="T2023">5%</text:span><text:span text:style-name="T2024">;</text:span></text:p>
      <text:p text:style-name="P2025"><text:span text:style-name="T2026">        </text:span><text:span text:style-name="T2027">text-shadow:</text:span><text:span text:style-name="T2028">2px</text:span><text:span text:style-name="T2029"><text:s/></text:span><text:span text:style-name="T2030">2px</text:span><text:span text:style-name="T2031"><text:s/></text:span><text:span text:style-name="T2032">12px</text:span><text:span text:style-name="T2033"><text:s/></text:span><text:span text:style-name="T2034">rgba(</text:span><text:span text:style-name="T2035">0</text:span><text:span text:style-name="T2036">,</text:span><text:span text:style-name="T2037">0</text:span><text:span text:style-name="T2038">,</text:span><text:span text:style-name="T2039">0</text:span><text:span text:style-name="T2040">,</text:span><text:span text:style-name="T2041">0.2</text:span><text:span text:style-name="T2042">)</text:span><text:span text:style-name="T2043">;</text:span></text:p>
      <text:soft-page-break/>
      <text:p text:style-name="P2044">        }</text:p>
      <text:p text:style-name="P2045">    </text:p>
      <text:p text:style-name="P2046"><text:span text:style-name="T2047">    </text:span><text:span text:style-name="T2048">.price</text:span><text:span text:style-name="T2049"><text:s/></text:span><text:span text:style-name="T2050">button</text:span><text:span text:style-name="T2051">{</text:span></text:p>
      <text:p text:style-name="P2052"><text:span text:style-name="T2053">        </text:span><text:span text:style-name="T2054">color:</text:span><text:span text:style-name="T2055">#FFFFFF</text:span><text:span text:style-name="T2056">;</text:span></text:p>
      <text:p text:style-name="P2057"><text:span text:style-name="T2058">        </text:span><text:span text:style-name="T2059">border:</text:span><text:span text:style-name="T2060">none</text:span><text:span text:style-name="T2061">;</text:span></text:p>
      <text:p text:style-name="P2062"><text:span text:style-name="T2063">        </text:span><text:span text:style-name="T2064">background-color:</text:span><text:span text:style-name="T2065">transparent</text:span><text:span text:style-name="T2066">;</text:span></text:p>
      <text:p text:style-name="P2067"><text:span text:style-name="T2068">        </text:span><text:span text:style-name="T2069">outline:</text:span><text:span text:style-name="T2070">none</text:span><text:span text:style-name="T2071">;</text:span></text:p>
      <text:p text:style-name="P2072"><text:span text:style-name="T2073">        </text:span><text:span text:style-name="T2074">width:</text:span><text:span text:style-name="T2075">70px</text:span><text:span text:style-name="T2076">;</text:span></text:p>
      <text:p text:style-name="P2077"><text:span text:style-name="T2078">        </text:span><text:span text:style-name="T2079">height:</text:span><text:span text:style-name="T2080">35px</text:span><text:span text:style-name="T2081">;</text:span></text:p>
      <text:p text:style-name="P2082"><text:span text:style-name="T2083">        </text:span><text:span text:style-name="T2084">border-radius:</text:span><text:span text:style-name="T2085">20px</text:span><text:span text:style-name="T2086">;</text:span></text:p>
      <text:p text:style-name="P2087"><text:span text:style-name="T2088">        </text:span><text:span text:style-name="T2089">background-color:</text:span><text:span text:style-name="T2090">#ea272d</text:span><text:span text:style-name="T2091">;</text:span></text:p>
      <text:p text:style-name="P2092"><text:span text:style-name="T2093">        </text:span><text:span text:style-name="T2094">box-shadow:</text:span><text:span text:style-name="T2095">2px</text:span><text:span text:style-name="T2096"><text:s/></text:span><text:span text:style-name="T2097">2px</text:span><text:span text:style-name="T2098"><text:s/></text:span><text:span text:style-name="T2099">12px</text:span><text:span text:style-name="T2100"><text:s/></text:span><text:span text:style-name="T2101">rgba(</text:span><text:span text:style-name="T2102">0</text:span><text:span text:style-name="T2103">,</text:span><text:span text:style-name="T2104">0</text:span><text:span text:style-name="T2105">,</text:span><text:span text:style-name="T2106">0</text:span><text:span text:style-name="T2107">,</text:span><text:span text:style-name="T2108">0.2</text:span><text:span text:style-name="T2109">)</text:span><text:span text:style-name="T2110">;</text:span></text:p>
      <text:p text:style-name="P2111">        }</text:p>
      <text:p text:style-name="P2112"><text:span text:style-name="T2113">    </text:span><text:span text:style-name="T2114">.flavor</text:span><text:span text:style-name="T2115">,</text:span><text:span text:style-name="T2116">.breakfast</text:span><text:span text:style-name="T2117">{</text:span></text:p>
      <text:p text:style-name="P2118"><text:span text:style-name="T2119">        </text:span><text:span text:style-name="T2120">font-family:</text:span><text:span text:style-name="T2121">calibri</text:span><text:span text:style-name="T2122">;</text:span></text:p>
      <text:p text:style-name="P2123"><text:span text:style-name="T2124">        </text:span><text:span text:style-name="T2125">display:</text:span><text:span text:style-name="T2126">flex</text:span><text:span text:style-name="T2127">;</text:span></text:p>
      <text:p text:style-name="P2128"><text:span text:style-name="T2129">        </text:span><text:span text:style-name="T2130">justify-content:</text:span><text:span text:style-name="T2131">center</text:span><text:span text:style-name="T2132">;</text:span></text:p>
      <text:p text:style-name="P2133"><text:span text:style-name="T2134">        </text:span><text:span text:style-name="T2135">align-items:</text:span><text:span text:style-name="T2136">center</text:span><text:span text:style-name="T2137">;</text:span></text:p>
      <text:p text:style-name="P2138"><text:span text:style-name="T2139">        </text:span><text:span text:style-name="T2140">line-height:</text:span><text:span text:style-name="T2141">0px</text:span><text:span text:style-name="T2142">;</text:span></text:p>
      <text:p text:style-name="P2143">        }</text:p>
      <text:p text:style-name="P2144"><text:span text:style-name="T2145">        </text:span><text:span text:style-name="T2146">.footer</text:span><text:span text:style-name="T2147">{</text:span></text:p>
      <text:p text:style-name="P2148"><text:span text:style-name="T2149">            </text:span><text:span text:style-name="T2150">background-color:</text:span><text:span text:style-name="T2151">#0A0A0A</text:span><text:span text:style-name="T2152">;</text:span></text:p>
      <text:p text:style-name="P2153"><text:span text:style-name="T2154">            </text:span><text:span text:style-name="T2155">height:</text:span><text:span text:style-name="T2156">150px</text:span><text:span text:style-name="T2157">;}</text:span></text:p>
      <text:p text:style-name="P2158"><text:span text:style-name="T2159">        </text:span><text:span text:style-name="T2160">.flavor</text:span><text:span text:style-name="T2161"><text:s/></text:span><text:span text:style-name="T2162">p:nth-child</text:span><text:span text:style-name="T2163">(1),</text:span></text:p>
      <text:p text:style-name="P2164"><text:span text:style-name="T2165">        </text:span><text:span text:style-name="T2166">.breakfast</text:span><text:span text:style-name="T2167"><text:s/></text:span><text:span text:style-name="T2168">p:nth-child</text:span><text:span text:style-name="T2169">(1){</text:span></text:p>
      <text:p text:style-name="P2170"><text:span text:style-name="T2171">            </text:span><text:span text:style-name="T2172">color:</text:span><text:span text:style-name="T2173">#FFFFFF</text:span><text:span text:style-name="T2174">;</text:span></text:p>
      <text:p text:style-name="P2175"><text:span text:style-name="T2176">            </text:span><text:span text:style-name="T2177">font-weight:</text:span><text:span text:style-name="T2178">bold</text:span><text:span text:style-name="T2179">;</text:span></text:p>
      <text:p text:style-name="P2180"><text:span text:style-name="T2181">            </text:span><text:span text:style-name="T2182">font-size:</text:span><text:span text:style-name="T2183">40px</text:span><text:span text:style-name="T2184">;}</text:span></text:p>
      <text:p text:style-name="P2185"><text:span text:style-name="T2186">        </text:span><text:span text:style-name="T2187">.flavor</text:span><text:span text:style-name="T2188"><text:s/></text:span><text:span text:style-name="T2189">p:nth-child</text:span><text:span text:style-name="T2190">(2),</text:span></text:p>
      <text:p text:style-name="P2191"><text:span text:style-name="T2192">        </text:span><text:span text:style-name="T2193">.breakfast</text:span><text:span text:style-name="T2194"><text:s/></text:span><text:span text:style-name="T2195">p:nth-child</text:span><text:span text:style-name="T2196">(2){</text:span></text:p>
      <text:p text:style-name="P2197"><text:span text:style-name="T2198">            </text:span><text:span text:style-name="T2199">font-size:</text:span><text:span text:style-name="T2200">20px</text:span><text:span text:style-name="T2201">;</text:span></text:p>
      <text:p text:style-name="P2202"><text:span text:style-name="T2203">            </text:span><text:span text:style-name="T2204">color:</text:span><text:span text:style-name="T2205">rgba(</text:span><text:span text:style-name="T2206">255</text:span><text:span text:style-name="T2207">,</text:span><text:span text:style-name="T2208">255</text:span><text:span text:style-name="T2209">,</text:span><text:span text:style-name="T2210">255</text:span><text:span text:style-name="T2211">,</text:span><text:span text:style-name="T2212">0.50</text:span><text:span text:style-name="T2213">)</text:span><text:span text:style-name="T2214">;</text:span></text:p>
      <text:p text:style-name="P2215"><text:span text:style-name="T2216">            </text:span><text:span text:style-name="T2217">text-align:</text:span><text:span text:style-name="T2218">center</text:span><text:span text:style-name="T2219">;}</text:span></text:p>
      <text:p text:style-name="P2220"><text:span text:style-name="T2221">            </text:span><text:span text:style-name="T2222">.social</text:span><text:span text:style-name="T2223"><text:s/></text:span><text:span text:style-name="T2224">ul</text:span><text:span text:style-name="T2225">{</text:span></text:p>
      <text:p text:style-name="P2226"><text:span text:style-name="T2227">                </text:span><text:span text:style-name="T2228">display:</text:span><text:span text:style-name="T2229">flex</text:span><text:span text:style-name="T2230">;</text:span></text:p>
      <text:p text:style-name="P2231">                }</text:p>
      <text:p text:style-name="P2232"><text:span text:style-name="T2233">            </text:span><text:span text:style-name="T2234">.social</text:span><text:span text:style-name="T2235"><text:s/></text:span><text:span text:style-name="T2236">ul</text:span><text:span text:style-name="T2237"><text:s/></text:span><text:span text:style-name="T2238">li</text:span><text:span text:style-name="T2239"><text:s/></text:span><text:span text:style-name="T2240">a</text:span><text:span text:style-name="T2241">{</text:span></text:p>
      <text:p text:style-name="P2242"><text:span text:style-name="T2243">                </text:span><text:span text:style-name="T2244">padding:</text:span><text:span text:style-name="T2245">15px</text:span><text:span text:style-name="T2246">;}</text:span></text:p>
      <text:p text:style-name="P2247"><text:span text:style-name="T2248">        </text:span><text:span text:style-name="T2249">.social</text:span><text:span text:style-name="T2250"><text:s/></text:span><text:span text:style-name="T2251">img</text:span><text:span text:style-name="T2252">{</text:span></text:p>
      <text:p text:style-name="P2253"><text:span text:style-name="T2254">            </text:span><text:span text:style-name="T2255">height:</text:span><text:span text:style-name="T2256">15px</text:span><text:span text:style-name="T2257">;}</text:span></text:p>
      <text:p text:style-name="P2258"><text:span text:style-name="T2259">        </text:span><text:span text:style-name="T2260">.footer-menu</text:span><text:span text:style-name="T2261"><text:s/></text:span><text:span text:style-name="T2262">ul</text:span><text:span text:style-name="T2263"><text:s/></text:span><text:span text:style-name="T2264">li</text:span><text:span text:style-name="T2265"><text:s/></text:span><text:span text:style-name="T2266">a</text:span><text:span text:style-name="T2267">{</text:span></text:p>
      <text:p text:style-name="P2268"><text:span text:style-name="T2269">            </text:span><text:span text:style-name="T2270">border-left:</text:span><text:span text:style-name="T2271">3px</text:span><text:span text:style-name="T2272"><text:s/></text:span><text:span text:style-name="T2273">solid</text:span><text:span text:style-name="T2274"><text:s/></text:span><text:span text:style-name="T2275">#2E2E2E</text:span><text:span text:style-name="T2276">;</text:span></text:p>
      <text:p text:style-name="P2277">            color:rgba(255,255,255,0.80)</text:p>
      <text:p text:style-name="P2278">            }</text:p>
      <text:soft-page-break/>
      <text:p text:style-name="P2279"><text:span text:style-name="T2280">        </text:span><text:span text:style-name="T2281">.navigation-content</text:span><text:span text:style-name="T2282">{</text:span></text:p>
      <text:p text:style-name="P2283"><text:span text:style-name="T2284">            </text:span><text:span text:style-name="T2285">border-bottom:</text:span><text:span text:style-name="T2286">2px</text:span><text:span text:style-name="T2287"><text:s/></text:span><text:span text:style-name="T2288">solid</text:span><text:span text:style-name="T2289"><text:s/></text:span><text:span text:style-name="T2290">rgba(</text:span><text:span text:style-name="T2291">255</text:span><text:span text:style-name="T2292">,</text:span><text:span text:style-name="T2293">255</text:span><text:span text:style-name="T2294">,</text:span><text:span text:style-name="T2295">255</text:span><text:span text:style-name="T2296">,</text:span><text:span text:style-name="T2297">0.10</text:span><text:span text:style-name="T2298">)</text:span><text:span text:style-name="T2299">}</text:span></text:p>
      <text:p text:style-name="P2300"/>
      <text:p text:style-name="P2301">        </text:p>
      <text:p text:style-name="P2302"><text:span text:style-name="T2303">        </text:span><text:span text:style-name="T2304">.new</text:span><text:span text:style-name="T2305">{</text:span></text:p>
      <text:p text:style-name="P2306"><text:span text:style-name="T2307">            </text:span><text:span text:style-name="T2308">background-image:</text:span><text:span text:style-name="T2309">url</text:span><text:span text:style-name="T2310">(</text:span><text:span text:style-name="T2311">https://www.jessicagavin.com/wp-content/uploads/2015/06/bbq-chicken-pizza-5-1200.jpg</text:span><text:span text:style-name="T2312">);</text:span></text:p>
      <text:p text:style-name="P2313"><text:span text:style-name="T2314">            </text:span><text:span text:style-name="T2315">background-size:</text:span><text:span text:style-name="T2316">cover</text:span><text:span text:style-name="T2317">;</text:span></text:p>
      <text:p text:style-name="P2318"><text:span text:style-name="T2319">            </text:span><text:span text:style-name="T2320">background-repeat:</text:span><text:span text:style-name="T2321">no-repeat</text:span><text:span text:style-name="T2322">;</text:span></text:p>
      <text:p text:style-name="P2323">            </text:p>
      <text:p text:style-name="P2324">            </text:p>
      <text:p text:style-name="P2325">            }</text:p>
      <text:p text:style-name="P2326"><text:span text:style-name="T2327">            </text:span><text:span text:style-name="T2328">.search</text:span><text:span text:style-name="T2329">{</text:span></text:p>
      <text:p text:style-name="P2330"><text:span text:style-name="T2331">            </text:span><text:span text:style-name="T2332">background-image:</text:span><text:span text:style-name="T2333">url</text:span><text:span text:style-name="T2334">(</text:span><text:span text:style-name="T2335">https://static.standard.co.uk/s3fs-public/styles/story_medium/public/thumbnails/image/2017/05/07/16/moped-theft-map-complete.jpg</text:span><text:span text:style-name="T2336">);</text:span></text:p>
      <text:p text:style-name="P2337"><text:span text:style-name="T2338">            </text:span><text:span text:style-name="T2339">background-size:</text:span><text:span text:style-name="T2340">cover</text:span><text:span text:style-name="T2341">;</text:span></text:p>
      <text:p text:style-name="P2342"><text:span text:style-name="T2343">            </text:span><text:span text:style-name="T2344">background-repeat:</text:span><text:span text:style-name="T2345">no-repeat</text:span><text:span text:style-name="T2346">;</text:span></text:p>
      <text:p text:style-name="P2347"><text:s/></text:p>
      <text:p text:style-name="P2348">            }</text:p>
      <text:p text:style-name="P2349"><text:span text:style-name="T2350">        </text:span><text:span text:style-name="T2351">.order</text:span><text:span text:style-name="T2352">{</text:span></text:p>
      <text:p text:style-name="P2353"><text:span text:style-name="T2354">            </text:span><text:span text:style-name="T2355">background-image:</text:span><text:span text:style-name="T2356">url</text:span><text:span text:style-name="T2357">(</text:span><text:span text:style-name="T2358">https://d1csarkz8obe9u.cloudfront.net/posterpreviews/pizza-design-template-85c319c6000c505fa60b032f336894f4_screen.jpg?ts=1595987951</text:span><text:span text:style-name="T2359">);</text:span></text:p>
      <text:p text:style-name="P2360"><text:span text:style-name="T2361">            </text:span><text:span text:style-name="T2362">background-size:</text:span><text:span text:style-name="T2363">cover</text:span><text:span text:style-name="T2364">;</text:span></text:p>
      <text:p text:style-name="P2365"><text:span text:style-name="T2366">            </text:span><text:span text:style-name="T2367">background-repeat:</text:span><text:span text:style-name="T2368">no-repeat</text:span><text:span text:style-name="T2369">;</text:span></text:p>
      <text:p text:style-name="P2370">            }</text:p>
      <text:p text:style-name="P2371"><text:span text:style-name="T2372">        </text:span><text:span text:style-name="T2373">.food-one</text:span><text:span text:style-name="T2374">{</text:span></text:p>
      <text:p text:style-name="P2375"><text:span text:style-name="T2376">            </text:span><text:span text:style-name="T2377">background-image:</text:span><text:span text:style-name="T2378"><text:s/></text:span><text:span text:style-name="T2379">url</text:span><text:span text:style-name="T2380">(</text:span><text:span text:style-name="T2381">https://thumbs.dreamstime.com/b/pizza-mushrooms-tomatoes-basil-cheese-wooden-table-60922364.jpg</text:span><text:span text:style-name="T2382">);</text:span></text:p>
      <text:p text:style-name="P2383"><text:span text:style-name="T2384">            </text:span><text:span text:style-name="T2385">background-size:</text:span><text:span text:style-name="T2386">cover</text:span><text:span text:style-name="T2387">;</text:span></text:p>
      <text:p text:style-name="P2388"><text:span text:style-name="T2389">            </text:span><text:span text:style-name="T2390">background-repeat:</text:span><text:span text:style-name="T2391">no-repeat</text:span><text:span text:style-name="T2392">;</text:span></text:p>
      <text:p text:style-name="P2393">            }</text:p>
      <text:p text:style-name="P2394"><text:span text:style-name="T2395">        </text:span><text:span text:style-name="T2396">.food-two</text:span><text:span text:style-name="T2397">{</text:span></text:p>
      <text:p text:style-name="P2398"><text:span text:style-name="T2399">            </text:span><text:span text:style-name="T2400">background-image:</text:span><text:span text:style-name="T2401"><text:s/></text:span><text:span text:style-name="T2402">url</text:span><text:span text:style-name="T2403">(</text:span><text:span text:style-name="T2404">https://sweetcarolinescooking.com/wp-content/uploads/2016/02/IMG_1590.jpg</text:span><text:span text:style-name="T2405">);</text:span></text:p>
      <text:p text:style-name="P2406"><text:span text:style-name="T2407">            </text:span><text:span text:style-name="T2408">background-size:</text:span><text:span text:style-name="T2409">cover</text:span><text:span text:style-name="T2410">;</text:span></text:p>
      <text:p text:style-name="P2411"><text:span text:style-name="T2412">            </text:span><text:span text:style-name="T2413">background-repeat:</text:span><text:span text:style-name="T2414">no-repeat</text:span><text:span text:style-name="T2415">;</text:span></text:p>
      <text:p text:style-name="P2416">        }</text:p>
      <text:p text:style-name="P2417"><text:span text:style-name="T2418">        </text:span><text:span text:style-name="T2419">.food-three</text:span><text:span text:style-name="T2420">{</text:span></text:p>
      <text:p text:style-name="P2421"><text:span text:style-name="T2422">            </text:span><text:span text:style-name="T2423">background-image:</text:span><text:span text:style-name="T2424"><text:s/></text:span><text:span text:style-name="T2425">url</text:span><text:span text:style-name="T2426">(</text:span><text:span text:style-name="T2427">https://honestlyyum.com/wp-content/uploads/2014/06/vietnamese.iced_.coffee.6.1.jpg</text:span><text:span text:style-name="T2428">);</text:span></text:p>
      <text:p text:style-name="P2429"><text:span text:style-name="T2430">            </text:span><text:span text:style-name="T2431">background-size:</text:span><text:span text:style-name="T2432">cover</text:span><text:span text:style-name="T2433">;</text:span></text:p>
      <text:p text:style-name="P2434"><text:span text:style-name="T2435">            </text:span><text:span text:style-name="T2436">background-repeat:</text:span><text:span text:style-name="T2437">no-repeat</text:span><text:span text:style-name="T2438">;</text:span></text:p>
      <text:soft-page-break/>
      <text:p text:style-name="P2439">            }</text:p>
      <text:p text:style-name="P2440">            </text:p>
      <text:p text:style-name="P2441"><text:span text:style-name="T2442">        </text:span><text:span text:style-name="T2443">.flavor</text:span><text:span text:style-name="T2444">{</text:span></text:p>
      <text:p text:style-name="P2445"><text:span text:style-name="T2446">            </text:span><text:span text:style-name="T2447">background-image:</text:span><text:span text:style-name="T2448">url</text:span><text:span text:style-name="T2449">(</text:span><text:span text:style-name="T2450">https://i.pinimg.com/originals/5e/a9/39/5ea939ac57ab7fe49503e6645b59bdff.jpg</text:span><text:span text:style-name="T2451">);</text:span></text:p>
      <text:p text:style-name="P2452"><text:span text:style-name="T2453">            </text:span><text:span text:style-name="T2454">background-size:</text:span><text:span text:style-name="T2455">cover</text:span><text:span text:style-name="T2456">;</text:span></text:p>
      <text:p text:style-name="P2457"><text:span text:style-name="T2458">            </text:span><text:span text:style-name="T2459">background-repeat:</text:span><text:span text:style-name="T2460">no-repeat</text:span><text:span text:style-name="T2461">;</text:span></text:p>
      <text:p text:style-name="P2462">            }</text:p>
      <text:p text:style-name="P2463"><text:span text:style-name="T2464">        </text:span><text:span text:style-name="T2465">.breakfast</text:span><text:span text:style-name="T2466">{</text:span></text:p>
      <text:p text:style-name="P2467"><text:span text:style-name="T2468">            </text:span><text:span text:style-name="T2469">background-image:</text:span><text:span text:style-name="T2470">url</text:span><text:span text:style-name="T2471">(</text:span><text:span text:style-name="T2472">https://th.bing.com/th/id/R.6e453a5a540040eb95b558eb8e0c07d4?rik=5LcUumoPw3xKvg&amp;riu=http%3a%2f%2fwww.tandoorihut.com.pk%2fwp-content%2fuploads%2f2015%2f10%2f545b00ecd40e2.jpg&amp;ehk=KDQ8SEYvz72c6QBsx8ntlMJI103BbqHMPQEpS7BQB4U%3d&amp;risl=&amp;pid=ImgRaw&amp;r=0</text:span><text:span text:style-name="T2473">);</text:span></text:p>
      <text:p text:style-name="P2474"><text:span text:style-name="T2475">            </text:span><text:span text:style-name="T2476">background-size:</text:span><text:span text:style-name="T2477">cover</text:span><text:span text:style-name="T2478">;</text:span></text:p>
      <text:p text:style-name="P2479"><text:span text:style-name="T2480">            </text:span><text:span text:style-name="T2481">background-repeat:</text:span><text:span text:style-name="T2482">no-repeat</text:span><text:span text:style-name="T2483">;</text:span></text:p>
      <text:p text:style-name="P2484">            }</text:p>
      <text:p text:style-name="P2485">    </text:p>
      <text:p text:style-name="P2486"><text:span text:style-name="T2487">    </text:span><text:span text:style-name="T2488">/*Customize scroll bar*/</text:span></text:p>
      <text:p text:style-name="P2489"><text:span text:style-name="T2490">::-webkit-scrollbar</text:span><text:span text:style-name="T2491">{</text:span></text:p>
      <text:p text:style-name="P2492"><text:span text:style-name="T2493">    </text:span><text:span text:style-name="T2494">width:</text:span><text:span text:style-name="T2495">15px</text:span><text:span text:style-name="T2496">;</text:span></text:p>
      <text:p text:style-name="P2497"><text:span text:style-name="T2498">    </text:span><text:span text:style-name="T2499">background-color:</text:span><text:span text:style-name="T2500">#1B1B1B</text:span><text:span text:style-name="T2501">;</text:span></text:p>
      <text:p text:style-name="P2502"><text:span text:style-name="T2503">    </text:span><text:span text:style-name="T2504">border:</text:span><text:span text:style-name="T2505">1px</text:span><text:span text:style-name="T2506"><text:s/></text:span><text:span text:style-name="T2507">solid</text:span><text:span text:style-name="T2508"><text:s/></text:span><text:span text:style-name="T2509">#1b1b1b</text:span><text:span text:style-name="T2510">;}</text:span></text:p>
      <text:p text:style-name="P2511"><text:s/></text:p>
      <text:p text:style-name="P2512"><text:span text:style-name="T2513">::-webkit-scrollbar-track</text:span><text:span text:style-name="T2514">{</text:span></text:p>
      <text:p text:style-name="P2515"><text:span text:style-name="T2516">    </text:span><text:span text:style-name="T2517">box-shadow:</text:span><text:span text:style-name="T2518"><text:s/></text:span><text:span text:style-name="T2519">0</text:span><text:span text:style-name="T2520"><text:s/></text:span><text:span text:style-name="T2521">0</text:span><text:span text:style-name="T2522"><text:s/></text:span><text:span text:style-name="T2523">5px</text:span><text:span text:style-name="T2524"><text:s/></text:span><text:span text:style-name="T2525">rgba(</text:span><text:span text:style-name="T2526">0</text:span><text:span text:style-name="T2527">,</text:span><text:span text:style-name="T2528">233</text:span><text:span text:style-name="T2529">,</text:span><text:span text:style-name="T2530">253</text:span><text:span text:style-name="T2531">,</text:span><text:span text:style-name="T2532">1.00</text:span><text:span text:style-name="T2533">)</text:span><text:span text:style-name="T2534">;</text:span></text:p>
      <text:p text:style-name="P2535">    }</text:p>
      <text:p text:style-name="P2536"><text:span text:style-name="T2537">::-webkit-scrollbar-thumb</text:span><text:span text:style-name="T2538">{</text:span></text:p>
      <text:p text:style-name="P2539"><text:span text:style-name="T2540">    </text:span><text:span text:style-name="T2541">background-color:</text:span><text:span text:style-name="T2542">#ea272d</text:span><text:span text:style-name="T2543">;</text:span></text:p>
      <text:p text:style-name="P2544"><text:span text:style-name="T2545">    </text:span><text:span text:style-name="T2546">border-left:</text:span><text:span text:style-name="T2547">2px</text:span><text:span text:style-name="T2548"><text:s/></text:span><text:span text:style-name="T2549">solid</text:span><text:span text:style-name="T2550"><text:s/></text:span><text:span text:style-name="T2551">#1b1b1b</text:span><text:span text:style-name="T2552">;</text:span></text:p>
      <text:p text:style-name="P2553"><text:s/></text:p>
      <text:p text:style-name="P2554">    }</text:p>
      <text:p text:style-name="P2555"><text:span text:style-name="T2556">.new</text:span><text:span text:style-name="T2557">,</text:span><text:span text:style-name="T2558">.search</text:span><text:span text:style-name="T2559">,</text:span><text:span text:style-name="T2560">.order</text:span><text:span text:style-name="T2561">,</text:span><text:span text:style-name="T2562">.food-one</text:span><text:span text:style-name="T2563">,</text:span><text:span text:style-name="T2564">.food-two</text:span><text:span text:style-name="T2565">,</text:span><text:span text:style-name="T2566">.food-three</text:span><text:span text:style-name="T2567">,</text:span><text:span text:style-name="T2568">.breakfast</text:span><text:span text:style-name="T2569">,</text:span><text:span text:style-name="T2570">.flavor</text:span><text:span text:style-name="T2571">{</text:span></text:p>
      <text:p text:style-name="P2572"><text:span text:style-name="T2573">    </text:span><text:span text:style-name="T2574">border-radius:</text:span><text:span text:style-name="T2575">5px</text:span><text:span text:style-name="T2576">;</text:span></text:p>
      <text:p text:style-name="P2577">}</text:p>
      <text:p text:style-name="P2578"><text:span text:style-name="T2579">.copyright</text:span><text:span text:style-name="T2580">{</text:span></text:p>
      <text:p text:style-name="P2581"><text:span text:style-name="T2582">    </text:span><text:span text:style-name="T2583">text-align:</text:span><text:span text:style-name="T2584"><text:s/></text:span><text:span text:style-name="T2585">center</text:span><text:span text:style-name="T2586">;</text:span></text:p>
      <text:p text:style-name="P2587"><text:span text:style-name="T2588">    </text:span><text:span text:style-name="T2589">color:</text:span><text:span text:style-name="T2590"><text:s/></text:span><text:span text:style-name="T2591">white</text:span><text:span text:style-name="T2592">;</text:span></text:p>
      <text:p text:style-name="P2593">}</text:p>
      <text:p text:style-name="P2594"><text:span text:style-name="T2595">&lt;/</text:span><text:span text:style-name="T2596">style</text:span><text:span text:style-name="T2597">&gt;</text:span></text:p>
      <text:p text:style-name="P2598"><text:span text:style-name="T2599">&lt;/</text:span><text:span text:style-name="T2600">head</text:span><text:span text:style-name="T2601">&gt;</text:span></text:p>
      <text:p text:style-name="P2602"/>
      <text:soft-page-break/>
      <text:p text:style-name="P2603">Menu.html</text:p>
      <text:p text:style-name="P2604"><text:span text:style-name="T2605">&lt;!--Menu section begin--&gt;</text:span></text:p>
      <text:p text:style-name="P2606"><text:span text:style-name="T2607">&lt;</text:span><text:span text:style-name="T2608">h1</text:span><text:span text:style-name="T2609"><text:s/></text:span><text:span text:style-name="T2610">id</text:span><text:span text:style-name="T2611">=</text:span><text:span text:style-name="T2612">"section"</text:span><text:span text:style-name="T2613">&gt;</text:span><text:span text:style-name="T2614">MENU</text:span><text:span text:style-name="T2615">&lt;/</text:span><text:span text:style-name="T2616">h1</text:span><text:span text:style-name="T2617">&gt;</text:span></text:p>
      <text:p text:style-name="P2618"><text:span text:style-name="T2619">&lt;</text:span><text:span text:style-name="T2620">div</text:span><text:span text:style-name="T2621"><text:s/></text:span><text:span text:style-name="T2622">class</text:span><text:span text:style-name="T2623">=</text:span><text:span text:style-name="T2624">"main"</text:span><text:span text:style-name="T2625">&gt;</text:span></text:p>
      <text:p text:style-name="P2626"><text:span text:style-name="T2627">&lt;</text:span><text:span text:style-name="T2628">div</text:span><text:span text:style-name="T2629"><text:s/></text:span><text:span text:style-name="T2630">id</text:span><text:span text:style-name="T2631">=</text:span><text:span text:style-name="T2632">"Menu"</text:span><text:span text:style-name="T2633">&gt;</text:span></text:p>
      <text:p text:style-name="P2634"><text:span text:style-name="T2635">&lt;</text:span><text:span text:style-name="T2636">div</text:span><text:span text:style-name="T2637"><text:s/></text:span><text:span text:style-name="T2638">id</text:span><text:span text:style-name="T2639">=</text:span><text:span text:style-name="T2640">"menu_row"</text:span><text:span text:style-name="T2641">&gt;</text:span></text:p>
      <text:p text:style-name="P2642"><text:span text:style-name="T2643">    </text:span><text:span text:style-name="T2644">&lt;</text:span><text:span text:style-name="T2645">div</text:span><text:span text:style-name="T2646"><text:s/></text:span><text:span text:style-name="T2647">id</text:span><text:span text:style-name="T2648">=</text:span><text:span text:style-name="T2649">"menu_col"</text:span><text:span text:style-name="T2650">&gt;</text:span></text:p>
      <text:p text:style-name="P2651"><text:span text:style-name="T2652">        </text:span><text:span text:style-name="T2653">&lt;</text:span><text:span text:style-name="T2654">h2</text:span><text:span text:style-name="T2655">&gt;</text:span><text:span text:style-name="T2656">PIZZA</text:span><text:span text:style-name="T2657">&lt;/</text:span><text:span text:style-name="T2658">h2</text:span><text:span text:style-name="T2659">&gt;</text:span></text:p>
      <text:p text:style-name="P2660"><text:span text:style-name="T2661">        </text:span><text:span text:style-name="T2662">&lt;</text:span><text:span text:style-name="T2663">div</text:span><text:span text:style-name="T2664"><text:s/></text:span><text:span text:style-name="T2665">class</text:span><text:span text:style-name="T2666">=</text:span><text:span text:style-name="T2667">"box"</text:span><text:span text:style-name="T2668">&gt;</text:span></text:p>
      <text:p text:style-name="P2669"><text:span text:style-name="T2670">            </text:span><text:span text:style-name="T2671">&lt;</text:span><text:span text:style-name="T2672">div</text:span><text:span text:style-name="T2673"><text:s/></text:span><text:span text:style-name="T2674">id</text:span><text:span text:style-name="T2675">=</text:span><text:span text:style-name="T2676">"image"</text:span><text:span text:style-name="T2677">&gt;</text:span></text:p>
      <text:p text:style-name="P2678"><text:span text:style-name="T2679">                </text:span><text:span text:style-name="T2680">&lt;</text:span><text:span text:style-name="T2681">img</text:span><text:span text:style-name="T2682"><text:s/></text:span><text:span text:style-name="T2683">src</text:span><text:span text:style-name="T2684">=</text:span><text:span text:style-name="T2685">"https://foreignfork.com/wp-content/uploads/2020/04/margerita-pizza-5-1-768x1152.jpg"</text:span><text:span text:style-name="T2686">&gt;</text:span></text:p>
      <text:p text:style-name="P2687"><text:span text:style-name="T2688">            </text:span><text:span text:style-name="T2689">&lt;/</text:span><text:span text:style-name="T2690">div</text:span><text:span text:style-name="T2691">&gt;</text:span></text:p>
      <text:p text:style-name="P2692"><text:span text:style-name="T2693">            </text:span><text:span text:style-name="T2694">&lt;</text:span><text:span text:style-name="T2695">div</text:span><text:span text:style-name="T2696">&gt;</text:span></text:p>
      <text:p text:style-name="P2697"><text:span text:style-name="T2698">                </text:span><text:span text:style-name="T2699">&lt;</text:span><text:span text:style-name="T2700">h3</text:span><text:span text:style-name="T2701">&gt;</text:span><text:span text:style-name="T2702">MARGHERITA</text:span><text:span text:style-name="T2703">&lt;/</text:span><text:span text:style-name="T2704">h3</text:span><text:span text:style-name="T2705">&gt;</text:span></text:p>
      <text:p text:style-name="P2706"><text:span text:style-name="T2707">                </text:span><text:span text:style-name="T2708">&lt;</text:span><text:span text:style-name="T2709">h4</text:span><text:span text:style-name="T2710">&gt;</text:span><text:span text:style-name="T2711">$15.2</text:span><text:span text:style-name="T2712">&lt;/</text:span><text:span text:style-name="T2713">h4</text:span><text:span text:style-name="T2714">&gt;</text:span></text:p>
      <text:p text:style-name="P2715"><text:span text:style-name="T2716">        </text:span><text:span text:style-name="T2717">&lt;/</text:span><text:span text:style-name="T2718">div</text:span><text:span text:style-name="T2719">&gt;</text:span></text:p>
      <text:p text:style-name="P2720"><text:span text:style-name="T2721">    </text:span><text:span text:style-name="T2722">&lt;/</text:span><text:span text:style-name="T2723">div</text:span><text:span text:style-name="T2724">&gt;</text:span></text:p>
      <text:p text:style-name="P2725"><text:span text:style-name="T2726">    </text:span><text:span text:style-name="T2727">&lt;</text:span><text:span text:style-name="T2728">div</text:span><text:span text:style-name="T2729"><text:s/></text:span><text:span text:style-name="T2730">class</text:span><text:span text:style-name="T2731">=</text:span><text:span text:style-name="T2732">"box"</text:span><text:span text:style-name="T2733">&gt;</text:span></text:p>
      <text:p text:style-name="P2734"><text:span text:style-name="T2735">            </text:span><text:span text:style-name="T2736">&lt;</text:span><text:span text:style-name="T2737">div</text:span><text:span text:style-name="T2738"><text:s/></text:span><text:span text:style-name="T2739">id</text:span><text:span text:style-name="T2740">=</text:span><text:span text:style-name="T2741">"image"</text:span><text:span text:style-name="T2742">&gt;</text:span></text:p>
      <text:p text:style-name="P2743"><text:span text:style-name="T2744">                </text:span><text:span text:style-name="T2745">&lt;</text:span><text:span text:style-name="T2746">img</text:span><text:span text:style-name="T2747"><text:s/></text:span><text:span text:style-name="T2748">src</text:span><text:span text:style-name="T2749">=</text:span><text:span text:style-name="T2750">"https://munchies-images.vice.com/wp_upload/margherita-pizza-italy-2.jpg"</text:span><text:span text:style-name="T2751">&gt;</text:span></text:p>
      <text:p text:style-name="P2752"><text:span text:style-name="T2753">            </text:span><text:span text:style-name="T2754">&lt;/</text:span><text:span text:style-name="T2755">div</text:span><text:span text:style-name="T2756">&gt;</text:span></text:p>
      <text:p text:style-name="P2757"><text:span text:style-name="T2758">            </text:span><text:span text:style-name="T2759">&lt;</text:span><text:span text:style-name="T2760">div</text:span><text:span text:style-name="T2761">&gt;</text:span></text:p>
      <text:p text:style-name="P2762"><text:span text:style-name="T2763">                </text:span><text:span text:style-name="T2764">&lt;</text:span><text:span text:style-name="T2765">h3</text:span><text:span text:style-name="T2766">&gt;</text:span><text:span text:style-name="T2767">ITALIAN</text:span><text:span text:style-name="T2768">&lt;/</text:span><text:span text:style-name="T2769">h3</text:span><text:span text:style-name="T2770">&gt;</text:span></text:p>
      <text:p text:style-name="P2771"><text:span text:style-name="T2772">                </text:span><text:span text:style-name="T2773">&lt;</text:span><text:span text:style-name="T2774">h4</text:span><text:span text:style-name="T2775">&gt;</text:span><text:span text:style-name="T2776">$12.10</text:span><text:span text:style-name="T2777">&lt;/</text:span><text:span text:style-name="T2778">h4</text:span><text:span text:style-name="T2779">&gt;</text:span></text:p>
      <text:p text:style-name="P2780"><text:span text:style-name="T2781">        </text:span><text:span text:style-name="T2782">&lt;/</text:span><text:span text:style-name="T2783">div</text:span><text:span text:style-name="T2784">&gt;</text:span></text:p>
      <text:p text:style-name="P2785"><text:span text:style-name="T2786">    </text:span><text:span text:style-name="T2787">&lt;/</text:span><text:span text:style-name="T2788">div</text:span><text:span text:style-name="T2789">&gt;</text:span></text:p>
      <text:p text:style-name="P2790"><text:span text:style-name="T2791">    </text:span><text:span text:style-name="T2792">&lt;</text:span><text:span text:style-name="T2793">div</text:span><text:span text:style-name="T2794"><text:s/></text:span><text:span text:style-name="T2795">class</text:span><text:span text:style-name="T2796">=</text:span><text:span text:style-name="T2797">"box"</text:span><text:span text:style-name="T2798">&gt;</text:span></text:p>
      <text:p text:style-name="P2799"><text:span text:style-name="T2800">            </text:span><text:span text:style-name="T2801">&lt;</text:span><text:span text:style-name="T2802">div</text:span><text:span text:style-name="T2803"><text:s/></text:span><text:span text:style-name="T2804">id</text:span><text:span text:style-name="T2805">=</text:span><text:span text:style-name="T2806">"image"</text:span><text:span text:style-name="T2807">&gt;</text:span></text:p>
      <text:p text:style-name="P2808"><text:span text:style-name="T2809">                </text:span><text:span text:style-name="T2810">&lt;</text:span><text:span text:style-name="T2811">img</text:span><text:span text:style-name="T2812"><text:s/></text:span><text:span text:style-name="T2813">src</text:span><text:span text:style-name="T2814">=</text:span><text:span text:style-name="T2815">"https://th.bing.com/th/id/OIP.L1s85vqF0tVFebN0MONmEgHaLG?pid=ImgDet&amp;rs=1"</text:span><text:span text:style-name="T2816">&gt;</text:span></text:p>
      <text:p text:style-name="P2817"><text:span text:style-name="T2818">            </text:span><text:span text:style-name="T2819">&lt;/</text:span><text:span text:style-name="T2820">div</text:span><text:span text:style-name="T2821">&gt;</text:span></text:p>
      <text:p text:style-name="P2822"><text:span text:style-name="T2823">            </text:span><text:span text:style-name="T2824">&lt;</text:span><text:span text:style-name="T2825">div</text:span><text:span text:style-name="T2826">&gt;</text:span></text:p>
      <text:p text:style-name="P2827"><text:span text:style-name="T2828">                </text:span><text:span text:style-name="T2829">&lt;</text:span><text:span text:style-name="T2830">h3</text:span><text:span text:style-name="T2831">&gt;</text:span><text:span text:style-name="T2832">GRILLED CHICKEN</text:span><text:span text:style-name="T2833">&lt;/</text:span><text:span text:style-name="T2834">h3</text:span><text:span text:style-name="T2835">&gt;</text:span></text:p>
      <text:p text:style-name="P2836"><text:span text:style-name="T2837">                </text:span><text:span text:style-name="T2838">&lt;</text:span><text:span text:style-name="T2839">h4</text:span><text:span text:style-name="T2840">&gt;</text:span><text:span text:style-name="T2841">$20.00</text:span><text:span text:style-name="T2842">&lt;/</text:span><text:span text:style-name="T2843">h4</text:span><text:span text:style-name="T2844">&gt;</text:span></text:p>
      <text:p text:style-name="P2845"><text:span text:style-name="T2846">        </text:span><text:span text:style-name="T2847">&lt;/</text:span><text:span text:style-name="T2848">div</text:span><text:span text:style-name="T2849">&gt;</text:span></text:p>
      <text:p text:style-name="P2850"><text:span text:style-name="T2851">    </text:span><text:span text:style-name="T2852">&lt;/</text:span><text:span text:style-name="T2853">div</text:span><text:span text:style-name="T2854">&gt;</text:span></text:p>
      <text:p text:style-name="P2855"><text:span text:style-name="T2856">    </text:span><text:span text:style-name="T2857">&lt;</text:span><text:span text:style-name="T2858">div</text:span><text:span text:style-name="T2859"><text:s/></text:span><text:span text:style-name="T2860">class</text:span><text:span text:style-name="T2861">=</text:span><text:span text:style-name="T2862">"box"</text:span><text:span text:style-name="T2863">&gt;</text:span></text:p>
      <text:p text:style-name="P2864"><text:span text:style-name="T2865">            </text:span><text:span text:style-name="T2866">&lt;</text:span><text:span text:style-name="T2867">div</text:span><text:span text:style-name="T2868"><text:s/></text:span><text:span text:style-name="T2869">id</text:span><text:span text:style-name="T2870">=</text:span><text:span text:style-name="T2871">"image"</text:span><text:span text:style-name="T2872">&gt;</text:span></text:p>
      <text:soft-page-break/>
      <text:p text:style-name="P2873"><text:span text:style-name="T2874">                </text:span><text:span text:style-name="T2875">&lt;</text:span><text:span text:style-name="T2876">img</text:span><text:span text:style-name="T2877"><text:s/></text:span><text:span text:style-name="T2878">src</text:span><text:span text:style-name="T2879">=</text:span><text:span text:style-name="T2880">"https://image.jimcdn.com/app/cms/image/transf/dimension=4000x3000:format=jpg/path/s5a2dee3a606a2f74/image/if2910502d44911fc/version/1527263949/image.jpg"</text:span><text:span text:style-name="T2881">&gt;</text:span></text:p>
      <text:p text:style-name="P2882"><text:span text:style-name="T2883">            </text:span><text:span text:style-name="T2884">&lt;/</text:span><text:span text:style-name="T2885">div</text:span><text:span text:style-name="T2886">&gt;</text:span></text:p>
      <text:p text:style-name="P2887"><text:span text:style-name="T2888">            </text:span><text:span text:style-name="T2889">&lt;</text:span><text:span text:style-name="T2890">div</text:span><text:span text:style-name="T2891">&gt;</text:span></text:p>
      <text:p text:style-name="P2892"><text:span text:style-name="T2893">                </text:span><text:span text:style-name="T2894">&lt;</text:span><text:span text:style-name="T2895">h3</text:span><text:span text:style-name="T2896">&gt;</text:span><text:span text:style-name="T2897">VEGGIE</text:span><text:span text:style-name="T2898">&lt;/</text:span><text:span text:style-name="T2899">h3</text:span><text:span text:style-name="T2900">&gt;</text:span></text:p>
      <text:p text:style-name="P2901"><text:span text:style-name="T2902">                </text:span><text:span text:style-name="T2903">&lt;</text:span><text:span text:style-name="T2904">h4</text:span><text:span text:style-name="T2905">&gt;</text:span><text:span text:style-name="T2906">$10.0</text:span><text:span text:style-name="T2907">&lt;/</text:span><text:span text:style-name="T2908">h4</text:span><text:span text:style-name="T2909">&gt;</text:span></text:p>
      <text:p text:style-name="P2910"><text:span text:style-name="T2911">        </text:span><text:span text:style-name="T2912">&lt;/</text:span><text:span text:style-name="T2913">div</text:span><text:span text:style-name="T2914">&gt;</text:span></text:p>
      <text:p text:style-name="P2915"><text:span text:style-name="T2916">    </text:span><text:span text:style-name="T2917">&lt;/</text:span><text:span text:style-name="T2918">div</text:span><text:span text:style-name="T2919">&gt;</text:span></text:p>
      <text:p text:style-name="P2920"><text:span text:style-name="T2921">&lt;/</text:span><text:span text:style-name="T2922">div</text:span><text:span text:style-name="T2923">&gt;</text:span></text:p>
      <text:p text:style-name="P2924"><text:span text:style-name="T2925">&lt;/</text:span><text:span text:style-name="T2926">div</text:span><text:span text:style-name="T2927">&gt;</text:span></text:p>
      <text:p text:style-name="P2928"><text:span text:style-name="T2929">&lt;/</text:span><text:span text:style-name="T2930">div</text:span><text:span text:style-name="T2931">&gt;</text:span></text:p>
      <text:p text:style-name="P2932"/>
      <text:p text:style-name="P2933"><text:span text:style-name="T2934">&lt;</text:span><text:span text:style-name="T2935">div</text:span><text:span text:style-name="T2936"><text:s/></text:span><text:span text:style-name="T2937">id</text:span><text:span text:style-name="T2938">=</text:span><text:span text:style-name="T2939">"menu_row"</text:span><text:span text:style-name="T2940">&gt;</text:span></text:p>
      <text:p text:style-name="P2941"><text:span text:style-name="T2942">&lt;</text:span><text:span text:style-name="T2943">div</text:span><text:span text:style-name="T2944"><text:s/></text:span><text:span text:style-name="T2945">id</text:span><text:span text:style-name="T2946">=</text:span><text:span text:style-name="T2947">"menu_col"</text:span><text:span text:style-name="T2948">&gt;</text:span></text:p>
      <text:p text:style-name="P2949"><text:span text:style-name="T2950">        </text:span><text:span text:style-name="T2951">&lt;</text:span><text:span text:style-name="T2952">h2</text:span><text:span text:style-name="T2953">&gt;</text:span><text:span text:style-name="T2954">WRAP</text:span><text:span text:style-name="T2955">&lt;/</text:span><text:span text:style-name="T2956">h2</text:span><text:span text:style-name="T2957">&gt;</text:span></text:p>
      <text:p text:style-name="P2958"><text:span text:style-name="T2959">        </text:span><text:span text:style-name="T2960">&lt;</text:span><text:span text:style-name="T2961">div</text:span><text:span text:style-name="T2962"><text:s/></text:span><text:span text:style-name="T2963">class</text:span><text:span text:style-name="T2964">=</text:span><text:span text:style-name="T2965">"box"</text:span><text:span text:style-name="T2966">&gt;</text:span></text:p>
      <text:p text:style-name="P2967"><text:span text:style-name="T2968">            </text:span><text:span text:style-name="T2969">&lt;</text:span><text:span text:style-name="T2970">div</text:span><text:span text:style-name="T2971"><text:s/></text:span><text:span text:style-name="T2972">id</text:span><text:span text:style-name="T2973">=</text:span><text:span text:style-name="T2974">"image"</text:span><text:span text:style-name="T2975">&gt;</text:span></text:p>
      <text:p text:style-name="P2976"><text:span text:style-name="T2977">                </text:span><text:span text:style-name="T2978">&lt;</text:span><text:span text:style-name="T2979">img</text:span><text:span text:style-name="T2980"><text:s/></text:span><text:span text:style-name="T2981">src</text:span><text:span text:style-name="T2982">=</text:span><text:span text:style-name="T2983">"https://emptynesteats.com/wp-content/uploads/2019/03/Buffalo-Chicken-Wraps.jpg"</text:span><text:span text:style-name="T2984">&gt;</text:span></text:p>
      <text:p text:style-name="P2985"><text:span text:style-name="T2986">            </text:span><text:span text:style-name="T2987">&lt;/</text:span><text:span text:style-name="T2988">div</text:span><text:span text:style-name="T2989">&gt;</text:span></text:p>
      <text:p text:style-name="P2990"><text:span text:style-name="T2991">            </text:span><text:span text:style-name="T2992">&lt;</text:span><text:span text:style-name="T2993">div</text:span><text:span text:style-name="T2994">&gt;</text:span></text:p>
      <text:p text:style-name="P2995"><text:span text:style-name="T2996">                </text:span><text:span text:style-name="T2997">&lt;</text:span><text:span text:style-name="T2998">h3</text:span><text:span text:style-name="T2999">&gt;</text:span><text:span text:style-name="T3000">CHICKEN</text:span><text:span text:style-name="T3001">&lt;/</text:span><text:span text:style-name="T3002">h3</text:span><text:span text:style-name="T3003">&gt;</text:span></text:p>
      <text:p text:style-name="P3004"><text:span text:style-name="T3005">                </text:span><text:span text:style-name="T3006">&lt;</text:span><text:span text:style-name="T3007">h4</text:span><text:span text:style-name="T3008">&gt;</text:span><text:span text:style-name="T3009">$15.00</text:span><text:span text:style-name="T3010">&lt;/</text:span><text:span text:style-name="T3011">h4</text:span><text:span text:style-name="T3012">&gt;</text:span></text:p>
      <text:p text:style-name="P3013"><text:span text:style-name="T3014">        </text:span><text:span text:style-name="T3015">&lt;/</text:span><text:span text:style-name="T3016">div</text:span><text:span text:style-name="T3017">&gt;</text:span></text:p>
      <text:p text:style-name="P3018"><text:span text:style-name="T3019">    </text:span><text:span text:style-name="T3020">&lt;/</text:span><text:span text:style-name="T3021">div</text:span><text:span text:style-name="T3022">&gt;</text:span></text:p>
      <text:p text:style-name="P3023"/>
      <text:p text:style-name="P3024"><text:span text:style-name="T3025">    </text:span><text:span text:style-name="T3026">&lt;</text:span><text:span text:style-name="T3027">div</text:span><text:span text:style-name="T3028"><text:s/></text:span><text:span text:style-name="T3029">class</text:span><text:span text:style-name="T3030">=</text:span><text:span text:style-name="T3031">"box"</text:span><text:span text:style-name="T3032">&gt;</text:span></text:p>
      <text:p text:style-name="P3033"><text:span text:style-name="T3034">            </text:span><text:span text:style-name="T3035">&lt;</text:span><text:span text:style-name="T3036">div</text:span><text:span text:style-name="T3037"><text:s/></text:span><text:span text:style-name="T3038">id</text:span><text:span text:style-name="T3039">=</text:span><text:span text:style-name="T3040">"image"</text:span><text:span text:style-name="T3041">&gt;</text:span></text:p>
      <text:p text:style-name="P3042"><text:span text:style-name="T3043">                </text:span><text:span text:style-name="T3044">&lt;</text:span><text:span text:style-name="T3045">img</text:span><text:span text:style-name="T3046"><text:s/></text:span><text:span text:style-name="T3047">src</text:span><text:span text:style-name="T3048">=</text:span><text:span text:style-name="T3049">"https://www.mondaycampaigns.org/wp-content/uploads/2021/01/grilled-vegetable-wrap1.jpg"</text:span><text:span text:style-name="T3050">&gt;</text:span></text:p>
      <text:p text:style-name="P3051"><text:span text:style-name="T3052">            </text:span><text:span text:style-name="T3053">&lt;/</text:span><text:span text:style-name="T3054">div</text:span><text:span text:style-name="T3055">&gt;</text:span></text:p>
      <text:p text:style-name="P3056"><text:span text:style-name="T3057">            </text:span><text:span text:style-name="T3058">&lt;</text:span><text:span text:style-name="T3059">div</text:span><text:span text:style-name="T3060">&gt;</text:span></text:p>
      <text:p text:style-name="P3061"><text:span text:style-name="T3062">                </text:span><text:span text:style-name="T3063">&lt;</text:span><text:span text:style-name="T3064">h3</text:span><text:span text:style-name="T3065">&gt;</text:span><text:span text:style-name="T3066">VEG</text:span><text:span text:style-name="T3067">&lt;/</text:span><text:span text:style-name="T3068">h3</text:span><text:span text:style-name="T3069">&gt;</text:span></text:p>
      <text:p text:style-name="P3070"><text:span text:style-name="T3071">                </text:span><text:span text:style-name="T3072">&lt;</text:span><text:span text:style-name="T3073">h4</text:span><text:span text:style-name="T3074">&gt;</text:span><text:span text:style-name="T3075">$5.00</text:span><text:span text:style-name="T3076">&lt;/</text:span><text:span text:style-name="T3077">h4</text:span><text:span text:style-name="T3078">&gt;</text:span></text:p>
      <text:p text:style-name="P3079"><text:span text:style-name="T3080">        </text:span><text:span text:style-name="T3081">&lt;/</text:span><text:span text:style-name="T3082">div</text:span><text:span text:style-name="T3083">&gt;</text:span></text:p>
      <text:p text:style-name="P3084"><text:span text:style-name="T3085">    </text:span><text:span text:style-name="T3086">&lt;/</text:span><text:span text:style-name="T3087">div</text:span><text:span text:style-name="T3088">&gt;</text:span></text:p>
      <text:p text:style-name="P3089"/>
      <text:p text:style-name="P3090"><text:span text:style-name="T3091">    </text:span><text:span text:style-name="T3092">&lt;</text:span><text:span text:style-name="T3093">div</text:span><text:span text:style-name="T3094"><text:s/></text:span><text:span text:style-name="T3095">class</text:span><text:span text:style-name="T3096">=</text:span><text:span text:style-name="T3097">"box"</text:span><text:span text:style-name="T3098">&gt;</text:span></text:p>
      <text:p text:style-name="P3099"><text:span text:style-name="T3100">            </text:span><text:span text:style-name="T3101">&lt;</text:span><text:span text:style-name="T3102">div</text:span><text:span text:style-name="T3103"><text:s/></text:span><text:span text:style-name="T3104">id</text:span><text:span text:style-name="T3105">=</text:span><text:span text:style-name="T3106">"image"</text:span><text:span text:style-name="T3107">&gt;</text:span></text:p>
      <text:p text:style-name="P3108"><text:span text:style-name="T3109">                </text:span><text:span text:style-name="T3110">&lt;</text:span><text:span text:style-name="T3111">img</text:span><text:span text:style-name="T3112"><text:s/></text:span><text:span text:style-name="T3113">src</text:span><text:span text:style-name="T3114">=</text:span><text:span text:style-name="T3115">"https://www.familycookbookproject.com/images/userimages/79282recipepix9436.jpg"</text:span><text:span text:style-name="T3116">&gt;</text:span></text:p>
      <text:p text:style-name="P3117"><text:span text:style-name="T3118">            </text:span><text:span text:style-name="T3119">&lt;/</text:span><text:span text:style-name="T3120">div</text:span><text:span text:style-name="T3121">&gt;</text:span></text:p>
      <text:p text:style-name="P3122"><text:span text:style-name="T3123">            </text:span><text:span text:style-name="T3124">&lt;</text:span><text:span text:style-name="T3125">div</text:span><text:span text:style-name="T3126">&gt;</text:span></text:p>
      <text:soft-page-break/>
      <text:p text:style-name="P3127"><text:span text:style-name="T3128">                </text:span><text:span text:style-name="T3129">&lt;</text:span><text:span text:style-name="T3130">h3</text:span><text:span text:style-name="T3131">&gt;</text:span><text:span text:style-name="T3132">GRILLED</text:span><text:span text:style-name="T3133">&lt;/</text:span><text:span text:style-name="T3134">h3</text:span><text:span text:style-name="T3135">&gt;</text:span></text:p>
      <text:p text:style-name="P3136"><text:span text:style-name="T3137">                </text:span><text:span text:style-name="T3138">&lt;</text:span><text:span text:style-name="T3139">h4</text:span><text:span text:style-name="T3140">&gt;</text:span><text:span text:style-name="T3141">$10.00</text:span><text:span text:style-name="T3142">&lt;/</text:span><text:span text:style-name="T3143">h4</text:span><text:span text:style-name="T3144">&gt;</text:span></text:p>
      <text:p text:style-name="P3145"><text:span text:style-name="T3146">        </text:span><text:span text:style-name="T3147">&lt;/</text:span><text:span text:style-name="T3148">div</text:span><text:span text:style-name="T3149">&gt;</text:span></text:p>
      <text:p text:style-name="P3150"><text:span text:style-name="T3151">    </text:span><text:span text:style-name="T3152">&lt;/</text:span><text:span text:style-name="T3153">div</text:span><text:span text:style-name="T3154">&gt;</text:span></text:p>
      <text:p text:style-name="P3155"/>
      <text:p text:style-name="P3156"><text:span text:style-name="T3157">    </text:span><text:span text:style-name="T3158">&lt;</text:span><text:span text:style-name="T3159">div</text:span><text:span text:style-name="T3160"><text:s/></text:span><text:span text:style-name="T3161">class</text:span><text:span text:style-name="T3162">=</text:span><text:span text:style-name="T3163">"box"</text:span><text:span text:style-name="T3164">&gt;</text:span></text:p>
      <text:p text:style-name="P3165"><text:span text:style-name="T3166">            </text:span><text:span text:style-name="T3167">&lt;</text:span><text:span text:style-name="T3168">div</text:span><text:span text:style-name="T3169"><text:s/></text:span><text:span text:style-name="T3170">id</text:span><text:span text:style-name="T3171">=</text:span><text:span text:style-name="T3172">"image"</text:span><text:span text:style-name="T3173">&gt;</text:span></text:p>
      <text:p text:style-name="P3174"><text:span text:style-name="T3175">                </text:span><text:span text:style-name="T3176">&lt;</text:span><text:span text:style-name="T3177">img</text:span><text:span text:style-name="T3178"><text:s/></text:span><text:span text:style-name="T3179">src</text:span><text:span text:style-name="T3180">=</text:span><text:span text:style-name="T3181">"https://foodservice.missionfoods.com.au/media/809681/Fish-Fillet-Wrap.jpg"</text:span><text:span text:style-name="T3182">&gt;</text:span></text:p>
      <text:p text:style-name="P3183"><text:span text:style-name="T3184">            </text:span><text:span text:style-name="T3185">&lt;/</text:span><text:span text:style-name="T3186">div</text:span><text:span text:style-name="T3187">&gt;</text:span></text:p>
      <text:p text:style-name="P3188"><text:span text:style-name="T3189">            </text:span><text:span text:style-name="T3190">&lt;</text:span><text:span text:style-name="T3191">div</text:span><text:span text:style-name="T3192">&gt;</text:span></text:p>
      <text:p text:style-name="P3193"><text:span text:style-name="T3194">                </text:span><text:span text:style-name="T3195">&lt;</text:span><text:span text:style-name="T3196">h3</text:span><text:span text:style-name="T3197">&gt;</text:span><text:span text:style-name="T3198">FISH</text:span><text:span text:style-name="T3199">&lt;/</text:span><text:span text:style-name="T3200">h3</text:span><text:span text:style-name="T3201">&gt;</text:span></text:p>
      <text:p text:style-name="P3202"><text:span text:style-name="T3203">                </text:span><text:span text:style-name="T3204">&lt;</text:span><text:span text:style-name="T3205">h4</text:span><text:span text:style-name="T3206">&gt;</text:span><text:span text:style-name="T3207">$15.00</text:span><text:span text:style-name="T3208">&lt;/</text:span><text:span text:style-name="T3209">h4</text:span><text:span text:style-name="T3210">&gt;</text:span></text:p>
      <text:p text:style-name="P3211"><text:span text:style-name="T3212">        </text:span><text:span text:style-name="T3213">&lt;/</text:span><text:span text:style-name="T3214">div</text:span><text:span text:style-name="T3215">&gt;</text:span></text:p>
      <text:p text:style-name="P3216"><text:span text:style-name="T3217">    </text:span><text:span text:style-name="T3218">&lt;/</text:span><text:span text:style-name="T3219">div</text:span><text:span text:style-name="T3220">&gt;</text:span></text:p>
      <text:p text:style-name="P3221"><text:span text:style-name="T3222">&lt;/</text:span><text:span text:style-name="T3223">div</text:span><text:span text:style-name="T3224">&gt;</text:span></text:p>
      <text:p text:style-name="P3225"><text:span text:style-name="T3226">&lt;/</text:span><text:span text:style-name="T3227">div</text:span><text:span text:style-name="T3228">&gt;</text:span></text:p>
      <text:p text:style-name="P3229"/>
      <text:p text:style-name="P3230"><text:span text:style-name="T3231">&lt;</text:span><text:span text:style-name="T3232">div</text:span><text:span text:style-name="T3233"><text:s/></text:span><text:span text:style-name="T3234">id</text:span><text:span text:style-name="T3235">=</text:span><text:span text:style-name="T3236">"menu_row"</text:span><text:span text:style-name="T3237">&gt;</text:span></text:p>
      <text:p text:style-name="P3238"><text:span text:style-name="T3239">&lt;</text:span><text:span text:style-name="T3240">div</text:span><text:span text:style-name="T3241"><text:s/></text:span><text:span text:style-name="T3242">id</text:span><text:span text:style-name="T3243">=</text:span><text:span text:style-name="T3244">"menu_col"</text:span><text:span text:style-name="T3245">&gt;</text:span></text:p>
      <text:p text:style-name="P3246"><text:span text:style-name="T3247">        </text:span><text:span text:style-name="T3248">&lt;</text:span><text:span text:style-name="T3249">h2</text:span><text:span text:style-name="T3250">&gt;</text:span><text:span text:style-name="T3251">COFFEE</text:span><text:span text:style-name="T3252">&lt;/</text:span><text:span text:style-name="T3253">h2</text:span><text:span text:style-name="T3254">&gt;</text:span></text:p>
      <text:p text:style-name="P3255"><text:span text:style-name="T3256">        </text:span><text:span text:style-name="T3257">&lt;</text:span><text:span text:style-name="T3258">div</text:span><text:span text:style-name="T3259"><text:s/></text:span><text:span text:style-name="T3260">class</text:span><text:span text:style-name="T3261">=</text:span><text:span text:style-name="T3262">"box"</text:span><text:span text:style-name="T3263">&gt;</text:span></text:p>
      <text:p text:style-name="P3264"><text:span text:style-name="T3265">            </text:span><text:span text:style-name="T3266">&lt;</text:span><text:span text:style-name="T3267">div</text:span><text:span text:style-name="T3268"><text:s/></text:span><text:span text:style-name="T3269">id</text:span><text:span text:style-name="T3270">=</text:span><text:span text:style-name="T3271">"image"</text:span><text:span text:style-name="T3272">&gt;</text:span></text:p>
      <text:p text:style-name="P3273"><text:span text:style-name="T3274">                </text:span><text:span text:style-name="T3275">&lt;</text:span><text:span text:style-name="T3276">img</text:span><text:span text:style-name="T3277"><text:s/></text:span><text:span text:style-name="T3278">src</text:span><text:span text:style-name="T3279">=</text:span><text:span text:style-name="T3280">"https://thecoffeeguru.net/wp-content/uploads/2020/05/CAFE-AMERICANO-COFFEE-BEANS.jpg"</text:span><text:span text:style-name="T3281">&gt;</text:span></text:p>
      <text:p text:style-name="P3282"><text:span text:style-name="T3283">            </text:span><text:span text:style-name="T3284">&lt;/</text:span><text:span text:style-name="T3285">div</text:span><text:span text:style-name="T3286">&gt;</text:span></text:p>
      <text:p text:style-name="P3287"><text:span text:style-name="T3288">            </text:span><text:span text:style-name="T3289">&lt;</text:span><text:span text:style-name="T3290">div</text:span><text:span text:style-name="T3291">&gt;</text:span></text:p>
      <text:p text:style-name="P3292"><text:span text:style-name="T3293">                </text:span><text:span text:style-name="T3294">&lt;</text:span><text:span text:style-name="T3295">h3</text:span><text:span text:style-name="T3296">&gt;</text:span><text:span text:style-name="T3297">AMERICANO</text:span><text:span text:style-name="T3298">&lt;/</text:span><text:span text:style-name="T3299">h3</text:span><text:span text:style-name="T3300">&gt;</text:span></text:p>
      <text:p text:style-name="P3301"><text:span text:style-name="T3302">                </text:span><text:span text:style-name="T3303">&lt;</text:span><text:span text:style-name="T3304">h4</text:span><text:span text:style-name="T3305">&gt;</text:span><text:span text:style-name="T3306">$10.00</text:span><text:span text:style-name="T3307">&lt;/</text:span><text:span text:style-name="T3308">h4</text:span><text:span text:style-name="T3309">&gt;</text:span></text:p>
      <text:p text:style-name="P3310"><text:span text:style-name="T3311">        </text:span><text:span text:style-name="T3312">&lt;/</text:span><text:span text:style-name="T3313">div</text:span><text:span text:style-name="T3314">&gt;</text:span></text:p>
      <text:p text:style-name="P3315"><text:span text:style-name="T3316">    </text:span><text:span text:style-name="T3317">&lt;/</text:span><text:span text:style-name="T3318">div</text:span><text:span text:style-name="T3319">&gt;</text:span></text:p>
      <text:p text:style-name="P3320"/>
      <text:p text:style-name="P3321"><text:span text:style-name="T3322">    </text:span><text:span text:style-name="T3323">&lt;</text:span><text:span text:style-name="T3324">div</text:span><text:span text:style-name="T3325"><text:s/></text:span><text:span text:style-name="T3326">class</text:span><text:span text:style-name="T3327">=</text:span><text:span text:style-name="T3328">"box"</text:span><text:span text:style-name="T3329">&gt;</text:span></text:p>
      <text:p text:style-name="P3330"><text:span text:style-name="T3331">            </text:span><text:span text:style-name="T3332">&lt;</text:span><text:span text:style-name="T3333">div</text:span><text:span text:style-name="T3334"><text:s/></text:span><text:span text:style-name="T3335">id</text:span><text:span text:style-name="T3336">=</text:span><text:span text:style-name="T3337">"image"</text:span><text:span text:style-name="T3338">&gt;</text:span></text:p>
      <text:p text:style-name="P3339"><text:span text:style-name="T3340">                </text:span><text:span text:style-name="T3341">&lt;</text:span><text:span text:style-name="T3342">img</text:span><text:span text:style-name="T3343"><text:s/></text:span><text:span text:style-name="T3344">src</text:span><text:span text:style-name="T3345">=</text:span><text:span text:style-name="T3346">"https://www.nripulse.com/wp-content/uploads/2016/04/Black-Coffee.jpg"</text:span><text:span text:style-name="T3347">&gt;</text:span></text:p>
      <text:p text:style-name="P3348"><text:span text:style-name="T3349">            </text:span><text:span text:style-name="T3350">&lt;/</text:span><text:span text:style-name="T3351">div</text:span><text:span text:style-name="T3352">&gt;</text:span></text:p>
      <text:p text:style-name="P3353"><text:span text:style-name="T3354">            </text:span><text:span text:style-name="T3355">&lt;</text:span><text:span text:style-name="T3356">div</text:span><text:span text:style-name="T3357">&gt;</text:span></text:p>
      <text:p text:style-name="P3358"><text:span text:style-name="T3359">                </text:span><text:span text:style-name="T3360">&lt;</text:span><text:span text:style-name="T3361">h3</text:span><text:span text:style-name="T3362">&gt;</text:span><text:span text:style-name="T3363">BLACK</text:span><text:span text:style-name="T3364">&lt;/</text:span><text:span text:style-name="T3365">h3</text:span><text:span text:style-name="T3366">&gt;</text:span></text:p>
      <text:p text:style-name="P3367"><text:span text:style-name="T3368">                </text:span><text:span text:style-name="T3369">&lt;</text:span><text:span text:style-name="T3370">h4</text:span><text:span text:style-name="T3371">&gt;</text:span><text:span text:style-name="T3372">$10.00</text:span><text:span text:style-name="T3373">&lt;/</text:span><text:span text:style-name="T3374">h4</text:span><text:span text:style-name="T3375">&gt;</text:span></text:p>
      <text:p text:style-name="P3376"><text:span text:style-name="T3377">        </text:span><text:span text:style-name="T3378">&lt;/</text:span><text:span text:style-name="T3379">div</text:span><text:span text:style-name="T3380">&gt;</text:span></text:p>
      <text:p text:style-name="P3381"><text:span text:style-name="T3382">    </text:span><text:span text:style-name="T3383">&lt;/</text:span><text:span text:style-name="T3384">div</text:span><text:span text:style-name="T3385">&gt;</text:span></text:p>
      <text:p text:style-name="P3386"/>
      <text:soft-page-break/>
      <text:p text:style-name="P3387"><text:span text:style-name="T3388">    </text:span><text:span text:style-name="T3389">&lt;</text:span><text:span text:style-name="T3390">div</text:span><text:span text:style-name="T3391"><text:s/></text:span><text:span text:style-name="T3392">class</text:span><text:span text:style-name="T3393">=</text:span><text:span text:style-name="T3394">"box"</text:span><text:span text:style-name="T3395">&gt;</text:span></text:p>
      <text:p text:style-name="P3396"><text:span text:style-name="T3397">            </text:span><text:span text:style-name="T3398">&lt;</text:span><text:span text:style-name="T3399">div</text:span><text:span text:style-name="T3400"><text:s/></text:span><text:span text:style-name="T3401">id</text:span><text:span text:style-name="T3402">=</text:span><text:span text:style-name="T3403">"image"</text:span><text:span text:style-name="T3404">&gt;</text:span></text:p>
      <text:p text:style-name="P3405"><text:span text:style-name="T3406">                </text:span><text:span text:style-name="T3407">&lt;</text:span><text:span text:style-name="T3408">img</text:span><text:span text:style-name="T3409"><text:s/></text:span><text:span text:style-name="T3410">src</text:span><text:span text:style-name="T3411">=</text:span><text:span text:style-name="T3412">"https://upload.wikimedia.org/wikipedia/commons/c/c8/Cappuccino_at_Sightglass_Coffee.jpg"</text:span><text:span text:style-name="T3413">&gt;</text:span></text:p>
      <text:p text:style-name="P3414"><text:span text:style-name="T3415">            </text:span><text:span text:style-name="T3416">&lt;/</text:span><text:span text:style-name="T3417">div</text:span><text:span text:style-name="T3418">&gt;</text:span></text:p>
      <text:p text:style-name="P3419"><text:span text:style-name="T3420">            </text:span><text:span text:style-name="T3421">&lt;</text:span><text:span text:style-name="T3422">div</text:span><text:span text:style-name="T3423">&gt;</text:span></text:p>
      <text:p text:style-name="P3424"><text:span text:style-name="T3425">                </text:span><text:span text:style-name="T3426">&lt;</text:span><text:span text:style-name="T3427">h3</text:span><text:span text:style-name="T3428">&gt;</text:span><text:span text:style-name="T3429">CAPPUCCINO</text:span><text:span text:style-name="T3430">&lt;/</text:span><text:span text:style-name="T3431">h3</text:span><text:span text:style-name="T3432">&gt;</text:span></text:p>
      <text:p text:style-name="P3433"><text:span text:style-name="T3434">                </text:span><text:span text:style-name="T3435">&lt;</text:span><text:span text:style-name="T3436">h4</text:span><text:span text:style-name="T3437">&gt;</text:span><text:span text:style-name="T3438">$10.00</text:span><text:span text:style-name="T3439">&lt;/</text:span><text:span text:style-name="T3440">h4</text:span><text:span text:style-name="T3441">&gt;</text:span></text:p>
      <text:p text:style-name="P3442"><text:span text:style-name="T3443">        </text:span><text:span text:style-name="T3444">&lt;/</text:span><text:span text:style-name="T3445">div</text:span><text:span text:style-name="T3446">&gt;</text:span></text:p>
      <text:p text:style-name="P3447"><text:span text:style-name="T3448">    </text:span><text:span text:style-name="T3449">&lt;/</text:span><text:span text:style-name="T3450">div</text:span><text:span text:style-name="T3451">&gt;</text:span></text:p>
      <text:p text:style-name="P3452"/>
      <text:p text:style-name="P3453"><text:span text:style-name="T3454">    </text:span><text:span text:style-name="T3455">&lt;</text:span><text:span text:style-name="T3456">div</text:span><text:span text:style-name="T3457"><text:s/></text:span><text:span text:style-name="T3458">class</text:span><text:span text:style-name="T3459">=</text:span><text:span text:style-name="T3460">"box"</text:span><text:span text:style-name="T3461">&gt;</text:span></text:p>
      <text:p text:style-name="P3462"><text:span text:style-name="T3463">            </text:span><text:span text:style-name="T3464">&lt;</text:span><text:span text:style-name="T3465">div</text:span><text:span text:style-name="T3466"><text:s/></text:span><text:span text:style-name="T3467">id</text:span><text:span text:style-name="T3468">=</text:span><text:span text:style-name="T3469">"image"</text:span><text:span text:style-name="T3470">&gt;</text:span></text:p>
      <text:p text:style-name="P3471"><text:span text:style-name="T3472">                </text:span><text:span text:style-name="T3473">&lt;</text:span><text:span text:style-name="T3474">img</text:span><text:span text:style-name="T3475"><text:s/></text:span><text:span text:style-name="T3476">src</text:span><text:span text:style-name="T3477">=</text:span><text:span text:style-name="T3478">"https://th.bing.com/th/id/OIP.M7qJz4L7fCl4NkfLEz2SkQHaE8?pid=ImgDet&amp;rs=1"</text:span><text:span text:style-name="T3479">&gt;</text:span></text:p>
      <text:p text:style-name="P3480"><text:span text:style-name="T3481">            </text:span><text:span text:style-name="T3482">&lt;/</text:span><text:span text:style-name="T3483">div</text:span><text:span text:style-name="T3484">&gt;</text:span></text:p>
      <text:p text:style-name="P3485"><text:span text:style-name="T3486">            </text:span><text:span text:style-name="T3487">&lt;</text:span><text:span text:style-name="T3488">div</text:span><text:span text:style-name="T3489">&gt;</text:span></text:p>
      <text:p text:style-name="P3490"><text:span text:style-name="T3491">                </text:span><text:span text:style-name="T3492">&lt;</text:span><text:span text:style-name="T3493">h3</text:span><text:span text:style-name="T3494">&gt;</text:span><text:span text:style-name="T3495">ESPRESSO</text:span><text:span text:style-name="T3496">&lt;/</text:span><text:span text:style-name="T3497">h3</text:span><text:span text:style-name="T3498">&gt;</text:span></text:p>
      <text:p text:style-name="P3499"><text:span text:style-name="T3500">                </text:span><text:span text:style-name="T3501">&lt;</text:span><text:span text:style-name="T3502">h4</text:span><text:span text:style-name="T3503">&gt;</text:span><text:span text:style-name="T3504">$15.00</text:span><text:span text:style-name="T3505">&lt;/</text:span><text:span text:style-name="T3506">h4</text:span><text:span text:style-name="T3507">&gt;</text:span></text:p>
      <text:p text:style-name="P3508"><text:span text:style-name="T3509">        </text:span><text:span text:style-name="T3510">&lt;/</text:span><text:span text:style-name="T3511">div</text:span><text:span text:style-name="T3512">&gt;</text:span></text:p>
      <text:p text:style-name="P3513"><text:span text:style-name="T3514">    </text:span><text:span text:style-name="T3515">&lt;/</text:span><text:span text:style-name="T3516">div</text:span><text:span text:style-name="T3517">&gt;</text:span></text:p>
      <text:p text:style-name="P3518"><text:span text:style-name="T3519">&lt;/</text:span><text:span text:style-name="T3520">div</text:span><text:span text:style-name="T3521">&gt;</text:span></text:p>
      <text:p text:style-name="P3522"><text:span text:style-name="T3523">&lt;/</text:span><text:span text:style-name="T3524">div</text:span><text:span text:style-name="T3525">&gt;</text:span></text:p>
      <text:p text:style-name="P3526"><text:span text:style-name="T3527">&lt;/</text:span><text:span text:style-name="T3528">div</text:span><text:span text:style-name="T3529">&gt;</text:span></text:p>
      <text:p text:style-name="P3530"/>
      <text:p text:style-name="P3531">Style.css</text:p>
      <text:p text:style-name="P3532"><text:span text:style-name="T3533">&lt;</text:span><text:span text:style-name="T3534">style</text:span><text:span text:style-name="T3535"><text:s/></text:span><text:span text:style-name="T3536">type</text:span><text:span text:style-name="T3537">=</text:span><text:span text:style-name="T3538">"text/css"</text:span><text:span text:style-name="T3539">&gt;</text:span></text:p>
      <text:p text:style-name="P3540"><text:span text:style-name="T3541">    </text:span><text:span text:style-name="T3542">/*Menu section*/</text:span></text:p>
      <text:p text:style-name="P3543"><text:span text:style-name="T3544">    </text:span><text:span text:style-name="T3545">body</text:span><text:span text:style-name="T3546">{</text:span></text:p>
      <text:p text:style-name="P3547"><text:span text:style-name="T3548">        </text:span><text:span text:style-name="T3549">background-image:</text:span><text:span text:style-name="T3550"><text:s/></text:span><text:span text:style-name="T3551">url</text:span><text:span text:style-name="T3552">(</text:span><text:span text:style-name="T3553">https://www.slicepizzeria.com/wp-content/uploads/2020/11/Chicago-Vs-New-York-Pizza.jpg</text:span><text:span text:style-name="T3554">);</text:span></text:p>
      <text:p text:style-name="P3555"><text:span text:style-name="T3556">        </text:span><text:span text:style-name="T3557">background-repeat:</text:span><text:span text:style-name="T3558"><text:s/></text:span><text:span text:style-name="T3559">no-repeat</text:span><text:span text:style-name="T3560">;</text:span></text:p>
      <text:p text:style-name="P3561"><text:span text:style-name="T3562">        </text:span><text:span text:style-name="T3563">background-attachment:</text:span><text:span text:style-name="T3564"><text:s/></text:span><text:span text:style-name="T3565">fixed</text:span><text:span text:style-name="T3566">;</text:span></text:p>
      <text:p text:style-name="P3567"><text:span text:style-name="T3568">        </text:span><text:span text:style-name="T3569">margin:</text:span><text:span text:style-name="T3570"><text:s/></text:span><text:span text:style-name="T3571">0px</text:span><text:span text:style-name="T3572">;</text:span></text:p>
      <text:p text:style-name="P3573"><text:span text:style-name="T3574">        </text:span><text:span text:style-name="T3575">padding:</text:span><text:span text:style-name="T3576"><text:s/></text:span><text:span text:style-name="T3577">0px</text:span><text:span text:style-name="T3578">;</text:span></text:p>
      <text:p text:style-name="P3579"><text:span text:style-name="T3580">        </text:span><text:span text:style-name="T3581">background-size:</text:span><text:span text:style-name="T3582"><text:s/></text:span><text:span text:style-name="T3583">cover</text:span><text:span text:style-name="T3584">;</text:span></text:p>
      <text:p text:style-name="P3585">    }</text:p>
      <text:p text:style-name="P3586"><text:span text:style-name="T3587">    </text:span><text:span text:style-name="T3588">#menu</text:span><text:span text:style-name="T3589">{</text:span></text:p>
      <text:soft-page-break/>
      <text:p text:style-name="P3590"><text:span text:style-name="T3591">        </text:span><text:span text:style-name="T3592">padding:</text:span><text:span text:style-name="T3593"><text:s/></text:span><text:span text:style-name="T3594">25px</text:span><text:span text:style-name="T3595"><text:s/></text:span><text:span text:style-name="T3596">0</text:span><text:span text:style-name="T3597"><text:s/></text:span><text:span text:style-name="T3598">25px</text:span><text:span text:style-name="T3599"><text:s/></text:span><text:span text:style-name="T3600">0</text:span><text:span text:style-name="T3601">;</text:span></text:p>
      <text:p text:style-name="P3602">    }</text:p>
      <text:p text:style-name="P3603"><text:span text:style-name="T3604">    </text:span><text:span text:style-name="T3605">#section</text:span><text:span text:style-name="T3606">{</text:span></text:p>
      <text:p text:style-name="P3607"><text:span text:style-name="T3608">        </text:span><text:span text:style-name="T3609">padding:</text:span><text:span text:style-name="T3610"><text:s/></text:span><text:span text:style-name="T3611">25px</text:span><text:span text:style-name="T3612"><text:s/></text:span><text:span text:style-name="T3613">0</text:span><text:span text:style-name="T3614"><text:s/></text:span><text:span text:style-name="T3615">25px</text:span><text:span text:style-name="T3616"><text:s/></text:span><text:span text:style-name="T3617">0</text:span><text:span text:style-name="T3618">;</text:span></text:p>
      <text:p text:style-name="P3619"><text:span text:style-name="T3620">        </text:span><text:span text:style-name="T3621">text-align:</text:span><text:span text:style-name="T3622"><text:s/></text:span><text:span text:style-name="T3623">center</text:span><text:span text:style-name="T3624">;</text:span></text:p>
      <text:p text:style-name="P3625"><text:span text:style-name="T3626">        </text:span><text:span text:style-name="T3627">font-size:</text:span><text:span text:style-name="T3628"><text:s/></text:span><text:span text:style-name="T3629">2rem</text:span><text:span text:style-name="T3630">;</text:span></text:p>
      <text:p text:style-name="P3631"><text:span text:style-name="T3632">        </text:span><text:span text:style-name="T3633">font-family:</text:span><text:span text:style-name="T3634"><text:s/></text:span><text:span text:style-name="T3635">verdana</text:span><text:span text:style-name="T3636">;</text:span></text:p>
      <text:p text:style-name="P3637">    }</text:p>
      <text:p text:style-name="P3638"><text:span text:style-name="T3639">    </text:span><text:span text:style-name="T3640">#menu_row</text:span><text:span text:style-name="T3641">{</text:span></text:p>
      <text:p text:style-name="P3642"><text:span text:style-name="T3643">        </text:span><text:span text:style-name="T3644">padding:</text:span><text:span text:style-name="T3645"><text:s/></text:span><text:span text:style-name="T3646">0</text:span><text:span text:style-name="T3647"><text:s/></text:span><text:span text:style-name="T3648">100px</text:span><text:span text:style-name="T3649"><text:s/></text:span><text:span text:style-name="T3650">0</text:span><text:span text:style-name="T3651"><text:s/></text:span><text:span text:style-name="T3652">100px</text:span><text:span text:style-name="T3653">;</text:span></text:p>
      <text:p text:style-name="P3654"/>
      <text:p text:style-name="P3655">    }</text:p>
      <text:p text:style-name="P3656"><text:span text:style-name="T3657">    </text:span><text:span text:style-name="T3658">#menu_col</text:span><text:span text:style-name="T3659">{</text:span></text:p>
      <text:p text:style-name="P3660"><text:span text:style-name="T3661">        </text:span><text:span text:style-name="T3662">box-shadow:</text:span><text:span text:style-name="T3663"><text:s/></text:span><text:span text:style-name="T3664">2px</text:span><text:span text:style-name="T3665"><text:s/></text:span><text:span text:style-name="T3666">2px</text:span><text:span text:style-name="T3667"><text:s/></text:span><text:span text:style-name="T3668">2px</text:span><text:span text:style-name="T3669"><text:s/></text:span><text:span text:style-name="T3670">#bbb</text:span><text:span text:style-name="T3671"><text:s/>;</text:span></text:p>
      <text:p text:style-name="P3672"><text:span text:style-name="T3673">        </text:span><text:span text:style-name="T3674">border:</text:span><text:span text:style-name="T3675"><text:s/></text:span><text:span text:style-name="T3676">1px</text:span><text:span text:style-name="T3677"><text:s/></text:span><text:span text:style-name="T3678">solid</text:span><text:span text:style-name="T3679"><text:s/></text:span><text:span text:style-name="T3680">#bbb</text:span><text:span text:style-name="T3681">;</text:span></text:p>
      <text:p text:style-name="P3682"><text:span text:style-name="T3683">        </text:span><text:span text:style-name="T3684">background-color:</text:span><text:span text:style-name="T3685"><text:s/></text:span><text:span text:style-name="T3686">#fff</text:span><text:span text:style-name="T3687">;</text:span></text:p>
      <text:p text:style-name="P3688"><text:span text:style-name="T3689">        </text:span><text:span text:style-name="T3690">margin:</text:span><text:span text:style-name="T3691"><text:s/></text:span><text:span text:style-name="T3692">10px</text:span><text:span text:style-name="T3693">;</text:span></text:p>
      <text:p text:style-name="P3694"/>
      <text:p text:style-name="P3695">    }</text:p>
      <text:p text:style-name="P3696"><text:span text:style-name="T3697">    </text:span><text:span text:style-name="T3698">#menu_col</text:span><text:span text:style-name="T3699"><text:s/></text:span><text:span text:style-name="T3700">h2</text:span><text:span text:style-name="T3701">{</text:span></text:p>
      <text:p text:style-name="P3702"><text:span text:style-name="T3703">        </text:span><text:span text:style-name="T3704">background-color:</text:span><text:span text:style-name="T3705"><text:s/></text:span><text:span text:style-name="T3706">red</text:span><text:span text:style-name="T3707">;</text:span></text:p>
      <text:p text:style-name="P3708"><text:span text:style-name="T3709">        </text:span><text:span text:style-name="T3710">color:</text:span><text:span text:style-name="T3711"><text:s/></text:span><text:span text:style-name="T3712">#fff</text:span><text:span text:style-name="T3713">;</text:span></text:p>
      <text:p text:style-name="P3714"><text:span text:style-name="T3715">        </text:span><text:span text:style-name="T3716">text-align:</text:span><text:span text:style-name="T3717"><text:s/></text:span><text:span text:style-name="T3718">center</text:span><text:span text:style-name="T3719">;</text:span></text:p>
      <text:p text:style-name="P3720"><text:span text:style-name="T3721">        </text:span><text:span text:style-name="T3722">padding:</text:span><text:span text:style-name="T3723"><text:s/></text:span><text:span text:style-name="T3724">20px</text:span><text:span text:style-name="T3725">;</text:span></text:p>
      <text:p text:style-name="P3726"><text:span text:style-name="T3727">        </text:span><text:span text:style-name="T3728">font-family:</text:span><text:span text:style-name="T3729"><text:s/></text:span><text:span text:style-name="T3730">cursive</text:span><text:span text:style-name="T3731">;</text:span></text:p>
      <text:p text:style-name="P3732">    }</text:p>
      <text:p text:style-name="P3733"><text:span text:style-name="T3734">    </text:span><text:span text:style-name="T3735">#image</text:span><text:span text:style-name="T3736">{</text:span></text:p>
      <text:p text:style-name="P3737"><text:span text:style-name="T3738">        </text:span><text:span text:style-name="T3739">width:</text:span><text:span text:style-name="T3740"><text:s/></text:span><text:span text:style-name="T3741">150px</text:span><text:span text:style-name="T3742">;</text:span></text:p>
      <text:p text:style-name="P3743"><text:span text:style-name="T3744">        </text:span><text:span text:style-name="T3745">height:</text:span><text:span text:style-name="T3746"><text:s/></text:span><text:span text:style-name="T3747">150px</text:span><text:span text:style-name="T3748">;</text:span></text:p>
      <text:p text:style-name="P3749"><text:span text:style-name="T3750">        </text:span><text:span text:style-name="T3751">border-radius:</text:span><text:span text:style-name="T3752"><text:s/></text:span><text:span text:style-name="T3753">50%</text:span><text:span text:style-name="T3754">;</text:span></text:p>
      <text:p text:style-name="P3755"><text:span text:style-name="T3756">        </text:span><text:span text:style-name="T3757">padding:</text:span><text:span text:style-name="T3758"><text:s/></text:span><text:span text:style-name="T3759">5px</text:span><text:span text:style-name="T3760">;</text:span></text:p>
      <text:p text:style-name="P3761"><text:span text:style-name="T3762">        </text:span><text:span text:style-name="T3763">border:</text:span><text:span text:style-name="T3764"><text:s/></text:span><text:span text:style-name="T3765">2px</text:span><text:span text:style-name="T3766"><text:s/></text:span><text:span text:style-name="T3767">solid</text:span><text:span text:style-name="T3768"><text:s/></text:span><text:span text:style-name="T3769">orange</text:span><text:span text:style-name="T3770">;</text:span></text:p>
      <text:p text:style-name="P3771">    }</text:p>
      <text:p text:style-name="P3772"><text:span text:style-name="T3773">    </text:span><text:span text:style-name="T3774">#image</text:span><text:span text:style-name="T3775"><text:s/></text:span><text:span text:style-name="T3776">img</text:span><text:span text:style-name="T3777">{</text:span></text:p>
      <text:p text:style-name="P3778"><text:span text:style-name="T3779">        </text:span><text:span text:style-name="T3780">width:</text:span><text:span text:style-name="T3781"><text:s/></text:span><text:span text:style-name="T3782">150px</text:span><text:span text:style-name="T3783">;</text:span></text:p>
      <text:p text:style-name="P3784"><text:span text:style-name="T3785">        </text:span><text:span text:style-name="T3786">height:</text:span><text:span text:style-name="T3787"><text:s/></text:span><text:span text:style-name="T3788">150px</text:span><text:span text:style-name="T3789">;</text:span></text:p>
      <text:p text:style-name="P3790"><text:span text:style-name="T3791">        </text:span><text:span text:style-name="T3792">border-radius:</text:span><text:span text:style-name="T3793"><text:s/></text:span><text:span text:style-name="T3794">50%</text:span><text:span text:style-name="T3795">;</text:span></text:p>
      <text:p text:style-name="P3796"><text:span text:style-name="T3797">        </text:span><text:span text:style-name="T3798">object-fit:</text:span><text:span text:style-name="T3799"><text:s/></text:span><text:span text:style-name="T3800">cover</text:span><text:span text:style-name="T3801">;</text:span></text:p>
      <text:p text:style-name="P3802">    }</text:p>
      <text:p text:style-name="P3803"><text:span text:style-name="T3804">    </text:span><text:span text:style-name="T3805">.box</text:span><text:span text:style-name="T3806">{</text:span></text:p>
      <text:p text:style-name="P3807"><text:span text:style-name="T3808">        </text:span><text:span text:style-name="T3809">display:</text:span><text:span text:style-name="T3810"><text:s/></text:span><text:span text:style-name="T3811">flex</text:span><text:span text:style-name="T3812">;</text:span></text:p>
      <text:p text:style-name="P3813"><text:span text:style-name="T3814">        </text:span><text:span text:style-name="T3815">flex-direction:</text:span><text:span text:style-name="T3816">column</text:span><text:span text:style-name="T3817">;</text:span></text:p>
      <text:p text:style-name="P3818"><text:span text:style-name="T3819">        </text:span><text:span text:style-name="T3820">align-items:</text:span><text:span text:style-name="T3821"><text:s/></text:span><text:span text:style-name="T3822">center</text:span><text:span text:style-name="T3823">;</text:span></text:p>
      <text:p text:style-name="P3824"><text:span text:style-name="T3825">        </text:span><text:span text:style-name="T3826">text-align:</text:span><text:span text:style-name="T3827"><text:s/></text:span><text:span text:style-name="T3828">center</text:span><text:span text:style-name="T3829">;</text:span></text:p>
      <text:soft-page-break/>
      <text:p text:style-name="P3830"><text:span text:style-name="T3831">        </text:span><text:span text:style-name="T3832">margin:</text:span><text:span text:style-name="T3833"><text:s/></text:span><text:span text:style-name="T3834">10px</text:span><text:span text:style-name="T3835">;</text:span></text:p>
      <text:p text:style-name="P3836">    }</text:p>
      <text:p text:style-name="P3837"><text:span text:style-name="T3838">    </text:span><text:span text:style-name="T3839">.main</text:span></text:p>
      <text:p text:style-name="P3840"><text:line-break/><text:line-break/><text:line-break/><text:line-break/><text:line-break/><text:line-break/></text:p>
      <text:p text:style-name="P3841">    {</text:p>
      <text:p text:style-name="P3842"><text:span text:style-name="T3843">        </text:span><text:span text:style-name="T3844">display:</text:span><text:span text:style-name="T3845"><text:s/></text:span><text:span text:style-name="T3846">flex</text:span><text:span text:style-name="T3847">;</text:span></text:p>
      <text:p text:style-name="P3848">    }</text:p>
      <text:p text:style-name="P3849"><text:s text:c="19"/> </text:p>
      <text:p text:style-name="P3850"/>
      <text:p text:style-name="P3851"><text:span text:style-name="T3852">&lt;/</text:span><text:span text:style-name="T3853">style</text:span><text:span text:style-name="T3854">&gt;</text:span></text:p>
      <text:p text:style-name="P3855"/>
      <text:p text:style-name="P3856"/>
      <text:p text:style-name="P3857"/>
      <text:p text:style-name="P3858"/>
      <text:p text:style-name="P3859">Best deal.html</text:p>
      <text:p text:style-name="P3860"><text:span text:style-name="T3861">&lt;</text:span><text:span text:style-name="T3862">body</text:span><text:span text:style-name="T3863">&gt;</text:span></text:p>
      <text:p text:style-name="P3864"><text:line-break/><text:line-break/><text:line-break/><text:line-break/></text:p>
      <text:p text:style-name="P3865"><text:span text:style-name="T3866">&lt;</text:span><text:span text:style-name="T3867">div</text:span><text:span text:style-name="T3868"><text:s/></text:span><text:span text:style-name="T3869">class</text:span><text:span text:style-name="T3870">=</text:span><text:span text:style-name="T3871">"first-row"</text:span><text:span text:style-name="T3872">&gt;</text:span></text:p>
      <text:p text:style-name="P3873"><text:span text:style-name="T3874">&lt;</text:span><text:span text:style-name="T3875">div</text:span><text:span text:style-name="T3876"><text:s/></text:span><text:span text:style-name="T3877">class</text:span><text:span text:style-name="T3878">=</text:span><text:span text:style-name="T3879">"new"</text:span><text:span text:style-name="T3880">&gt;</text:span></text:p>
      <text:p text:style-name="P3881"><text:span text:style-name="T3882">&lt;</text:span><text:span text:style-name="T3883">p</text:span><text:span text:style-name="T3884">&gt;</text:span><text:span text:style-name="T3885">GRILLED CHICKEN</text:span><text:span text:style-name="T3886">&lt;/</text:span><text:span text:style-name="T3887">p</text:span><text:span text:style-name="T3888">&gt;</text:span></text:p>
      <text:p text:style-name="P3889"><text:span text:style-name="T3890">&lt;</text:span><text:span text:style-name="T3891">p</text:span><text:span text:style-name="T3892">&gt;</text:span><text:span text:style-name="T3893">SUMMER PIZZA</text:span><text:span text:style-name="T3894">&lt;/</text:span><text:span text:style-name="T3895">p</text:span><text:span text:style-name="T3896">&gt;</text:span></text:p>
      <text:p text:style-name="P3897"><text:span text:style-name="T3898">&lt;</text:span><text:span text:style-name="T3899">button</text:span><text:span text:style-name="T3900"><text:s/></text:span><text:span text:style-name="T3901">&gt;</text:span><text:span text:style-name="T3902">HOT &amp; SPICY</text:span><text:span text:style-name="T3903">&lt;/</text:span><text:span text:style-name="T3904">button</text:span><text:span text:style-name="T3905">&gt;</text:span></text:p>
      <text:p text:style-name="P3906"><text:span text:style-name="T3907">&lt;</text:span><text:span text:style-name="T3908">div</text:span><text:span text:style-name="T3909"><text:s/></text:span><text:span text:style-name="T3910">class</text:span><text:span text:style-name="T3911">=</text:span><text:span text:style-name="T3912">"price"</text:span><text:span text:style-name="T3913">&gt;&lt;</text:span><text:span text:style-name="T3914">button</text:span><text:span text:style-name="T3915">&gt;</text:span><text:span text:style-name="T3916">20%</text:span><text:span text:style-name="T3917">&lt;</text:span><text:span text:style-name="T3918">sup</text:span><text:span text:style-name="T3919">&gt;</text:span><text:span text:style-name="T3920">off</text:span><text:span text:style-name="T3921">&lt;/</text:span><text:span text:style-name="T3922">sup</text:span><text:span text:style-name="T3923">&gt;&lt;/</text:span><text:span text:style-name="T3924">button</text:span><text:span text:style-name="T3925">&gt;&lt;/</text:span><text:span text:style-name="T3926">div</text:span><text:span text:style-name="T3927">&gt;</text:span></text:p>
      <text:p text:style-name="P3928"><text:span text:style-name="T3929">&lt;/</text:span><text:span text:style-name="T3930">div</text:span><text:span text:style-name="T3931">&gt;</text:span></text:p>
      <text:p text:style-name="P3932"/>
      <text:p text:style-name="P3933"><text:span text:style-name="T3934">&lt;</text:span><text:span text:style-name="T3935">div</text:span><text:span text:style-name="T3936"><text:s/></text:span><text:span text:style-name="T3937">class</text:span><text:span text:style-name="T3938">=</text:span><text:span text:style-name="T3939">"second-row"</text:span><text:span text:style-name="T3940">&gt;</text:span></text:p>
      <text:p text:style-name="P3941"><text:span text:style-name="T3942">&lt;</text:span><text:span text:style-name="T3943">div</text:span><text:span text:style-name="T3944"><text:s/></text:span><text:span text:style-name="T3945">class</text:span><text:span text:style-name="T3946">=</text:span><text:span text:style-name="T3947">"food-one"</text:span><text:span text:style-name="T3948">&gt;</text:span></text:p>
      <text:p text:style-name="P3949"><text:span text:style-name="T3950">&lt;</text:span><text:span text:style-name="T3951">div</text:span><text:span text:style-name="T3952"><text:s/></text:span><text:span text:style-name="T3953">class</text:span><text:span text:style-name="T3954">=</text:span><text:span text:style-name="T3955">"name"</text:span><text:span text:style-name="T3956">&gt;</text:span></text:p>
      <text:p text:style-name="P3957"><text:span text:style-name="T3958">&lt;</text:span><text:span text:style-name="T3959">p</text:span><text:span text:style-name="T3960">&gt;</text:span><text:span text:style-name="T3961">VEGGIE</text:span><text:span text:style-name="T3962">&lt;/</text:span><text:span text:style-name="T3963">p</text:span><text:span text:style-name="T3964">&gt;</text:span></text:p>
      <text:p text:style-name="P3965"><text:span text:style-name="T3966">&lt;</text:span><text:span text:style-name="T3967">p</text:span><text:span text:style-name="T3968">&gt;</text:span><text:span text:style-name="T3969">SPECIAL</text:span><text:span text:style-name="T3970">&lt;/</text:span><text:span text:style-name="T3971">p</text:span><text:span text:style-name="T3972">&gt;</text:span></text:p>
      <text:p text:style-name="P3973"><text:span text:style-name="T3974">&lt;/</text:span><text:span text:style-name="T3975">div</text:span><text:span text:style-name="T3976">&gt;</text:span></text:p>
      <text:soft-page-break/>
      <text:p text:style-name="P3977"><text:span text:style-name="T3978">&lt;</text:span><text:span text:style-name="T3979">div</text:span><text:span text:style-name="T3980"><text:s/></text:span><text:span text:style-name="T3981">class</text:span><text:span text:style-name="T3982">=</text:span><text:span text:style-name="T3983">"price"</text:span><text:span text:style-name="T3984">&gt;&lt;</text:span><text:span text:style-name="T3985">button</text:span><text:span text:style-name="T3986">&gt;</text:span><text:span text:style-name="T3987">10%</text:span><text:span text:style-name="T3988">&lt;</text:span><text:span text:style-name="T3989">sup</text:span><text:span text:style-name="T3990">&gt;</text:span><text:span text:style-name="T3991">off</text:span><text:span text:style-name="T3992">&lt;/</text:span><text:span text:style-name="T3993">sup</text:span><text:span text:style-name="T3994">&gt;&lt;/</text:span><text:span text:style-name="T3995">button</text:span><text:span text:style-name="T3996">&gt;&lt;/</text:span><text:span text:style-name="T3997">div</text:span><text:span text:style-name="T3998">&gt;</text:span></text:p>
      <text:p text:style-name="P3999"><text:span text:style-name="T4000">&lt;/</text:span><text:span text:style-name="T4001">div</text:span><text:span text:style-name="T4002">&gt;</text:span></text:p>
      <text:p text:style-name="P4003"><text:span text:style-name="T4004">&lt;</text:span><text:span text:style-name="T4005">div</text:span><text:span text:style-name="T4006"><text:s/></text:span><text:span text:style-name="T4007">class</text:span><text:span text:style-name="T4008">=</text:span><text:span text:style-name="T4009">"food-two"</text:span><text:span text:style-name="T4010">&gt;</text:span></text:p>
      <text:p text:style-name="P4011"><text:span text:style-name="T4012">&lt;</text:span><text:span text:style-name="T4013">div</text:span><text:span text:style-name="T4014"><text:s/></text:span><text:span text:style-name="T4015">class</text:span><text:span text:style-name="T4016">=</text:span><text:span text:style-name="T4017">"name"</text:span><text:span text:style-name="T4018">&gt;</text:span></text:p>
      <text:p text:style-name="P4019"><text:span text:style-name="T4020">&lt;</text:span><text:span text:style-name="T4021">p</text:span><text:span text:style-name="T4022">&gt;</text:span><text:span text:style-name="T4023">CHICKEN WRAP</text:span><text:span text:style-name="T4024">&lt;/</text:span><text:span text:style-name="T4025">p</text:span><text:span text:style-name="T4026">&gt;</text:span></text:p>
      <text:p text:style-name="P4027"><text:span text:style-name="T4028">&lt;</text:span><text:span text:style-name="T4029">p</text:span><text:span text:style-name="T4030">&gt;</text:span><text:span text:style-name="T4031">SPECIAL</text:span><text:span text:style-name="T4032">&lt;/</text:span><text:span text:style-name="T4033">p</text:span><text:span text:style-name="T4034">&gt;</text:span></text:p>
      <text:p text:style-name="P4035"><text:span text:style-name="T4036">&lt;/</text:span><text:span text:style-name="T4037">div</text:span><text:span text:style-name="T4038">&gt;</text:span></text:p>
      <text:p text:style-name="P4039"><text:span text:style-name="T4040">&lt;</text:span><text:span text:style-name="T4041">div</text:span><text:span text:style-name="T4042"><text:s/></text:span><text:span text:style-name="T4043">class</text:span><text:span text:style-name="T4044">=</text:span><text:span text:style-name="T4045">"price"</text:span><text:span text:style-name="T4046">&gt;&lt;</text:span><text:span text:style-name="T4047">button</text:span><text:span text:style-name="T4048">&gt;</text:span><text:span text:style-name="T4049">15%</text:span><text:span text:style-name="T4050">&lt;</text:span><text:span text:style-name="T4051">sup</text:span><text:span text:style-name="T4052">&gt;</text:span><text:span text:style-name="T4053">off</text:span><text:span text:style-name="T4054">&lt;/</text:span><text:span text:style-name="T4055">sup</text:span><text:span text:style-name="T4056">&gt;&lt;/</text:span><text:span text:style-name="T4057">button</text:span><text:span text:style-name="T4058">&gt;&lt;/</text:span><text:span text:style-name="T4059">div</text:span><text:span text:style-name="T4060">&gt;</text:span></text:p>
      <text:p text:style-name="P4061"><text:span text:style-name="T4062">&lt;/</text:span><text:span text:style-name="T4063">div</text:span><text:span text:style-name="T4064">&gt;</text:span></text:p>
      <text:p text:style-name="P4065"><text:span text:style-name="T4066">&lt;</text:span><text:span text:style-name="T4067">div</text:span><text:span text:style-name="T4068"><text:s/></text:span><text:span text:style-name="T4069">class</text:span><text:span text:style-name="T4070">=</text:span><text:span text:style-name="T4071">"food-three"</text:span><text:span text:style-name="T4072">&gt;</text:span></text:p>
      <text:p text:style-name="P4073"><text:span text:style-name="T4074">&lt;</text:span><text:span text:style-name="T4075">div</text:span><text:span text:style-name="T4076"><text:s/></text:span><text:span text:style-name="T4077">class</text:span><text:span text:style-name="T4078">=</text:span><text:span text:style-name="T4079">"name"</text:span><text:span text:style-name="T4080">&gt;</text:span></text:p>
      <text:p text:style-name="P4081"><text:span text:style-name="T4082">&lt;</text:span><text:span text:style-name="T4083">p</text:span><text:span text:style-name="T4084">&gt;</text:span><text:span text:style-name="T4085">ICE COFFE</text:span><text:span text:style-name="T4086">&lt;/</text:span><text:span text:style-name="T4087">p</text:span><text:span text:style-name="T4088">&gt;</text:span></text:p>
      <text:p text:style-name="P4089"><text:span text:style-name="T4090">&lt;</text:span><text:span text:style-name="T4091">p</text:span><text:span text:style-name="T4092">&gt;</text:span><text:span text:style-name="T4093">SUMMER</text:span><text:span text:style-name="T4094">&lt;/</text:span><text:span text:style-name="T4095">p</text:span><text:span text:style-name="T4096">&gt;</text:span></text:p>
      <text:p text:style-name="P4097"><text:span text:style-name="T4098">&lt;/</text:span><text:span text:style-name="T4099">div</text:span><text:span text:style-name="T4100">&gt;</text:span></text:p>
      <text:p text:style-name="P4101"><text:span text:style-name="T4102">&lt;</text:span><text:span text:style-name="T4103">div</text:span><text:span text:style-name="T4104"><text:s/></text:span><text:span text:style-name="T4105">class</text:span><text:span text:style-name="T4106">=</text:span><text:span text:style-name="T4107">"price"</text:span><text:span text:style-name="T4108">&gt;&lt;</text:span><text:span text:style-name="T4109">button</text:span><text:span text:style-name="T4110">&gt;</text:span><text:span text:style-name="T4111">10%</text:span><text:span text:style-name="T4112">&lt;</text:span><text:span text:style-name="T4113">sup</text:span><text:span text:style-name="T4114">&gt;</text:span><text:span text:style-name="T4115">off</text:span><text:span text:style-name="T4116">&lt;/</text:span><text:span text:style-name="T4117">sup</text:span><text:span text:style-name="T4118">&gt;&lt;/</text:span><text:span text:style-name="T4119">button</text:span><text:span text:style-name="T4120">&gt;&lt;/</text:span><text:span text:style-name="T4121">div</text:span><text:span text:style-name="T4122">&gt;</text:span></text:p>
      <text:p text:style-name="P4123"><text:span text:style-name="T4124">&lt;/</text:span><text:span text:style-name="T4125">div</text:span><text:span text:style-name="T4126">&gt;</text:span></text:p>
      <text:p text:style-name="P4127"><text:span text:style-name="T4128">&lt;/</text:span><text:span text:style-name="T4129">div</text:span><text:span text:style-name="T4130">&gt;</text:span></text:p>
      <text:p text:style-name="P4131"><text:span text:style-name="T4132">&lt;!--3-------------------------------------&gt;</text:span></text:p>
      <text:p text:style-name="P4133"><text:span text:style-name="T4134">&lt;</text:span><text:span text:style-name="T4135">div</text:span><text:span text:style-name="T4136"><text:s/></text:span><text:span text:style-name="T4137">class</text:span><text:span text:style-name="T4138">=</text:span><text:span text:style-name="T4139">"third-row"</text:span><text:span text:style-name="T4140">&gt;</text:span></text:p>
      <text:p text:style-name="P4141"><text:span text:style-name="T4142">&lt;</text:span><text:span text:style-name="T4143">div</text:span><text:span text:style-name="T4144"><text:s/></text:span><text:span text:style-name="T4145">class</text:span><text:span text:style-name="T4146">=</text:span><text:span text:style-name="T4147">"flavor"</text:span><text:span text:style-name="T4148">&gt;</text:span></text:p>
      <text:p text:style-name="P4149"><text:span text:style-name="T4150">&lt;</text:span><text:span text:style-name="T4151">a</text:span><text:span text:style-name="T4152"><text:s/></text:span><text:span text:style-name="T4153">href</text:span><text:span text:style-name="T4154">=</text:span><text:span text:style-name="T4155">"#"</text:span><text:span text:style-name="T4156">&gt;</text:span></text:p>
      <text:p text:style-name="P4157"><text:span text:style-name="T4158">&lt;</text:span><text:span text:style-name="T4159">p</text:span><text:span text:style-name="T4160">&gt;</text:span><text:span text:style-name="T4161">FLAVOR MENU</text:span><text:span text:style-name="T4162">&lt;/</text:span><text:span text:style-name="T4163">p</text:span><text:span text:style-name="T4164">&gt;</text:span></text:p>
      <text:p text:style-name="P4165"><text:span text:style-name="T4166">&lt;</text:span><text:span text:style-name="T4167">p</text:span><text:span text:style-name="T4168">&gt;</text:span><text:span text:style-name="T4169">VAGITABEL-HAND TOSED</text:span><text:span text:style-name="T4170">&lt;/</text:span><text:span text:style-name="T4171">p</text:span><text:span text:style-name="T4172">&gt;</text:span></text:p>
      <text:p text:style-name="P4173"><text:span text:style-name="T4174">&lt;</text:span><text:span text:style-name="T4175">div</text:span><text:span text:style-name="T4176"><text:s/></text:span><text:span text:style-name="T4177">class</text:span><text:span text:style-name="T4178">=</text:span><text:span text:style-name="T4179">"price"</text:span><text:span text:style-name="T4180">&gt;&lt;</text:span><text:span text:style-name="T4181">button</text:span><text:span text:style-name="T4182">&gt;</text:span><text:span text:style-name="T4183">10%</text:span><text:span text:style-name="T4184">&lt;</text:span><text:span text:style-name="T4185">sup</text:span><text:span text:style-name="T4186">&gt;</text:span><text:span text:style-name="T4187">off</text:span><text:span text:style-name="T4188">&lt;/</text:span><text:span text:style-name="T4189">sup</text:span><text:span text:style-name="T4190">&gt;&lt;/</text:span><text:span text:style-name="T4191">button</text:span><text:span text:style-name="T4192">&gt;&lt;/</text:span><text:span text:style-name="T4193">div</text:span><text:span text:style-name="T4194">&gt;</text:span></text:p>
      <text:p text:style-name="P4195"><text:span text:style-name="T4196">&lt;/</text:span><text:span text:style-name="T4197">a</text:span><text:span text:style-name="T4198">&gt;</text:span></text:p>
      <text:p text:style-name="P4199"><text:span text:style-name="T4200">&lt;/</text:span><text:span text:style-name="T4201">div</text:span><text:span text:style-name="T4202">&gt;</text:span></text:p>
      <text:p text:style-name="P4203"><text:span text:style-name="T4204">&lt;</text:span><text:span text:style-name="T4205">div</text:span><text:span text:style-name="T4206"><text:s/></text:span><text:span text:style-name="T4207">class</text:span><text:span text:style-name="T4208">=</text:span><text:span text:style-name="T4209">"breakfast"</text:span><text:span text:style-name="T4210">&gt;</text:span></text:p>
      <text:p text:style-name="P4211"><text:span text:style-name="T4212">&lt;</text:span><text:span text:style-name="T4213">a</text:span><text:span text:style-name="T4214"><text:s/></text:span><text:span text:style-name="T4215">href</text:span><text:span text:style-name="T4216">=</text:span><text:span text:style-name="T4217">"#"</text:span><text:span text:style-name="T4218">&gt;</text:span></text:p>
      <text:p text:style-name="P4219"><text:span text:style-name="T4220">&lt;</text:span><text:span text:style-name="T4221">p</text:span><text:span text:style-name="T4222">&gt;</text:span><text:span text:style-name="T4223">BREAKFAST MENU</text:span><text:span text:style-name="T4224">&lt;/</text:span><text:span text:style-name="T4225">p</text:span><text:span text:style-name="T4226">&gt;</text:span></text:p>
      <text:p text:style-name="P4227"><text:span text:style-name="T4228">&lt;</text:span><text:span text:style-name="T4229">p</text:span><text:span text:style-name="T4230">&gt;</text:span><text:span text:style-name="T4231">CHICKEN ROLL</text:span><text:span text:style-name="T4232">&lt;/</text:span><text:span text:style-name="T4233">p</text:span><text:span text:style-name="T4234">&gt;</text:span></text:p>
      <text:p text:style-name="P4235"><text:span text:style-name="T4236">&lt;</text:span><text:span text:style-name="T4237">div</text:span><text:span text:style-name="T4238"><text:s/></text:span><text:span text:style-name="T4239">class</text:span><text:span text:style-name="T4240">=</text:span><text:span text:style-name="T4241">"price"</text:span><text:span text:style-name="T4242">&gt;&lt;</text:span><text:span text:style-name="T4243">button</text:span><text:span text:style-name="T4244">&gt;</text:span><text:span text:style-name="T4245">15%</text:span><text:span text:style-name="T4246">&lt;</text:span><text:span text:style-name="T4247">sup</text:span><text:span text:style-name="T4248">&gt;</text:span><text:span text:style-name="T4249">off</text:span><text:span text:style-name="T4250">&lt;/</text:span><text:span text:style-name="T4251">sup</text:span><text:span text:style-name="T4252">&gt;&lt;/</text:span><text:span text:style-name="T4253">button</text:span><text:span text:style-name="T4254">&gt;&lt;/</text:span><text:span text:style-name="T4255">div</text:span><text:span text:style-name="T4256">&gt;</text:span></text:p>
      <text:p text:style-name="P4257"><text:span text:style-name="T4258">&lt;/</text:span><text:span text:style-name="T4259">a</text:span><text:span text:style-name="T4260">&gt;</text:span></text:p>
      <text:p text:style-name="P4261"><text:span text:style-name="T4262">&lt;/</text:span><text:span text:style-name="T4263">div</text:span><text:span text:style-name="T4264">&gt;</text:span></text:p>
      <text:p text:style-name="P4265"><text:span text:style-name="T4266">&lt;/</text:span><text:span text:style-name="T4267">div</text:span><text:span text:style-name="T4268">&gt;</text:span></text:p>
      <text:p text:style-name="P4269"><text:span text:style-name="T4270">&lt;/</text:span><text:span text:style-name="T4271">div</text:span><text:span text:style-name="T4272">&gt;</text:span></text:p>
      <text:p text:style-name="P4273"><text:span text:style-name="T4274">&lt;/</text:span><text:span text:style-name="T4275">div</text:span><text:span text:style-name="T4276">&gt;</text:span></text:p>
      <text:p text:style-name="P4277"/>
      <text:p text:style-name="P4278"/>
      <text:soft-page-break/>
      <text:p text:style-name="P4279">Style.css</text:p>
      <text:p text:style-name="P4280"/>
      <text:p text:style-name="P4281"><text:span text:style-name="T4282">&lt;</text:span><text:span text:style-name="T4283">&lt;!DOCTYPE</text:span><text:span text:style-name="T4284"><text:s/>html</text:span><text:span text:style-name="T4285">&gt;</text:span></text:p>
      <text:p text:style-name="P4286"><text:span text:style-name="T4287">&lt;</text:span><text:span text:style-name="T4288">html</text:span><text:span text:style-name="T4289">&gt;</text:span></text:p>
      <text:p text:style-name="P4290"><text:span text:style-name="T4291">&lt;</text:span><text:span text:style-name="T4292">head</text:span><text:span text:style-name="T4293">&gt;</text:span></text:p>
      <text:p text:style-name="P4294"><text:span text:style-name="T4295">    </text:span><text:span text:style-name="T4296">&lt;</text:span><text:span text:style-name="T4297">meta</text:span><text:span text:style-name="T4298"><text:s/></text:span><text:span text:style-name="T4299">charset</text:span><text:span text:style-name="T4300">=</text:span><text:span text:style-name="T4301">"utf-8"</text:span><text:span text:style-name="T4302">&gt;</text:span></text:p>
      <text:p text:style-name="P4303"><text:span text:style-name="T4304">    </text:span><text:span text:style-name="T4305">&lt;</text:span><text:span text:style-name="T4306">meta</text:span><text:span text:style-name="T4307"><text:s/></text:span><text:span text:style-name="T4308">name</text:span><text:span text:style-name="T4309">=</text:span><text:span text:style-name="T4310">"viewport"</text:span><text:span text:style-name="T4311"><text:s/></text:span><text:span text:style-name="T4312">content</text:span><text:span text:style-name="T4313">=</text:span><text:span text:style-name="T4314">"width=device-width, initial-scale=1"</text:span><text:span text:style-name="T4315">&gt;</text:span></text:p>
      <text:p text:style-name="P4316"><text:span text:style-name="T4317">    </text:span><text:span text:style-name="T4318">&lt;</text:span><text:span text:style-name="T4319">title</text:span><text:span text:style-name="T4320">&gt;</text:span><text:span text:style-name="T4321">beast deal</text:span><text:span text:style-name="T4322">&lt;/</text:span><text:span text:style-name="T4323">title</text:span><text:span text:style-name="T4324">&gt;</text:span></text:p>
      <text:p text:style-name="P4325"><text:span text:style-name="T4326">    </text:span><text:span text:style-name="T4327">&lt;</text:span><text:span text:style-name="T4328">style</text:span><text:span text:style-name="T4329"><text:s/></text:span><text:span text:style-name="T4330">type</text:span><text:span text:style-name="T4331">=</text:span><text:span text:style-name="T4332">"text/css"</text:span><text:span text:style-name="T4333">&gt;</text:span></text:p>
      <text:p text:style-name="P4334"><text:span text:style-name="T4335">        </text:span><text:span text:style-name="T4336">body</text:span><text:span text:style-name="T4337">{</text:span></text:p>
      <text:p text:style-name="P4338"><text:span text:style-name="T4339">    </text:span><text:span text:style-name="T4340">margin:</text:span><text:span text:style-name="T4341">0px</text:span><text:span text:style-name="T4342">;</text:span></text:p>
      <text:p text:style-name="P4343"><text:span text:style-name="T4344">    </text:span><text:span text:style-name="T4345">padding:</text:span><text:span text:style-name="T4346">0px</text:span><text:span text:style-name="T4347">;</text:span></text:p>
      <text:p text:style-name="P4348"><text:span text:style-name="T4349">    </text:span><text:span text:style-name="T4350">background-image:</text:span><text:span text:style-name="T4351">url</text:span><text:span text:style-name="T4352">(</text:span><text:span text:style-name="T4353">https://static.vecteezy.com/system/resources/previews/000/443/518/original/pizza-background-template-vector.jpg</text:span><text:span text:style-name="T4354">);</text:span></text:p>
      <text:p text:style-name="P4355"><text:span text:style-name="T4356">    </text:span><text:span text:style-name="T4357">background-size:</text:span><text:span text:style-name="T4358">cover</text:span><text:span text:style-name="T4359">;</text:span></text:p>
      <text:p text:style-name="P4360"><text:span text:style-name="T4361">            </text:span><text:span text:style-name="T4362">background-repeat:</text:span><text:span text:style-name="T4363">no-repeat</text:span><text:span text:style-name="T4364">;</text:span></text:p>
      <text:p text:style-name="P4365"><text:span text:style-name="T4366">            </text:span><text:span text:style-name="T4367">background-attachment:</text:span><text:span text:style-name="T4368">fixed</text:span><text:span text:style-name="T4369">;}</text:span></text:p>
      <text:p text:style-name="P4370"><text:span text:style-name="T4371">*</text:span><text:span text:style-name="T4372">{</text:span></text:p>
      <text:p text:style-name="P4373"><text:span text:style-name="T4374">    </text:span><text:span text:style-name="T4375">box-sizing:</text:span><text:span text:style-name="T4376">border-box</text:span><text:span text:style-name="T4377">;}</text:span></text:p>
      <text:p text:style-name="P4378"><text:span text:style-name="T4379">ul</text:span><text:span text:style-name="T4380">{</text:span></text:p>
      <text:p text:style-name="P4381"><text:span text:style-name="T4382">    </text:span><text:span text:style-name="T4383">list-style:</text:span><text:span text:style-name="T4384">none</text:span><text:span text:style-name="T4385">;}</text:span></text:p>
      <text:p text:style-name="P4386"><text:span text:style-name="T4387">a</text:span><text:span text:style-name="T4388">{</text:span></text:p>
      <text:p text:style-name="P4389"><text:span text:style-name="T4390">    </text:span><text:span text:style-name="T4391">text-decoration:</text:span><text:span text:style-name="T4392">none</text:span><text:span text:style-name="T4393">;}</text:span></text:p>
      <text:p text:style-name="P4394"><text:s/></text:p>
      <text:p text:style-name="P4395"/>
      <text:p text:style-name="P4396"><text:span text:style-name="T4397"><text:s/></text:span><text:span text:style-name="T4398">.food-one</text:span><text:span text:style-name="T4399">,</text:span><text:span text:style-name="T4400">.food-two</text:span><text:span text:style-name="T4401">,</text:span><text:span text:style-name="T4402">.food-three</text:span><text:span text:style-name="T4403">{</text:span></text:p>
      <text:p text:style-name="P4404"><text:span text:style-name="T4405">    </text:span><text:span text:style-name="T4406">width:</text:span><text:span text:style-name="T4407">354px</text:span><text:span text:style-name="T4408">;</text:span></text:p>
      <text:p text:style-name="P4409"><text:span text:style-name="T4410">        </text:span><text:span text:style-name="T4411">height:</text:span><text:span text:style-name="T4412">350px</text:span><text:span text:style-name="T4413">;</text:span></text:p>
      <text:p text:style-name="P4414"><text:span text:style-name="T4415">        </text:span><text:span text:style-name="T4416">margin:</text:span><text:span text:style-name="T4417">10px</text:span><text:span text:style-name="T4418">;</text:span></text:p>
      <text:p text:style-name="P4419">        </text:p>
      <text:p text:style-name="P4420"><text:span text:style-name="T4421">        </text:span><text:span text:style-name="T4422">background-color:</text:span><text:span text:style-name="T4423">#B1B1B1</text:span><text:span text:style-name="T4424">;</text:span></text:p>
      <text:p text:style-name="P4425">    }</text:p>
      <text:p text:style-name="P4426"><text:span text:style-name="T4427">.second-row</text:span><text:span text:style-name="T4428">{</text:span></text:p>
      <text:p text:style-name="P4429"><text:span text:style-name="T4430">    </text:span><text:span text:style-name="T4431">display:</text:span><text:span text:style-name="T4432">flex</text:span><text:span text:style-name="T4433">;</text:span></text:p>
      <text:p text:style-name="P4434">    }</text:p>
      <text:p text:style-name="P4435"><text:span text:style-name="T4436">.flavor</text:span><text:span text:style-name="T4437">,</text:span><text:span text:style-name="T4438">.breakfast</text:span><text:span text:style-name="T4439">{</text:span></text:p>
      <text:p text:style-name="P4440"><text:span text:style-name="T4441">    </text:span><text:span text:style-name="T4442">width:</text:span><text:span text:style-name="T4443">540px</text:span><text:span text:style-name="T4444">;</text:span></text:p>
      <text:p text:style-name="P4445"><text:span text:style-name="T4446">    </text:span><text:span text:style-name="T4447">height:</text:span><text:span text:style-name="T4448">180px</text:span><text:span text:style-name="T4449">;</text:span></text:p>
      <text:p text:style-name="P4450"><text:span text:style-name="T4451">    </text:span><text:span text:style-name="T4452">margin:</text:span><text:span text:style-name="T4453">10px</text:span><text:span text:style-name="T4454">;</text:span></text:p>
      <text:p text:style-name="P4455"><text:span text:style-name="T4456">    </text:span><text:span text:style-name="T4457">background-color:</text:span><text:span text:style-name="T4458">#b1b1b1</text:span><text:span text:style-name="T4459">;}</text:span></text:p>
      <text:soft-page-break/>
      <text:p text:style-name="P4460"><text:span text:style-name="T4461">    </text:span><text:span text:style-name="T4462">.third-row</text:span><text:span text:style-name="T4463">{</text:span></text:p>
      <text:p text:style-name="P4464"><text:span text:style-name="T4465">        </text:span><text:span text:style-name="T4466">display:</text:span><text:span text:style-name="T4467">flex</text:span><text:span text:style-name="T4468">;}</text:span></text:p>
      <text:p text:style-name="P4469"><text:span text:style-name="T4470">    </text:span><text:span text:style-name="T4471">.new</text:span><text:span text:style-name="T4472"><text:s/></text:span><text:span text:style-name="T4473">p</text:span><text:span text:style-name="T4474">{</text:span></text:p>
      <text:p text:style-name="P4475"><text:span text:style-name="T4476">        </text:span><text:span text:style-name="T4477">color:</text:span><text:span text:style-name="T4478">#FFFFFF</text:span><text:span text:style-name="T4479">;</text:span></text:p>
      <text:p text:style-name="P4480"><text:span text:style-name="T4481">        </text:span><text:span text:style-name="T4482">line-height:</text:span><text:span text:style-name="T4483">50px</text:span><text:span text:style-name="T4484">;</text:span></text:p>
      <text:p text:style-name="P4485"><text:span text:style-name="T4486">        </text:span><text:span text:style-name="T4487">padding:</text:span><text:span text:style-name="T4488">0px</text:span><text:span text:style-name="T4489">;</text:span></text:p>
      <text:p text:style-name="P4490"><text:span text:style-name="T4491">        </text:span><text:span text:style-name="T4492">margin:</text:span><text:span text:style-name="T4493">0px</text:span><text:span text:style-name="T4494">;</text:span></text:p>
      <text:p text:style-name="P4495">        </text:p>
      <text:p text:style-name="P4496">        }</text:p>
      <text:p text:style-name="P4497"><text:span text:style-name="T4498">    </text:span><text:span text:style-name="T4499">.new</text:span><text:span text:style-name="T4500"><text:s/></text:span><text:span text:style-name="T4501">p:nth-child</text:span><text:span text:style-name="T4502">(1){</text:span></text:p>
      <text:p text:style-name="P4503"><text:span text:style-name="T4504">        </text:span><text:span text:style-name="T4505">font-size:</text:span><text:span text:style-name="T4506">40px</text:span><text:span text:style-name="T4507">;</text:span></text:p>
      <text:p text:style-name="P4508"><text:span text:style-name="T4509">        </text:span><text:span text:style-name="T4510">font-family:</text:span><text:span text:style-name="T4511">calibri</text:span><text:span text:style-name="T4512">;</text:span></text:p>
      <text:p text:style-name="P4513"><text:span text:style-name="T4514">        </text:span><text:span text:style-name="T4515">font-weight:</text:span><text:span text:style-name="T4516">bold</text:span><text:span text:style-name="T4517">;}</text:span></text:p>
      <text:p text:style-name="P4518"><text:span text:style-name="T4519">            </text:span><text:span text:style-name="T4520">.new</text:span><text:span text:style-name="T4521"><text:s/></text:span><text:span text:style-name="T4522">p:nth-child</text:span><text:span text:style-name="T4523">(2){</text:span></text:p>
      <text:p text:style-name="P4524"><text:span text:style-name="T4525">        </text:span><text:span text:style-name="T4526">font-size:</text:span><text:span text:style-name="T4527">30px</text:span><text:span text:style-name="T4528">;</text:span></text:p>
      <text:p text:style-name="P4529"><text:span text:style-name="T4530">        </text:span><text:span text:style-name="T4531">font-family:</text:span><text:span text:style-name="T4532">myriad</text:span><text:span text:style-name="T4533"><text:s/></text:span><text:span text:style-name="T4534">pro</text:span><text:span text:style-name="T4535">;</text:span></text:p>
      <text:p text:style-name="P4536">        }</text:p>
      <text:p text:style-name="P4537"><text:span text:style-name="T4538">        </text:span><text:span text:style-name="T4539">.new</text:span><text:span text:style-name="T4540">{</text:span></text:p>
      <text:p text:style-name="P4541"><text:span text:style-name="T4542">            </text:span><text:span text:style-name="T4543">padding:</text:span><text:span text:style-name="T4544">40px</text:span><text:span text:style-name="T4545">;</text:span></text:p>
      <text:p text:style-name="P4546"><text:span text:style-name="T4547">            </text:span><text:span text:style-name="T4548">display:</text:span><text:span text:style-name="T4549">flex</text:span><text:span text:style-name="T4550">;</text:span></text:p>
      <text:p text:style-name="P4551"><text:span text:style-name="T4552">            </text:span><text:span text:style-name="T4553">flex-direction:</text:span><text:span text:style-name="T4554">column</text:span><text:span text:style-name="T4555">;</text:span></text:p>
      <text:p text:style-name="P4556"><text:span text:style-name="T4557">            </text:span><text:span text:style-name="T4558">justify-content:</text:span><text:span text:style-name="T4559">center</text:span><text:span text:style-name="T4560">;</text:span></text:p>
      <text:p text:style-name="P4561">        </text:p>
      <text:p text:style-name="P4562">            }</text:p>
      <text:p text:style-name="P4563"><text:span text:style-name="T4564">    </text:span><text:span text:style-name="T4565">.new</text:span><text:span text:style-name="T4566"><text:s/></text:span><text:span text:style-name="T4567">button</text:span><text:span text:style-name="T4568">{</text:span></text:p>
      <text:p text:style-name="P4569"><text:span text:style-name="T4570">        </text:span><text:span text:style-name="T4571">width:</text:span><text:span text:style-name="T4572">120px</text:span><text:span text:style-name="T4573">;</text:span></text:p>
      <text:p text:style-name="P4574"><text:span text:style-name="T4575">        </text:span><text:span text:style-name="T4576">height:</text:span><text:span text:style-name="T4577">50px</text:span><text:span text:style-name="T4578">;</text:span></text:p>
      <text:p text:style-name="P4579"><text:span text:style-name="T4580">        </text:span><text:span text:style-name="T4581">border-radius:</text:span><text:span text:style-name="T4582">10px</text:span><text:span text:style-name="T4583">;</text:span></text:p>
      <text:p text:style-name="P4584"><text:span text:style-name="T4585">        </text:span><text:span text:style-name="T4586">background-color:</text:span><text:span text:style-name="T4587">#ea272d</text:span><text:span text:style-name="T4588">;</text:span></text:p>
      <text:p text:style-name="P4589"><text:span text:style-name="T4590">        </text:span><text:span text:style-name="T4591">text-align:</text:span><text:span text:style-name="T4592">center</text:span><text:span text:style-name="T4593">;</text:span></text:p>
      <text:p text:style-name="P4594"><text:span text:style-name="T4595">        </text:span><text:span text:style-name="T4596">font-family:</text:span><text:span text:style-name="T4597">calibri</text:span><text:span text:style-name="T4598">;</text:span></text:p>
      <text:p text:style-name="P4599"><text:span text:style-name="T4600">        </text:span><text:span text:style-name="T4601">font-weight:</text:span><text:span text:style-name="T4602">400</text:span><text:span text:style-name="T4603">;</text:span></text:p>
      <text:p text:style-name="P4604"><text:span text:style-name="T4605">        </text:span><text:span text:style-name="T4606">color:</text:span><text:span text:style-name="T4607">#FFFFFF</text:span><text:span text:style-name="T4608">;</text:span></text:p>
      <text:p text:style-name="P4609"><text:span text:style-name="T4610">        </text:span><text:span text:style-name="T4611">font-size:</text:span><text:span text:style-name="T4612">16px</text:span><text:span text:style-name="T4613">;</text:span></text:p>
      <text:p text:style-name="P4614"><text:span text:style-name="T4615">        </text:span><text:span text:style-name="T4616">border:</text:span><text:span text:style-name="T4617">none</text:span><text:span text:style-name="T4618">;</text:span></text:p>
      <text:p text:style-name="P4619"><text:span text:style-name="T4620">        </text:span><text:span text:style-name="T4621">box-shadow:</text:span><text:span text:style-name="T4622">2px</text:span><text:span text:style-name="T4623"><text:s/></text:span><text:span text:style-name="T4624">2px</text:span><text:span text:style-name="T4625"><text:s/></text:span><text:span text:style-name="T4626">12px</text:span><text:span text:style-name="T4627"><text:s/></text:span><text:span text:style-name="T4628">rgba(</text:span><text:span text:style-name="T4629">0</text:span><text:span text:style-name="T4630">,</text:span><text:span text:style-name="T4631">0</text:span><text:span text:style-name="T4632">,</text:span><text:span text:style-name="T4633">0</text:span><text:span text:style-name="T4634">,</text:span><text:span text:style-name="T4635">0.2</text:span><text:span text:style-name="T4636">)</text:span><text:span text:style-name="T4637">;</text:span></text:p>
      <text:p text:style-name="P4638"><text:span text:style-name="T4639">        </text:span><text:span text:style-name="T4640">outline:</text:span><text:span text:style-name="T4641">none</text:span><text:span text:style-name="T4642">;}</text:span></text:p>
      <text:p text:style-name="P4643"><text:span text:style-name="T4644">    </text:span><text:span text:style-name="T4645">button:active</text:span><text:span text:style-name="T4646">{</text:span></text:p>
      <text:p text:style-name="P4647"><text:span text:style-name="T4648">        </text:span><text:span text:style-name="T4649">transform:</text:span><text:span text:style-name="T4650">scale(</text:span><text:span text:style-name="T4651">1.1</text:span><text:span text:style-name="T4652">)</text:span><text:span text:style-name="T4653">;-</text:span></text:p>
      <text:p text:style-name="P4654"><text:span text:style-name="T4655">        </text:span><text:span text:style-name="T4656">transition:</text:span><text:span text:style-name="T4657">all</text:span><text:span text:style-name="T4658"><text:s/></text:span><text:span text:style-name="T4659">ease</text:span><text:span text:style-name="T4660"><text:s/></text:span><text:span text:style-name="T4661">0.5s</text:span><text:span text:style-name="T4662">;}</text:span></text:p>
      <text:p text:style-name="P4663">    </text:p>
      <text:p text:style-name="P4664"><text:span text:style-name="T4665">    </text:span><text:span text:style-name="T4666">.text</text:span><text:span text:style-name="T4667">{</text:span></text:p>
      <text:p text:style-name="P4668"><text:span text:style-name="T4669">        </text:span><text:span text:style-name="T4670">background-color:</text:span><text:span text:style-name="T4671">#F1F1F1</text:span><text:span text:style-name="T4672">;</text:span></text:p>
      <text:p text:style-name="P4673"><text:span text:style-name="T4674">        </text:span><text:span text:style-name="T4675">border-radius:</text:span><text:span text:style-name="T4676">20px</text:span><text:span text:style-name="T4677"><text:s/>;</text:span></text:p>
      <text:soft-page-break/>
      <text:p text:style-name="P4678"><text:span text:style-name="T4679">        </text:span><text:span text:style-name="T4680">width:</text:span><text:span text:style-name="T4681">250px</text:span><text:span text:style-name="T4682">;</text:span></text:p>
      <text:p text:style-name="P4683"><text:span text:style-name="T4684">        </text:span><text:span text:style-name="T4685">height:</text:span><text:span text:style-name="T4686">35px</text:span><text:span text:style-name="T4687">;</text:span></text:p>
      <text:p text:style-name="P4688"><text:span text:style-name="T4689">        </text:span><text:span text:style-name="T4690">display:</text:span><text:span text:style-name="T4691">flex</text:span><text:span text:style-name="T4692">;</text:span></text:p>
      <text:p text:style-name="P4693"><text:span text:style-name="T4694">        </text:span><text:span text:style-name="T4695">justify-content:</text:span><text:span text:style-name="T4696">space-around</text:span><text:span text:style-name="T4697">;</text:span></text:p>
      <text:p text:style-name="P4698"><text:span text:style-name="T4699">        </text:span><text:span text:style-name="T4700">align-items:</text:span><text:span text:style-name="T4701">center</text:span><text:span text:style-name="T4702">;</text:span></text:p>
      <text:p text:style-name="P4703"><text:span text:style-name="T4704">        </text:span><text:span text:style-name="T4705">box-shadow:</text:span><text:span text:style-name="T4706">2px</text:span><text:span text:style-name="T4707"><text:s/></text:span><text:span text:style-name="T4708">2px</text:span><text:span text:style-name="T4709"><text:s/></text:span><text:span text:style-name="T4710">12px</text:span><text:span text:style-name="T4711"><text:s/></text:span><text:span text:style-name="T4712">rgba(</text:span><text:span text:style-name="T4713">0</text:span><text:span text:style-name="T4714">,</text:span><text:span text:style-name="T4715">0</text:span><text:span text:style-name="T4716">,</text:span><text:span text:style-name="T4717">0</text:span><text:span text:style-name="T4718">,</text:span><text:span text:style-name="T4719">0.2</text:span><text:span text:style-name="T4720">)</text:span><text:span text:style-name="T4721">;}</text:span></text:p>
      <text:p text:style-name="P4722"><text:span text:style-name="T4723">        </text:span><text:span text:style-name="T4724">.text</text:span><text:span text:style-name="T4725"><text:s/></text:span><text:span text:style-name="T4726">input</text:span><text:span text:style-name="T4727">[</text:span><text:span text:style-name="T4728">type</text:span><text:span text:style-name="T4729">=</text:span><text:span text:style-name="T4730">search</text:span><text:span text:style-name="T4731">]{</text:span></text:p>
      <text:p text:style-name="P4732"><text:span text:style-name="T4733">            </text:span><text:span text:style-name="T4734">border:</text:span><text:span text:style-name="T4735">none</text:span><text:span text:style-name="T4736">;</text:span></text:p>
      <text:p text:style-name="P4737"><text:span text:style-name="T4738">            </text:span><text:span text:style-name="T4739">background-color:</text:span><text:span text:style-name="T4740">transparent</text:span><text:span text:style-name="T4741">;</text:span></text:p>
      <text:p text:style-name="P4742"><text:span text:style-name="T4743">            </text:span><text:span text:style-name="T4744">color:</text:span><text:span text:style-name="T4745">#000000</text:span><text:span text:style-name="T4746">;</text:span></text:p>
      <text:p text:style-name="P4747"><text:span text:style-name="T4748">            </text:span><text:span text:style-name="T4749">text-align:</text:span><text:span text:style-name="T4750">center</text:span><text:span text:style-name="T4751">;</text:span></text:p>
      <text:p text:style-name="P4752"><text:span text:style-name="T4753">            </text:span><text:span text:style-name="T4754">outline:</text:span><text:span text:style-name="T4755">none</text:span><text:span text:style-name="T4756">;}</text:span></text:p>
      <text:p text:style-name="P4757"><text:span text:style-name="T4758">        </text:span><text:span text:style-name="T4759">.search</text:span><text:span text:style-name="T4760">{</text:span></text:p>
      <text:p text:style-name="P4761"><text:span text:style-name="T4762">            </text:span><text:span text:style-name="T4763">display:</text:span><text:span text:style-name="T4764">flex</text:span><text:span text:style-name="T4765">;</text:span></text:p>
      <text:p text:style-name="P4766"><text:span text:style-name="T4767">            </text:span><text:span text:style-name="T4768">justify-content:</text:span><text:span text:style-name="T4769">center</text:span><text:span text:style-name="T4770">;</text:span></text:p>
      <text:p text:style-name="P4771"><text:span text:style-name="T4772">            </text:span><text:span text:style-name="T4773">align-items:</text:span><text:span text:style-name="T4774">center</text:span><text:span text:style-name="T4775">;}</text:span></text:p>
      <text:p text:style-name="P4776"><text:span text:style-name="T4777">        </text:span><text:span text:style-name="T4778">.text</text:span><text:span text:style-name="T4779"><text:s/></text:span><text:span text:style-name="T4780">button</text:span><text:span text:style-name="T4781">{</text:span></text:p>
      <text:p text:style-name="P4782"><text:span text:style-name="T4783">            </text:span><text:span text:style-name="T4784">height:</text:span><text:span text:style-name="T4785">35px</text:span><text:span text:style-name="T4786">;</text:span></text:p>
      <text:p text:style-name="P4787"><text:span text:style-name="T4788">            </text:span><text:span text:style-name="T4789">width:</text:span><text:span text:style-name="T4790">100px</text:span><text:span text:style-name="T4791">;</text:span></text:p>
      <text:p text:style-name="P4792"><text:span text:style-name="T4793">            </text:span><text:span text:style-name="T4794">border:</text:span><text:span text:style-name="T4795">none</text:span><text:span text:style-name="T4796">;</text:span></text:p>
      <text:p text:style-name="P4797"><text:span text:style-name="T4798">            </text:span><text:span text:style-name="T4799">color:</text:span><text:span text:style-name="T4800">#0B0B0B</text:span><text:span text:style-name="T4801">;</text:span></text:p>
      <text:p text:style-name="P4802"><text:span text:style-name="T4803">            </text:span><text:span text:style-name="T4804">font-family:</text:span><text:span text:style-name="T4805">calibri</text:span><text:span text:style-name="T4806">;</text:span></text:p>
      <text:p text:style-name="P4807"><text:span text:style-name="T4808">            </text:span><text:span text:style-name="T4809">font-weight:</text:span><text:span text:style-name="T4810">bold</text:span><text:span text:style-name="T4811">;</text:span></text:p>
      <text:p text:style-name="P4812"><text:span text:style-name="T4813">            </text:span><text:span text:style-name="T4814">outline:</text:span><text:span text:style-name="T4815">none</text:span><text:span text:style-name="T4816">;</text:span></text:p>
      <text:p text:style-name="P4817"><text:span text:style-name="T4818">            </text:span><text:span text:style-name="T4819">border-radius:</text:span><text:span text:style-name="T4820">0px</text:span><text:span text:style-name="T4821"><text:s/></text:span><text:span text:style-name="T4822">20px</text:span><text:span text:style-name="T4823"><text:s/></text:span><text:span text:style-name="T4824">20px</text:span><text:span text:style-name="T4825"><text:s/></text:span><text:span text:style-name="T4826">0px</text:span><text:span text:style-name="T4827">;</text:span></text:p>
      <text:p text:style-name="P4828">            }</text:p>
      <text:p text:style-name="P4829"><text:span text:style-name="T4830">    </text:span><text:span text:style-name="T4831">.text</text:span><text:span text:style-name="T4832"><text:s/></text:span><text:span text:style-name="T4833">button:hover</text:span><text:span text:style-name="T4834">{</text:span></text:p>
      <text:p text:style-name="P4835"><text:span text:style-name="T4836">        </text:span><text:span text:style-name="T4837">color:</text:span><text:span text:style-name="T4838">#ea272d</text:span><text:span text:style-name="T4839">;</text:span></text:p>
      <text:p text:style-name="P4840"><text:span text:style-name="T4841">        </text:span><text:span text:style-name="T4842">transition:</text:span><text:span text:style-name="T4843">all</text:span><text:span text:style-name="T4844"><text:s/></text:span><text:span text:style-name="T4845">ease</text:span><text:span text:style-name="T4846"><text:s/></text:span><text:span text:style-name="T4847">0.5s</text:span><text:span text:style-name="T4848">;}</text:span></text:p>
      <text:p text:style-name="P4849"><text:span text:style-name="T4850">    </text:span><text:span text:style-name="T4851">.order</text:span><text:span text:style-name="T4852">{</text:span></text:p>
      <text:p text:style-name="P4853"><text:span text:style-name="T4854">        </text:span><text:span text:style-name="T4855">display:</text:span><text:span text:style-name="T4856">flex</text:span><text:span text:style-name="T4857">;</text:span></text:p>
      <text:p text:style-name="P4858"><text:span text:style-name="T4859">        </text:span><text:span text:style-name="T4860">justify-content:</text:span><text:span text:style-name="T4861">center</text:span><text:span text:style-name="T4862">;</text:span></text:p>
      <text:p text:style-name="P4863"><text:span text:style-name="T4864">        </text:span><text:span text:style-name="T4865">align-items:</text:span><text:span text:style-name="T4866">center</text:span><text:span text:style-name="T4867">;</text:span></text:p>
      <text:p text:style-name="P4868">        }</text:p>
      <text:p text:style-name="P4869"><text:span text:style-name="T4870">    </text:span><text:span text:style-name="T4871">.order</text:span><text:span text:style-name="T4872"><text:s/></text:span><text:span text:style-name="T4873">a</text:span><text:span text:style-name="T4874">{</text:span></text:p>
      <text:p text:style-name="P4875"><text:span text:style-name="T4876">        </text:span><text:span text:style-name="T4877">font-family:</text:span><text:span text:style-name="T4878">calibri</text:span><text:span text:style-name="T4879">;</text:span></text:p>
      <text:p text:style-name="P4880"><text:span text:style-name="T4881">        </text:span><text:span text:style-name="T4882">font-weight:</text:span><text:span text:style-name="T4883">bold</text:span><text:span text:style-name="T4884">;</text:span></text:p>
      <text:p text:style-name="P4885"><text:span text:style-name="T4886">        </text:span><text:span text:style-name="T4887">color:</text:span><text:span text:style-name="T4888">#FFFFFF</text:span><text:span text:style-name="T4889">;</text:span></text:p>
      <text:p text:style-name="P4890"><text:span text:style-name="T4891">        </text:span><text:span text:style-name="T4892">font-size:</text:span><text:span text:style-name="T4893">40px</text:span><text:span text:style-name="T4894">;</text:span></text:p>
      <text:p text:style-name="P4895"><text:span text:style-name="T4896">        </text:span><text:span text:style-name="T4897">text-shadow:</text:span><text:span text:style-name="T4898">2px</text:span><text:span text:style-name="T4899"><text:s/></text:span><text:span text:style-name="T4900">2px</text:span><text:span text:style-name="T4901"><text:s/></text:span><text:span text:style-name="T4902">12px</text:span><text:span text:style-name="T4903"><text:s/></text:span><text:span text:style-name="T4904">rgba(</text:span><text:span text:style-name="T4905">0</text:span><text:span text:style-name="T4906">,</text:span><text:span text:style-name="T4907">0</text:span><text:span text:style-name="T4908">,</text:span><text:span text:style-name="T4909">0</text:span><text:span text:style-name="T4910">,</text:span><text:span text:style-name="T4911">0.1</text:span><text:span text:style-name="T4912">)</text:span><text:span text:style-name="T4913">;}</text:span></text:p>
      <text:p text:style-name="P4914"><text:span text:style-name="T4915">    </text:span><text:span text:style-name="T4916">.name</text:span><text:span text:style-name="T4917"><text:s/></text:span><text:span text:style-name="T4918">p</text:span><text:span text:style-name="T4919">{</text:span></text:p>
      <text:p text:style-name="P4920"><text:span text:style-name="T4921">        </text:span><text:span text:style-name="T4922">font-family:</text:span><text:span text:style-name="T4923">calibri</text:span><text:span text:style-name="T4924">;</text:span></text:p>
      <text:p text:style-name="P4925"><text:span text:style-name="T4926">        </text:span><text:span text:style-name="T4927">color:</text:span><text:span text:style-name="T4928">#FFFFFF</text:span><text:span text:style-name="T4929">;</text:span></text:p>
      <text:p text:style-name="P4930"><text:span text:style-name="T4931">        </text:span><text:span text:style-name="T4932">line-height:</text:span><text:span text:style-name="T4933">40px</text:span><text:span text:style-name="T4934">;</text:span></text:p>
      <text:soft-page-break/>
      <text:p text:style-name="P4935"><text:span text:style-name="T4936">        </text:span><text:span text:style-name="T4937">margin:</text:span><text:span text:style-name="T4938">0px</text:span><text:span text:style-name="T4939">;</text:span></text:p>
      <text:p text:style-name="P4940"><text:span text:style-name="T4941">        </text:span><text:span text:style-name="T4942">padding:</text:span><text:span text:style-name="T4943">0px</text:span><text:span text:style-name="T4944">;}</text:span></text:p>
      <text:p text:style-name="P4945"><text:span text:style-name="T4946">    </text:span><text:span text:style-name="T4947">.name</text:span><text:span text:style-name="T4948"><text:s/></text:span><text:span text:style-name="T4949">p:nth-child</text:span><text:span text:style-name="T4950">(1){</text:span></text:p>
      <text:p text:style-name="P4951"><text:span text:style-name="T4952">        </text:span><text:span text:style-name="T4953">font-weight:</text:span><text:span text:style-name="T4954">bold</text:span><text:span text:style-name="T4955">;</text:span></text:p>
      <text:p text:style-name="P4956"><text:span text:style-name="T4957">        </text:span><text:span text:style-name="T4958">font-size:</text:span><text:span text:style-name="T4959">40px</text:span><text:span text:style-name="T4960">;}</text:span></text:p>
      <text:p text:style-name="P4961"><text:span text:style-name="T4962">        </text:span><text:span text:style-name="T4963">.name</text:span><text:span text:style-name="T4964"><text:s/></text:span><text:span text:style-name="T4965">p:nth-child</text:span><text:span text:style-name="T4966">(2){</text:span></text:p>
      <text:p text:style-name="P4967"><text:span text:style-name="T4968">        </text:span><text:span text:style-name="T4969">font-weight:</text:span><text:span text:style-name="T4970">200</text:span><text:span text:style-name="T4971">;</text:span></text:p>
      <text:p text:style-name="P4972"><text:span text:style-name="T4973">        </text:span><text:span text:style-name="T4974">font-size:</text:span><text:span text:style-name="T4975">30px</text:span><text:span text:style-name="T4976">;}</text:span></text:p>
      <text:p text:style-name="P4977"><text:span text:style-name="T4978">    </text:span><text:span text:style-name="T4979">.food-one</text:span><text:span text:style-name="T4980">,</text:span><text:span text:style-name="T4981">.food-two</text:span><text:span text:style-name="T4982">,</text:span><text:span text:style-name="T4983">.food-three</text:span><text:span text:style-name="T4984">{</text:span></text:p>
      <text:p text:style-name="P4985"><text:span text:style-name="T4986">        </text:span><text:span text:style-name="T4987">display:</text:span><text:span text:style-name="T4988">flex</text:span><text:span text:style-name="T4989">;</text:span></text:p>
      <text:p text:style-name="P4990"><text:span text:style-name="T4991">        </text:span><text:span text:style-name="T4992">flex-direction:</text:span><text:span text:style-name="T4993">column</text:span><text:span text:style-name="T4994">;</text:span></text:p>
      <text:p text:style-name="P4995"><text:span text:style-name="T4996">        </text:span><text:span text:style-name="T4997">justify-content:</text:span><text:span text:style-name="T4998">space-between</text:span><text:span text:style-name="T4999">;</text:span></text:p>
      <text:p text:style-name="P5000"><text:span text:style-name="T5001">        </text:span><text:span text:style-name="T5002">padding:</text:span><text:span text:style-name="T5003">5%</text:span><text:span text:style-name="T5004">;</text:span></text:p>
      <text:p text:style-name="P5005"><text:span text:style-name="T5006">        </text:span><text:span text:style-name="T5007">text-shadow:</text:span><text:span text:style-name="T5008">2px</text:span><text:span text:style-name="T5009"><text:s/></text:span><text:span text:style-name="T5010">2px</text:span><text:span text:style-name="T5011"><text:s/></text:span><text:span text:style-name="T5012">12px</text:span><text:span text:style-name="T5013"><text:s/></text:span><text:span text:style-name="T5014">rgba(</text:span><text:span text:style-name="T5015">0</text:span><text:span text:style-name="T5016">,</text:span><text:span text:style-name="T5017">0</text:span><text:span text:style-name="T5018">,</text:span><text:span text:style-name="T5019">0</text:span><text:span text:style-name="T5020">,</text:span><text:span text:style-name="T5021">0.2</text:span><text:span text:style-name="T5022">)</text:span><text:span text:style-name="T5023">;</text:span></text:p>
      <text:p text:style-name="P5024">        }</text:p>
      <text:p text:style-name="P5025">    </text:p>
      <text:p text:style-name="P5026"><text:span text:style-name="T5027">    </text:span><text:span text:style-name="T5028">.price</text:span><text:span text:style-name="T5029"><text:s/></text:span><text:span text:style-name="T5030">button</text:span><text:span text:style-name="T5031">{</text:span></text:p>
      <text:p text:style-name="P5032"><text:span text:style-name="T5033">        </text:span><text:span text:style-name="T5034">color:</text:span><text:span text:style-name="T5035">#FFFFFF</text:span><text:span text:style-name="T5036">;</text:span></text:p>
      <text:p text:style-name="P5037"><text:span text:style-name="T5038">        </text:span><text:span text:style-name="T5039">border:</text:span><text:span text:style-name="T5040">none</text:span><text:span text:style-name="T5041">;</text:span></text:p>
      <text:p text:style-name="P5042"><text:span text:style-name="T5043">        </text:span><text:span text:style-name="T5044">background-color:</text:span><text:span text:style-name="T5045">transparent</text:span><text:span text:style-name="T5046">;</text:span></text:p>
      <text:p text:style-name="P5047"><text:span text:style-name="T5048">        </text:span><text:span text:style-name="T5049">outline:</text:span><text:span text:style-name="T5050">none</text:span><text:span text:style-name="T5051">;</text:span></text:p>
      <text:p text:style-name="P5052"><text:span text:style-name="T5053">        </text:span><text:span text:style-name="T5054">width:</text:span><text:span text:style-name="T5055">70px</text:span><text:span text:style-name="T5056">;</text:span></text:p>
      <text:p text:style-name="P5057"><text:span text:style-name="T5058">        </text:span><text:span text:style-name="T5059">height:</text:span><text:span text:style-name="T5060">35px</text:span><text:span text:style-name="T5061">;</text:span></text:p>
      <text:p text:style-name="P5062"><text:span text:style-name="T5063">        </text:span><text:span text:style-name="T5064">border-radius:</text:span><text:span text:style-name="T5065">20px</text:span><text:span text:style-name="T5066">;</text:span></text:p>
      <text:p text:style-name="P5067"><text:span text:style-name="T5068">        </text:span><text:span text:style-name="T5069">background-color:</text:span><text:span text:style-name="T5070">#ea272d</text:span><text:span text:style-name="T5071">;</text:span></text:p>
      <text:p text:style-name="P5072"><text:span text:style-name="T5073">        </text:span><text:span text:style-name="T5074">box-shadow:</text:span><text:span text:style-name="T5075">2px</text:span><text:span text:style-name="T5076"><text:s/></text:span><text:span text:style-name="T5077">2px</text:span><text:span text:style-name="T5078"><text:s/></text:span><text:span text:style-name="T5079">12px</text:span><text:span text:style-name="T5080"><text:s/></text:span><text:span text:style-name="T5081">rgba(</text:span><text:span text:style-name="T5082">0</text:span><text:span text:style-name="T5083">,</text:span><text:span text:style-name="T5084">0</text:span><text:span text:style-name="T5085">,</text:span><text:span text:style-name="T5086">0</text:span><text:span text:style-name="T5087">,</text:span><text:span text:style-name="T5088">0.2</text:span><text:span text:style-name="T5089">)</text:span><text:span text:style-name="T5090">;</text:span></text:p>
      <text:p text:style-name="P5091">        }</text:p>
      <text:p text:style-name="P5092"><text:span text:style-name="T5093">    </text:span><text:span text:style-name="T5094">.flavor</text:span><text:span text:style-name="T5095">,</text:span><text:span text:style-name="T5096">.breakfast</text:span><text:span text:style-name="T5097">{</text:span></text:p>
      <text:p text:style-name="P5098"><text:span text:style-name="T5099">        </text:span><text:span text:style-name="T5100">font-family:</text:span><text:span text:style-name="T5101">calibri</text:span><text:span text:style-name="T5102">;</text:span></text:p>
      <text:p text:style-name="P5103"><text:span text:style-name="T5104">        </text:span><text:span text:style-name="T5105">display:</text:span><text:span text:style-name="T5106">flex</text:span><text:span text:style-name="T5107">;</text:span></text:p>
      <text:p text:style-name="P5108"><text:span text:style-name="T5109">        </text:span><text:span text:style-name="T5110">justify-content:</text:span><text:span text:style-name="T5111">center</text:span><text:span text:style-name="T5112">;</text:span></text:p>
      <text:p text:style-name="P5113"><text:span text:style-name="T5114">        </text:span><text:span text:style-name="T5115">align-items:</text:span><text:span text:style-name="T5116">center</text:span><text:span text:style-name="T5117">;</text:span></text:p>
      <text:p text:style-name="P5118"><text:span text:style-name="T5119">        </text:span><text:span text:style-name="T5120">line-height:</text:span><text:span text:style-name="T5121">0px</text:span><text:span text:style-name="T5122">;</text:span></text:p>
      <text:p text:style-name="P5123">        }</text:p>
      <text:p text:style-name="P5124"><text:span text:style-name="T5125">        </text:span><text:span text:style-name="T5126">.footer</text:span><text:span text:style-name="T5127">{</text:span></text:p>
      <text:p text:style-name="P5128"><text:span text:style-name="T5129">            </text:span><text:span text:style-name="T5130">background-color:</text:span><text:span text:style-name="T5131">#0A0A0A</text:span><text:span text:style-name="T5132">;</text:span></text:p>
      <text:p text:style-name="P5133"><text:span text:style-name="T5134">            </text:span><text:span text:style-name="T5135">height:</text:span><text:span text:style-name="T5136">150px</text:span><text:span text:style-name="T5137">;}</text:span></text:p>
      <text:p text:style-name="P5138"><text:span text:style-name="T5139">        </text:span><text:span text:style-name="T5140">.flavor</text:span><text:span text:style-name="T5141"><text:s/></text:span><text:span text:style-name="T5142">p:nth-child</text:span><text:span text:style-name="T5143">(1),</text:span></text:p>
      <text:p text:style-name="P5144"><text:span text:style-name="T5145">        </text:span><text:span text:style-name="T5146">.breakfast</text:span><text:span text:style-name="T5147"><text:s/></text:span><text:span text:style-name="T5148">p:nth-child</text:span><text:span text:style-name="T5149">(1){</text:span></text:p>
      <text:p text:style-name="P5150"><text:span text:style-name="T5151">            </text:span><text:span text:style-name="T5152">color:</text:span><text:span text:style-name="T5153">#FFFFFF</text:span><text:span text:style-name="T5154">;</text:span></text:p>
      <text:p text:style-name="P5155"><text:span text:style-name="T5156">            </text:span><text:span text:style-name="T5157">font-weight:</text:span><text:span text:style-name="T5158">bold</text:span><text:span text:style-name="T5159">;</text:span></text:p>
      <text:p text:style-name="P5160"><text:span text:style-name="T5161">            </text:span><text:span text:style-name="T5162">font-size:</text:span><text:span text:style-name="T5163">40px</text:span><text:span text:style-name="T5164">;}</text:span></text:p>
      <text:p text:style-name="P5165"><text:span text:style-name="T5166">        </text:span><text:span text:style-name="T5167">.flavor</text:span><text:span text:style-name="T5168"><text:s/></text:span><text:span text:style-name="T5169">p:nth-child</text:span><text:span text:style-name="T5170">(2),</text:span></text:p>
      <text:p text:style-name="P5171"><text:span text:style-name="T5172">        </text:span><text:span text:style-name="T5173">.breakfast</text:span><text:span text:style-name="T5174"><text:s/></text:span><text:span text:style-name="T5175">p:nth-child</text:span><text:span text:style-name="T5176">(2){</text:span></text:p>
      <text:soft-page-break/>
      <text:p text:style-name="P5177"><text:span text:style-name="T5178">            </text:span><text:span text:style-name="T5179">font-size:</text:span><text:span text:style-name="T5180">20px</text:span><text:span text:style-name="T5181">;</text:span></text:p>
      <text:p text:style-name="P5182"><text:span text:style-name="T5183">            </text:span><text:span text:style-name="T5184">color:</text:span><text:span text:style-name="T5185">rgba(</text:span><text:span text:style-name="T5186">255</text:span><text:span text:style-name="T5187">,</text:span><text:span text:style-name="T5188">255</text:span><text:span text:style-name="T5189">,</text:span><text:span text:style-name="T5190">255</text:span><text:span text:style-name="T5191">,</text:span><text:span text:style-name="T5192">0.50</text:span><text:span text:style-name="T5193">)</text:span><text:span text:style-name="T5194">;</text:span></text:p>
      <text:p text:style-name="P5195"><text:span text:style-name="T5196">            </text:span><text:span text:style-name="T5197">text-align:</text:span><text:span text:style-name="T5198">center</text:span><text:span text:style-name="T5199">;}</text:span></text:p>
      <text:p text:style-name="P5200"><text:span text:style-name="T5201">            </text:span><text:span text:style-name="T5202">.social</text:span><text:span text:style-name="T5203"><text:s/></text:span><text:span text:style-name="T5204">ul</text:span><text:span text:style-name="T5205">{</text:span></text:p>
      <text:p text:style-name="P5206"><text:span text:style-name="T5207">                </text:span><text:span text:style-name="T5208">display:</text:span><text:span text:style-name="T5209">flex</text:span><text:span text:style-name="T5210">;</text:span></text:p>
      <text:p text:style-name="P5211">                }</text:p>
      <text:p text:style-name="P5212"><text:span text:style-name="T5213">            </text:span><text:span text:style-name="T5214">.social</text:span><text:span text:style-name="T5215"><text:s/></text:span><text:span text:style-name="T5216">ul</text:span><text:span text:style-name="T5217"><text:s/></text:span><text:span text:style-name="T5218">li</text:span><text:span text:style-name="T5219"><text:s/></text:span><text:span text:style-name="T5220">a</text:span><text:span text:style-name="T5221">{</text:span></text:p>
      <text:p text:style-name="P5222"><text:span text:style-name="T5223">                </text:span><text:span text:style-name="T5224">padding:</text:span><text:span text:style-name="T5225">15px</text:span><text:span text:style-name="T5226">;}</text:span></text:p>
      <text:p text:style-name="P5227"><text:span text:style-name="T5228">        </text:span><text:span text:style-name="T5229">.social</text:span><text:span text:style-name="T5230"><text:s/></text:span><text:span text:style-name="T5231">img</text:span><text:span text:style-name="T5232">{</text:span></text:p>
      <text:p text:style-name="P5233"><text:span text:style-name="T5234">            </text:span><text:span text:style-name="T5235">height:</text:span><text:span text:style-name="T5236">15px</text:span><text:span text:style-name="T5237">;}</text:span></text:p>
      <text:p text:style-name="P5238"><text:span text:style-name="T5239">        </text:span><text:span text:style-name="T5240">.footer-menu</text:span><text:span text:style-name="T5241"><text:s/></text:span><text:span text:style-name="T5242">ul</text:span><text:span text:style-name="T5243"><text:s/></text:span><text:span text:style-name="T5244">li</text:span><text:span text:style-name="T5245"><text:s/></text:span><text:span text:style-name="T5246">a</text:span><text:span text:style-name="T5247">{</text:span></text:p>
      <text:p text:style-name="P5248"><text:span text:style-name="T5249">            </text:span><text:span text:style-name="T5250">border-left:</text:span><text:span text:style-name="T5251">3px</text:span><text:span text:style-name="T5252"><text:s/></text:span><text:span text:style-name="T5253">solid</text:span><text:span text:style-name="T5254"><text:s/></text:span><text:span text:style-name="T5255">#2E2E2E</text:span><text:span text:style-name="T5256">;</text:span></text:p>
      <text:p text:style-name="P5257">            color:rgba(255,255,255,0.80)</text:p>
      <text:p text:style-name="P5258">            }</text:p>
      <text:p text:style-name="P5259"><text:span text:style-name="T5260">        </text:span><text:span text:style-name="T5261">.navigation-content</text:span><text:span text:style-name="T5262">{</text:span></text:p>
      <text:p text:style-name="P5263"><text:span text:style-name="T5264">            </text:span><text:span text:style-name="T5265">border-bottom:</text:span><text:span text:style-name="T5266">2px</text:span><text:span text:style-name="T5267"><text:s/></text:span><text:span text:style-name="T5268">solid</text:span><text:span text:style-name="T5269"><text:s/></text:span><text:span text:style-name="T5270">rgba(</text:span><text:span text:style-name="T5271">255</text:span><text:span text:style-name="T5272">,</text:span><text:span text:style-name="T5273">255</text:span><text:span text:style-name="T5274">,</text:span><text:span text:style-name="T5275">255</text:span><text:span text:style-name="T5276">,</text:span><text:span text:style-name="T5277">0.10</text:span><text:span text:style-name="T5278">)</text:span><text:span text:style-name="T5279">}</text:span></text:p>
      <text:p text:style-name="P5280"/>
      <text:p text:style-name="P5281">        </text:p>
      <text:p text:style-name="P5282"><text:span text:style-name="T5283">        </text:span><text:span text:style-name="T5284">.new</text:span><text:span text:style-name="T5285">{</text:span></text:p>
      <text:p text:style-name="P5286"><text:span text:style-name="T5287">            </text:span><text:span text:style-name="T5288">background-image:</text:span><text:span text:style-name="T5289">url</text:span><text:span text:style-name="T5290">(</text:span><text:span text:style-name="T5291">https://www.jessicagavin.com/wp-content/uploads/2015/06/bbq-chicken-pizza-5-1200.jpg</text:span><text:span text:style-name="T5292">);</text:span></text:p>
      <text:p text:style-name="P5293"><text:span text:style-name="T5294">            </text:span><text:span text:style-name="T5295">background-size:</text:span><text:span text:style-name="T5296">cover</text:span><text:span text:style-name="T5297">;</text:span></text:p>
      <text:p text:style-name="P5298"><text:span text:style-name="T5299">            </text:span><text:span text:style-name="T5300">background-repeat:</text:span><text:span text:style-name="T5301">no-repeat</text:span><text:span text:style-name="T5302">;</text:span></text:p>
      <text:p text:style-name="P5303">            </text:p>
      <text:p text:style-name="P5304">            </text:p>
      <text:p text:style-name="P5305">            }</text:p>
      <text:p text:style-name="P5306">            </text:p>
      <text:p text:style-name="P5307"><text:s/></text:p>
      <text:p text:style-name="P5308">            }</text:p>
      <text:p text:style-name="P5309"><text:span text:style-name="T5310">        </text:span><text:span text:style-name="T5311">.order</text:span><text:span text:style-name="T5312">{</text:span></text:p>
      <text:p text:style-name="P5313"><text:span text:style-name="T5314">            </text:span><text:span text:style-name="T5315">background-image:</text:span><text:span text:style-name="T5316">url</text:span><text:span text:style-name="T5317">(</text:span><text:span text:style-name="T5318">https://d1csarkz8obe9u.cloudfront.net/posterpreviews/pizza-design-template-85c319c6000c505fa60b032f336894f4_screen.jpg?ts=1595987951</text:span><text:span text:style-name="T5319">);</text:span></text:p>
      <text:p text:style-name="P5320"><text:span text:style-name="T5321">            </text:span><text:span text:style-name="T5322">background-size:</text:span><text:span text:style-name="T5323">cover</text:span><text:span text:style-name="T5324">;</text:span></text:p>
      <text:p text:style-name="P5325"><text:span text:style-name="T5326">            </text:span><text:span text:style-name="T5327">background-repeat:</text:span><text:span text:style-name="T5328">no-repeat</text:span><text:span text:style-name="T5329">;</text:span></text:p>
      <text:p text:style-name="P5330">            }</text:p>
      <text:p text:style-name="P5331"><text:span text:style-name="T5332">        </text:span><text:span text:style-name="T5333">.food-one</text:span><text:span text:style-name="T5334">{</text:span></text:p>
      <text:p text:style-name="P5335"><text:span text:style-name="T5336">            </text:span><text:span text:style-name="T5337">background-image:</text:span><text:span text:style-name="T5338"><text:s/></text:span><text:span text:style-name="T5339">url</text:span><text:span text:style-name="T5340">(</text:span><text:span text:style-name="T5341">https://th.bing.com/th/id/R.791ecf47bd7ba17ce4599f9f88238285?rik=7nY%2bQRTWNB%2bJrQ&amp;riu=http%3a%2f%2f4.bp.blogspot.com%2f-0bIQVYu-YSg%2fUTYvK7JjeoI%2fAAAAAAAAAjA%2fdWNMk3lC38Y%2fs1600%2fDSC_0039-1.jpg&amp;ehk=qFmY3D9TZQyqwVCRZHRE%2ftRvxT0BDQo9ejSqI4sPPP8%3d&amp;risl=&amp;pid=ImgRaw&amp;r=0</text:span><text:span text:style-name="T5342">);</text:span></text:p>
      <text:p text:style-name="P5343"><text:span text:style-name="T5344">            </text:span><text:span text:style-name="T5345">background-size:</text:span><text:span text:style-name="T5346">cover</text:span><text:span text:style-name="T5347">;</text:span></text:p>
      <text:soft-page-break/>
      <text:p text:style-name="P5348"><text:span text:style-name="T5349">            </text:span><text:span text:style-name="T5350">background-repeat:</text:span><text:span text:style-name="T5351">no-repeat</text:span><text:span text:style-name="T5352">;</text:span></text:p>
      <text:p text:style-name="P5353">            }</text:p>
      <text:p text:style-name="P5354"><text:span text:style-name="T5355">        </text:span><text:span text:style-name="T5356">.food-two</text:span><text:span text:style-name="T5357">{</text:span></text:p>
      <text:p text:style-name="P5358"><text:span text:style-name="T5359">            </text:span><text:span text:style-name="T5360">background-image:</text:span><text:span text:style-name="T5361"><text:s/></text:span><text:span text:style-name="T5362">url</text:span><text:span text:style-name="T5363">(</text:span><text:span text:style-name="T5364">https://www.thelastfoodblog.com/wp-content/uploads/2017/06/chichek-wrap-1.jpg</text:span><text:span text:style-name="T5365">);</text:span></text:p>
      <text:p text:style-name="P5366"><text:span text:style-name="T5367">            </text:span><text:span text:style-name="T5368">background-size:</text:span><text:span text:style-name="T5369">cover</text:span><text:span text:style-name="T5370">;</text:span></text:p>
      <text:p text:style-name="P5371"><text:span text:style-name="T5372">            </text:span><text:span text:style-name="T5373">background-repeat:</text:span><text:span text:style-name="T5374">no-repeat</text:span><text:span text:style-name="T5375">;</text:span></text:p>
      <text:p text:style-name="P5376">        }</text:p>
      <text:p text:style-name="P5377"><text:span text:style-name="T5378">        </text:span><text:span text:style-name="T5379">.food-three</text:span><text:span text:style-name="T5380">{</text:span></text:p>
      <text:p text:style-name="P5381"><text:span text:style-name="T5382">            </text:span><text:span text:style-name="T5383">background-image:</text:span><text:span text:style-name="T5384"><text:s/></text:span><text:span text:style-name="T5385">url</text:span><text:span text:style-name="T5386">(</text:span><text:span text:style-name="T5387">https://th.bing.com/th/id/R.da6f3a6305596079b891bdb35d53b5f4?rik=uc5GhK5myZ9Bgg&amp;riu=http%3a%2f%2fi.huffpost.com%2fgadgets%2fslideshows%2f346448%2fslide_346448_3646204_free.jpg&amp;ehk=cwE%2byq75wJzFeqkMjnEoZ3uzdWj0vUYWLqaS6VrDAdY%3d&amp;risl=&amp;pid=ImgRaw&amp;r=0</text:span><text:span text:style-name="T5388">);</text:span></text:p>
      <text:p text:style-name="P5389"><text:span text:style-name="T5390">            </text:span><text:span text:style-name="T5391">background-size:</text:span><text:span text:style-name="T5392">cover</text:span><text:span text:style-name="T5393">;</text:span></text:p>
      <text:p text:style-name="P5394"><text:span text:style-name="T5395">            </text:span><text:span text:style-name="T5396">background-repeat:</text:span><text:span text:style-name="T5397">no-repeat</text:span><text:span text:style-name="T5398">;</text:span></text:p>
      <text:p text:style-name="P5399">            }</text:p>
      <text:p text:style-name="P5400">            </text:p>
      <text:p text:style-name="P5401"><text:span text:style-name="T5402">        </text:span><text:span text:style-name="T5403">.flavor</text:span><text:span text:style-name="T5404">{</text:span></text:p>
      <text:p text:style-name="P5405"><text:span text:style-name="T5406">            </text:span><text:span text:style-name="T5407">background-image:</text:span><text:span text:style-name="T5408">url</text:span><text:span text:style-name="T5409">(</text:span><text:span text:style-name="T5410">https://i.pinimg.com/originals/5e/a9/39/5ea939ac57ab7fe49503e6645b59bdff.jpg</text:span><text:span text:style-name="T5411">);</text:span></text:p>
      <text:p text:style-name="P5412"><text:span text:style-name="T5413">            </text:span><text:span text:style-name="T5414">background-size:</text:span><text:span text:style-name="T5415">cover</text:span><text:span text:style-name="T5416">;</text:span></text:p>
      <text:p text:style-name="P5417"><text:span text:style-name="T5418">            </text:span><text:span text:style-name="T5419">background-repeat:</text:span><text:span text:style-name="T5420">no-repeat</text:span><text:span text:style-name="T5421">;</text:span></text:p>
      <text:p text:style-name="P5422">            }</text:p>
      <text:p text:style-name="P5423"><text:span text:style-name="T5424">        </text:span><text:span text:style-name="T5425">.breakfast</text:span><text:span text:style-name="T5426">{</text:span></text:p>
      <text:p text:style-name="P5427"><text:span text:style-name="T5428">            </text:span><text:span text:style-name="T5429">background-image:</text:span><text:span text:style-name="T5430">url</text:span><text:span text:style-name="T5431">(</text:span><text:span text:style-name="T5432">https://www.cafecoffeeday.com/sites/default/files/Peppy-Chicken-Roll_1.jpg</text:span><text:span text:style-name="T5433">);</text:span></text:p>
      <text:p text:style-name="P5434"><text:span text:style-name="T5435">            </text:span><text:span text:style-name="T5436">background-size:</text:span><text:span text:style-name="T5437">cover</text:span><text:span text:style-name="T5438">;</text:span></text:p>
      <text:p text:style-name="P5439"><text:span text:style-name="T5440">            </text:span><text:span text:style-name="T5441">background-repeat:</text:span><text:span text:style-name="T5442">no-repeat</text:span><text:span text:style-name="T5443">;</text:span></text:p>
      <text:p text:style-name="P5444">            }</text:p>
      <text:p text:style-name="P5445">    </text:p>
      <text:p text:style-name="P5446"><text:span text:style-name="T5447">    </text:span><text:span text:style-name="T5448">/*Customize scroll bar*/</text:span></text:p>
      <text:p text:style-name="P5449"><text:span text:style-name="T5450">::-webkit-scrollbar</text:span><text:span text:style-name="T5451">{</text:span></text:p>
      <text:p text:style-name="P5452"><text:span text:style-name="T5453">    </text:span><text:span text:style-name="T5454">width:</text:span><text:span text:style-name="T5455">15px</text:span><text:span text:style-name="T5456">;</text:span></text:p>
      <text:p text:style-name="P5457"><text:span text:style-name="T5458">    </text:span><text:span text:style-name="T5459">background-color:</text:span><text:span text:style-name="T5460">#1B1B1B</text:span><text:span text:style-name="T5461">;</text:span></text:p>
      <text:p text:style-name="P5462"><text:span text:style-name="T5463">    </text:span><text:span text:style-name="T5464">border:</text:span><text:span text:style-name="T5465">1px</text:span><text:span text:style-name="T5466"><text:s/></text:span><text:span text:style-name="T5467">solid</text:span><text:span text:style-name="T5468"><text:s/></text:span><text:span text:style-name="T5469">#1b1b1b</text:span><text:span text:style-name="T5470">;}</text:span></text:p>
      <text:p text:style-name="P5471"><text:s/></text:p>
      <text:p text:style-name="P5472"><text:span text:style-name="T5473">::-webkit-scrollbar-track</text:span><text:span text:style-name="T5474">{</text:span></text:p>
      <text:p text:style-name="P5475"><text:span text:style-name="T5476">    </text:span><text:span text:style-name="T5477">box-shadow:</text:span><text:span text:style-name="T5478"><text:s/></text:span><text:span text:style-name="T5479">0</text:span><text:span text:style-name="T5480"><text:s/></text:span><text:span text:style-name="T5481">0</text:span><text:span text:style-name="T5482"><text:s/></text:span><text:span text:style-name="T5483">5px</text:span><text:span text:style-name="T5484"><text:s/></text:span><text:span text:style-name="T5485">rgba(</text:span><text:span text:style-name="T5486">0</text:span><text:span text:style-name="T5487">,</text:span><text:span text:style-name="T5488">233</text:span><text:span text:style-name="T5489">,</text:span><text:span text:style-name="T5490">253</text:span><text:span text:style-name="T5491">,</text:span><text:span text:style-name="T5492">1.00</text:span><text:span text:style-name="T5493">)</text:span><text:span text:style-name="T5494">;</text:span></text:p>
      <text:p text:style-name="P5495">    }</text:p>
      <text:p text:style-name="P5496"><text:span text:style-name="T5497">::-webkit-scrollbar-thumb</text:span><text:span text:style-name="T5498">{</text:span></text:p>
      <text:p text:style-name="P5499"><text:span text:style-name="T5500">    </text:span><text:span text:style-name="T5501">background-color:</text:span><text:span text:style-name="T5502">#ea272d</text:span><text:span text:style-name="T5503">;</text:span></text:p>
      <text:p text:style-name="P5504"><text:span text:style-name="T5505">    </text:span><text:span text:style-name="T5506">border-left:</text:span><text:span text:style-name="T5507">2px</text:span><text:span text:style-name="T5508"><text:s/></text:span><text:span text:style-name="T5509">solid</text:span><text:span text:style-name="T5510"><text:s/></text:span><text:span text:style-name="T5511">#1b1b1b</text:span><text:span text:style-name="T5512">;</text:span></text:p>
      <text:p text:style-name="P5513"><text:s/></text:p>
      <text:soft-page-break/>
      <text:p text:style-name="P5514">    }</text:p>
      <text:p text:style-name="P5515"><text:span text:style-name="T5516">.new</text:span><text:span text:style-name="T5517">,</text:span><text:span text:style-name="T5518">.search</text:span><text:span text:style-name="T5519">,</text:span><text:span text:style-name="T5520">.order</text:span><text:span text:style-name="T5521">,</text:span><text:span text:style-name="T5522">.food-one</text:span><text:span text:style-name="T5523">,</text:span><text:span text:style-name="T5524">.food-two</text:span><text:span text:style-name="T5525">,</text:span><text:span text:style-name="T5526">.food-three</text:span><text:span text:style-name="T5527">,</text:span><text:span text:style-name="T5528">.breakfast</text:span><text:span text:style-name="T5529">,</text:span><text:span text:style-name="T5530">.flavor</text:span><text:span text:style-name="T5531">{</text:span></text:p>
      <text:p text:style-name="P5532"><text:span text:style-name="T5533">    </text:span><text:span text:style-name="T5534">border-radius:</text:span><text:span text:style-name="T5535">5px</text:span><text:span text:style-name="T5536">;</text:span></text:p>
      <text:p text:style-name="P5537">}</text:p>
      <text:p text:style-name="P5538"><text:span text:style-name="T5539">    </text:span><text:span text:style-name="T5540">&lt;/</text:span><text:span text:style-name="T5541">style</text:span><text:span text:style-name="T5542">&gt;</text:span></text:p>
      <text:p text:style-name="P5543"><text:span text:style-name="T5544">&lt;/</text:span><text:span text:style-name="T5545">head</text:span><text:span text:style-name="T5546">&gt;</text:span></text:p>
      <text:p text:style-name="P5547"/>
      <text:p text:style-name="P5548"/>
      <text:p text:style-name="P5549"/>
      <text:p text:style-name="P5550"/>
      <text:p text:style-name="P5551"/>
      <text:p text:style-name="P5552"/>
      <text:p text:style-name="P5553"/>
      <text:p text:style-name="P5554"/>
      <text:p text:style-name="P55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nstantia" svg:font-family="Constantia" style:font-family-generic="roman" style:font-pitch="variable" svg:panose-1="2 3 6 2 5 3 6 3 3 3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jaVu Serif" svg:font-family="DejaVu Serif" style:font-family-generic="roman" style:font-pitch="variable"/>
    <style:font-face style:name="Samanata" svg:font-family="Samanata" style:font-family-generic="system" style:font-pitch="variable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onstantia" style:font-name-asian="Constantia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4166in" fo:margin-bottom="0.0416in"/>
      <style:text-properties fo:color="#007789" fo:font-size="16pt" style:font-size-asian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666in" fo:margin-bottom="0in"/>
      <style:text-properties fo:text-transform="uppercase" fo:color="#007789" fo:font-size="12pt" style:font-size-asian="12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fo:color="#004F5B" fo:font-size="12pt" style:font-size-asian="12pt" style:font-size-complex="12pt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color="#004F5B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font-style="italic" style:font-style-asian="italic" style:font-style-complex="italic" fo:color="#004F5B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fo:color="#272727" style:font-size-complex="10.5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top="0.0833in" fo:margin-bottom="0.1388in" fo:line-height="11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 style:next-style-name="Standard">
      <style:paragraph-properties fo:margin-top="0in" fo:line-height="100%"/>
      <style:text-properties fo:font-style="italic" style:font-style-asian="italic" style:font-style-complex="italic" fo:color="#4E5B6F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ContactInfo" style:display-name="Contact Info" style:family="paragraph" style:parent-style-name="Standard">
      <style:paragraph-properties fo:text-align="center" fo:margin-top="0in" fo:margin-bottom="0in"/>
      <style:text-properties fo:hyphenate="false"/>
    </style:style>
    <style:style style:name="ListBullet" style:display-name="List Bullet" style:family="paragraph" style:parent-style-name="Standard" style:list-style-name="WWNum4">
      <style:text-properties fo:hyphenate="false"/>
    </style:style>
    <style:style style:name="Title" style:display-name="Title" style:family="paragraph" style:parent-style-name="Standard">
      <style:paragraph-properties fo:text-align="center" fo:margin-top="0.3333in" fo:margin-bottom="0.0277in" fo:line-height="100%"/>
      <style:text-properties fo:color="#007789" style:letter-kerning="true" fo:font-size="30pt" style:font-size-asian="30pt" fo:hyphenate="false"/>
    </style:style>
    <style:style style:name="Subtitle" style:display-name="Subtitle" style:family="paragraph" style:parent-style-name="Standard">
      <style:paragraph-properties fo:text-align="center" fo:margin-top="0in" fo:margin-bottom="0.3333in"/>
      <style:text-properties fo:text-transform="uppercase" fo:font-size="13pt" style:font-size-asian="13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Footer" style:display-name="Footer" style:family="paragraph" style:parent-style-name="Standard">
      <style:paragraph-properties fo:text-align="end" fo:margin-top="0in" fo:margin-bottom="0in" fo:line-height="100%"/>
      <style:text-properties fo:text-transform="uppercase" fo:hyphenate="false"/>
    </style:style>
    <style:style style:name="Photo" style:display-name="Photo" style:family="paragraph" style:parent-style-name="Standard">
      <style:paragraph-properties fo:text-align="center" fo:margin-top="0in" fo:margin-bottom="0in" fo:line-height="100%"/>
      <style:text-properties fo:hyphenate="false"/>
    </style:style>
    <style:style style:name="Header" style:display-name="Header" style:family="paragraph" style:parent-style-name="Standard">
      <style:paragraph-properties fo:margin-top="0in" fo:margin-bottom="0in" fo:line-height="100%"/>
      <style:text-properties fo:hyphenate="false"/>
    </style:style>
    <style:style style:name="ListNumber" style:display-name="List Number" style:family="paragraph" style:parent-style-name="Standard" style:list-style-name="WWNum3">
      <style:text-properties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007789" fo:border-left="none" fo:border-bottom="0.0069in solid #00778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07789" fo:hyphenate="false"/>
    </style:style>
    <style:style style:name="BalloonText" style:display-name="Balloon Text" style:family="paragraph" style:parent-style-name="Standard">
      <style:paragraph-properties fo:margin-top="0in" fo:margin-bottom="0in" fo:line-height="100%"/>
      <style:text-properties style:font-name="Segoe UI" style:font-name-asian="Segoe UI" style:font-name-complex="Segoe UI" style:font-size-complex="9pt" fo:hyphenate="false"/>
    </style:style>
    <style:style style:name="BlockText" style:display-name="Block Text" style:family="paragraph" style:parent-style-name="Standard">
      <style:paragraph-properties fo:border="0.0034in solid #007789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007789" fo:hyphenate="false"/>
    </style:style>
    <style:style style:name="BodyText3" style:display-name="Body Text 3" style:family="paragraph" style:parent-style-name="Standard">
      <style:paragraph-properties fo:margin-bottom="0.0833in"/>
      <style:text-properties style:font-size-complex="8pt" fo:hyphenate="false"/>
    </style:style>
    <style:style style:name="BodyTextIndent3" style:display-name="Body Text Indent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CommentText" style:display-name="Comment Text" style:family="paragraph" style:parent-style-name="Standard">
      <style:paragraph-properties fo:line-height="100%"/>
      <style:text-properties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ocumentMap" style:display-name="Document Map" style:family="paragraph" style:parent-style-name="Standard">
      <style:paragraph-properties fo:margin-top="0in" fo:margin-bottom="0in" fo:line-height="100%"/>
      <style:text-properties style:font-name="Segoe UI" style:font-name-asian="Segoe UI" style:font-name-complex="Segoe UI" style:font-size-complex="8pt" fo:hyphenate="false"/>
    </style:style>
    <style:style style:name="Endnote" style:display-name="Endnote" style:family="paragraph" style:parent-style-name="Standard">
      <style:paragraph-properties fo:margin-top="0in" fo:margin-bottom="0in" fo:line-height="100%"/>
      <style:text-properties style:font-size-complex="10pt" fo:hyphenate="false"/>
    </style:style>
    <style:style style:name="EnvelopeReturn" style:display-name="Envelope Return" style:family="paragraph" style:parent-style-name="Standard">
      <style:paragraph-properties fo:margin-top="0in" fo:margin-bottom="0in" fo:line-height="100%"/>
      <style:text-properties style:font-size-complex="10pt" fo:hyphenate="false"/>
    </style:style>
    <style:style style:name="Footnote" style:display-name="Footnote" style:family="paragraph" style:parent-style-name="Standard">
      <style:paragraph-properties fo:margin-top="0in" fo:margin-bottom="0in" fo:line-height="100%"/>
      <style:text-properties style:font-size-complex="10pt" fo:hyphenate="false"/>
    </style:style>
    <style:style style:name="HTMLPreformatted" style:display-name="HTML Preformatted" style:family="paragraph" style:parent-style-name="Standard">
      <style:paragraph-properties fo:margin-top="0in" fo:margin-bottom="0in" fo:line-height="100%"/>
      <style:text-properties style:font-name="Consolas" style:font-name-asian="Consolas" style:font-name-complex="Consolas" style:font-size-complex="10pt" fo:hyphenate="false"/>
    </style:style>
    <style:style style:name="MacroText" style:display-name="Macro Text" style:family="paragraph">
      <style:paragraph-properties fo:widows="2" fo:orphans="2" fo:margin-top="0.0833in" fo:line-height="110%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asian="Consolas" style:font-name-complex="Consolas" style:font-size-complex="10pt" fo:hyphenate="false"/>
    </style:style>
    <style:style style:name="PlainText" style:display-name="Plain Text" style:family="paragraph" style:parent-style-name="Standard">
      <style:paragraph-properties fo:margin-top="0in" fo:margin-bottom="0in" fo:line-height="100%"/>
      <style:text-properties style:font-name="Consolas" style:font-name-asian="Consolas" style:font-name-complex="Consolas" style:font-size-complex="10.5pt" fo:hyphenate="false"/>
    </style:style>
    <style:style style:name="Heading1Char" style:display-name="Heading 1 Char" style:family="text" style:parent-style-name="DefaultParagraphFont">
      <style:text-properties style:font-name="Constantia" style:font-name-asian="Constantia" style:font-name-complex="DejaVu Sans" fo:color="#007789" fo:font-size="16pt" style:font-size-asian="16pt"/>
    </style:style>
    <style:style style:name="Heading2Char" style:display-name="Heading 2 Char" style:family="text" style:parent-style-name="DefaultParagraphFont">
      <style:text-properties style:font-name="Constantia" style:font-name-asian="Constantia" style:font-name-complex="DejaVu Sans" fo:text-transform="uppercase" fo:color="#007789" fo:font-size="12pt" style:font-size-asian="12pt"/>
    </style:style>
    <style:style style:name="TitleChar" style:display-name="Title Char" style:family="text" style:parent-style-name="DefaultParagraphFont">
      <style:text-properties style:font-name="Constantia" style:font-name-asian="Constantia" style:font-name-complex="DejaVu Sans" fo:color="#007789" style:letter-kerning="true" fo:font-size="30pt" style:font-size-asian="30pt"/>
    </style:style>
    <style:style style:name="SubtitleChar" style:display-name="Subtitle Char" style:family="text" style:parent-style-name="DefaultParagraphFont">
      <style:text-properties style:font-name="Constantia" style:font-name-asian="Constantia" style:font-name-complex="DejaVu Sans" fo:text-transform="uppercase" fo:font-size="13pt" style:font-size-asian="13pt"/>
    </style:style>
    <style:style style:name="FooterChar" style:display-name="Footer Char" style:family="text" style:parent-style-name="DefaultParagraphFont">
      <style:text-properties fo:text-transform="uppercase"/>
    </style:style>
    <style:style style:name="HeaderChar" style:display-name="Header Char" style:family="text" style:parent-style-name="DefaultParagraphFont">
      <style:text-properties fo:color="#595959" fo:font-size="10pt" style:font-size-asian="10pt" style:font-size-complex="10pt" style:language-asian="ja" style:country-asian="JP"/>
    </style:style>
    <style:style style:name="Heading3Char" style:display-name="Heading 3 Char" style:family="text" style:parent-style-name="DefaultParagraphFont">
      <style:text-properties style:font-name="Constantia" style:font-name-asian="Constantia" style:font-name-complex="DejaVu Sans" fo:color="#004F5B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onstantia" style:font-name-asian="Constantia" style:font-name-complex="DejaVu Sans" fo:color="#272727" style:font-size-complex="10.5pt"/>
    </style:style>
    <style:style style:name="Heading9Char" style:display-name="Heading 9 Char" style:family="text" style:parent-style-name="DefaultParagraphFont">
      <style:text-properties style:font-name="Constantia" style:font-name-asian="Constantia" style:font-name-complex="DejaVu Sans" fo:font-style="italic" style:font-style-asian="italic" style:font-style-complex="italic" fo:color="#272727" style:font-size-complex="10.5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07789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07789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07789" fo:letter-spacing="0.0034in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style:font-size-complex="9pt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Char" style:display-name="Document Map Char" style:family="text" style:parent-style-name="DefaultParagraphFont">
      <style:text-properties style:font-name="Segoe UI" style:font-name-asian="Segoe UI" style:font-name-complex="Segoe UI" style:font-size-complex="8pt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VisitedInternetLink" style:display-name="Visited Internet Link" style:family="text" style:parent-style-name="DefaultParagraphFont">
      <style:text-properties fo:color="#007789" style:text-underline-type="single" style:text-underline-style="solid" style:text-underline-width="auto" style:text-underline-mode="continuous" style:text-underline-color="font-color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PreformattedChar" style:display-name="HTML Preformatted Char" style:family="text" style:parent-style-name="DefaultParagraphFont">
      <style:text-properties style:font-name="Consolas" style:font-name-asian="Consolas" style:font-name-complex="Consolas" style:font-size-complex="10pt"/>
    </style:style>
    <style:style style:name="HTMLTypewriter" style:display-name="HTML Typewriter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Internetlink" style:display-name="Internet link" style:family="text" style:parent-style-name="DefaultParagraphFont">
      <style:text-properties fo:color="#835D00" style:text-underline-type="single" style:text-underline-style="solid" style:text-underline-width="auto" style:text-underline-mode="continuous" style:text-underline-color="font-color"/>
    </style:style>
    <style:style style:name="MacroTextChar" style:display-name="Macro Text Char" style:family="text" style:parent-style-name="DefaultParagraphFont">
      <style:text-properties style:font-name="Consolas" style:font-name-asian="Consolas" style:font-name-complex="Consolas" style:font-size-complex="10pt"/>
    </style:style>
    <style:style style:name="PlaceholderText" style:display-name="Placeholder Text" style:family="text" style:parent-style-name="DefaultParagraphFont">
      <style:text-properties fo:color="#595959"/>
    </style:style>
    <style:style style:name="PlainTextChar" style:display-name="Plain Text Char" style:family="text" style:parent-style-name="DefaultParagraphFont">
      <style:text-properties style:font-name="Consolas" style:font-name-asian="Consolas" style:font-name-complex="Consolas" style:font-size-complex="10.5pt"/>
    </style:style>
    <style:style style:name="Heading7Char" style:display-name="Heading 7 Char" style:family="text" style:parent-style-name="DefaultParagraphFont">
      <style:text-properties style:font-name="Constantia" style:font-name-asian="Constantia" style:font-name-complex="DejaVu Sans" fo:font-style="italic" style:font-style-asian="italic" style:font-style-complex="italic" fo:color="#004F5B"/>
    </style:style>
    <style:style style:name="Heading6Char" style:display-name="Heading 6 Char" style:family="text" style:parent-style-name="DefaultParagraphFont">
      <style:text-properties style:font-name="Constantia" style:font-name-asian="Constantia" style:font-name-complex="DejaVu Sans" fo:color="#004F5B"/>
    </style:style>
    <style:style style:name="ListLabel1" style:display-name="ListLabel 1" style:family="text">
      <style:text-properties fo:color="#0D0D0D"/>
    </style:style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>
      <style:text-properties fo:color="#0D0D0D"/>
    </style:style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color="#0D0D0D"/>
    </style:style>
    <text:list-style style:name="WWNum1" style:display-name="WWNum1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fo:color="#0D0D0D"/>
    </style:style>
    <text:list-style style:name="WWNum4" style:display-name="WWNum4">
      <text:list-level-style-bullet text:level="1" text:style-name="WW_CharLFO5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6" style:display-name="WWNum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7" style:display-name="WWNum7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WWNum8" style:display-name="WWNum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bullet text:level="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msonormal0" style:display-name="msonormal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fo:font-size="12pt" style:font-size-asian="12pt" style:font-size-complex="12pt" fo:language="en" fo:country="IN" style:language-asian="en" style:country-asian="IN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ooter">Page<text:s/><text:page-number style:num-format="1" text:fixed="false">19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sh Ibrahim</dc:creator>
    <meta:creation-date>2022-11-29T20:21:00Z</meta:creation-date>
    <dc:date>2022-12-02T07:13:00Z</dc:date>
    <meta:template xlink:href="Normal" xlink:type="simple"/>
    <meta:editing-cycles>7</meta:editing-cycles>
    <meta:editing-duration>PT1800S</meta:editing-duration>
    <meta:user-defined meta:name="AppVersion">16.0000</meta:user-defined>
    <meta:document-statistic meta:page-count="27" meta:paragraph-count="52" meta:word-count="3940" meta:character-count="26351" meta:row-count="187" meta:non-whitespace-character-count="22463"/>
  </office:meta>
</office:document-meta>
</file>